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75cm"/>
    </style:style>
    <style:style style:name="co4" style:family="table-column">
      <style:table-column-properties fo:break-before="auto" style:column-width="3.593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64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6" style:family="table-cell" style:parent-style-name="Default">
      <style:table-cell-properties fo:background-color="#333333"/>
      <style:text-properties fo:color="#ffffff"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9" style:family="table-cell" style:parent-style-name="Default" style:data-style-name="N10121"/>
    <style:style style:name="ce5" style:family="table-cell" style:parent-style-name="Default">
      <style:table-cell-properties fo:background-color="#333333"/>
      <style:text-properties fo:color="#ffffff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17" style:family="table-cell" style:parent-style-name="Default" style:data-style-name="N10121"/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</style:style>
    <style:style style:name="ce19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 style:data-style-name="N122">
      <style:text-properties fo:font-size="8pt" style:font-size-asian="8pt" style:font-size-complex="8pt"/>
      <style:map style:condition="cell-content()&lt;=5%" style:apply-style-name="Untitled1" style:base-cell-address="Porcentagem.B2"/>
      <style:map style:condition="cell-content()&lt;=10%" style:apply-style-name="AlmostThere" style:base-cell-address="Porcentagem.B2"/>
      <style:map style:condition="cell-content()&lt;=&lt;15%" style:apply-style-name="Untitled2" style:base-cell-address="Porcentagem.B2"/>
      <style:map style:condition="cell-content()&gt;15%" style:apply-style-name="Cold" style:base-cell-address="Porcentagem.B2"/>
    </style:style>
    <style:style style:name="ce20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fo:border-bottom="none" fo:background-color="#b2b2b2" fo:border-left="none" fo:border-right="none" fo:border-top="0.74pt solid #000000"/>
      <style:text-properties fo:color="#000000"/>
    </style:style>
    <style:style style:name="ce23" style:family="table-cell" style:parent-style-name="Default">
      <style:table-cell-properties fo:background-color="#b2b2b2"/>
      <style:text-properties fo:color="#000000"/>
    </style:style>
    <style:style style:name="ce25" style:family="table-cell" style:parent-style-name="Default">
      <style:table-cell-properties fo:border-bottom="0.74pt solid #000000" fo:background-color="#b2b2b2" fo:border-left="none" fo:border-right="none" fo:border-top="none"/>
      <style:text-properties fo:color="#000000"/>
    </style:style>
    <style:style style:name="ce26" style:family="table-cell" style:parent-style-name="Default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122">
      <style:table-cell-properties style:rotation-align="none"/>
      <style:text-properties fo:color="#2a6099"/>
    </style:style>
    <style:style style:name="ce47" style:family="table-cell" style:parent-style-name="Default" style:data-style-name="N122">
      <style:table-cell-properties style:rotation-align="none"/>
      <style:text-properties fo:color="#000000"/>
    </style:style>
    <style:style style:name="ce48" style:family="table-cell" style:parent-style-name="Default" style:data-style-name="N122">
      <style:table-cell-properties style:rotation-align="none"/>
      <style:text-properties fo:color="#000000" fo:font-weight="normal" style:font-weight-asian="normal" style:font-weight-complex="normal"/>
    </style:style>
    <style:style style:name="ce28" style:family="table-cell" style:parent-style-name="Default" style:data-style-name="N122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22">
      <style:table-cell-properties style:rotation-align="none"/>
    </style:style>
    <style:style style:name="ce2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52" style:family="table-cell" style:parent-style-name="Default" style:data-style-name="N100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fo:border-bottom="none" fo:background-color="#b2b2b2" fo:border-left="none" fo:border-right="0.74pt solid #000000" fo:border-top="0.74pt solid #000000"/>
      <style:text-properties fo:color="#000000"/>
    </style:style>
    <style:style style:name="ce33" style:family="table-cell" style:parent-style-name="Default">
      <style:table-cell-properties fo:border-bottom="none" fo:background-color="#b2b2b2" fo:border-left="none" fo:border-right="0.74pt solid #000000" fo:border-top="none"/>
      <style:text-properties fo:color="#000000"/>
    </style:style>
    <style:style style:name="ce34" style:family="table-cell" style:parent-style-name="Default">
      <style:table-cell-properties fo:border-bottom="0.74pt solid #000000" fo:background-color="#b2b2b2" fo:border-left="none" fo:border-right="0.74pt solid #000000" fo:border-top="none"/>
      <style:text-properties fo:color="#000000"/>
    </style:style>
    <style:style style:name="ce84" style:family="table-cell" style:parent-style-name="Default">
      <style:table-cell-properties fo:background-color="transparent"/>
    </style:style>
    <style:style style:name="ce53" style:family="table-cell" style:parent-style-name="Default" style:data-style-name="N11">
      <style:table-cell-properties fo:background-color="transparent"/>
    </style:style>
    <style:style style:name="T1" style:family="text">
      <style:text-properties fo:color="#000000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Registrado" table:style-name="ta1">
        <table:table-column table:style-name="co1" table:default-cell-style-name="ce13"/>
        <table:table-column table:style-name="co2" table:number-columns-repeated="18" table:default-cell-style-name="ce17"/>
        <table:table-row table:style-name="ro1">
          <table:table-cell table:style-name="ce5" office:value-type="string" calcext:value-type="string">
            <text:p>Registrado (mil ton.)</text:p>
          </table:table-cell>
          <table:table-cell table:style-name="ce16" office:value-type="string" calcext:value-type="string">
            <text:p>2019-01</text:p>
          </table:table-cell>
          <table:table-cell table:style-name="ce16" office:value-type="string" calcext:value-type="string">
            <text:p>2019-02</text:p>
          </table:table-cell>
          <table:table-cell table:style-name="ce16" office:value-type="string" calcext:value-type="string">
            <text:p>2019-03</text:p>
          </table:table-cell>
          <table:table-cell table:style-name="ce16" office:value-type="string" calcext:value-type="string">
            <text:p>2019-04</text:p>
          </table:table-cell>
          <table:table-cell table:style-name="ce16" office:value-type="string" calcext:value-type="string">
            <text:p>2019-05</text:p>
          </table:table-cell>
          <table:table-cell table:style-name="ce16" office:value-type="string" calcext:value-type="string">
            <text:p>2019-06</text:p>
          </table:table-cell>
          <table:table-cell table:style-name="ce16" office:value-type="string" calcext:value-type="string">
            <text:p>2019-07</text:p>
          </table:table-cell>
          <table:table-cell table:style-name="ce16" office:value-type="string" calcext:value-type="string">
            <text:p>2019-08</text:p>
          </table:table-cell>
          <table:table-cell table:style-name="ce16" office:value-type="string" calcext:value-type="string">
            <text:p>2019-09</text:p>
          </table:table-cell>
          <table:table-cell table:style-name="ce16" office:value-type="string" calcext:value-type="string">
            <text:p>2019-10</text:p>
          </table:table-cell>
          <table:table-cell table:style-name="ce16" office:value-type="string" calcext:value-type="string">
            <text:p>2019-11</text:p>
          </table:table-cell>
          <table:table-cell table:style-name="ce16" office:value-type="string" calcext:value-type="string">
            <text:p>2019-12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Acre</text:p>
          </table:table-cell>
          <table:table-cell office:value-type="float" office:value="11.188" calcext:value-type="float">
            <text:p>11.188</text:p>
          </table:table-cell>
          <table:table-cell office:value-type="float" office:value="10.381" calcext:value-type="float">
            <text:p>10.381</text:p>
          </table:table-cell>
          <table:table-cell office:value-type="float" office:value="8.08" calcext:value-type="float">
            <text:p>8.080</text:p>
          </table:table-cell>
          <table:table-cell office:value-type="float" office:value="11.154" calcext:value-type="float">
            <text:p>11.154</text:p>
          </table:table-cell>
          <table:table-cell office:value-type="float" office:value="12.508" calcext:value-type="float">
            <text:p>12.508</text:p>
          </table:table-cell>
          <table:table-cell office:value-type="float" office:value="12.126" calcext:value-type="float">
            <text:p>12.126</text:p>
          </table:table-cell>
          <table:table-cell office:value-type="float" office:value="14.496" calcext:value-type="float">
            <text:p>14.496</text:p>
          </table:table-cell>
          <table:table-cell office:value-type="float" office:value="16.723" calcext:value-type="float">
            <text:p>16.723</text:p>
          </table:table-cell>
          <table:table-cell office:value-type="float" office:value="15.253" calcext:value-type="float">
            <text:p>15.253</text:p>
          </table:table-cell>
          <table:table-cell office:value-type="float" office:value="16.531" calcext:value-type="float">
            <text:p>16.531</text:p>
          </table:table-cell>
          <table:table-cell office:value-type="float" office:value="15.206" calcext:value-type="float">
            <text:p>15.206</text:p>
          </table:table-cell>
          <table:table-cell office:value-type="float" office:value="10.16" calcext:value-type="float">
            <text:p>10.160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Alagoas</text:p>
          </table:table-cell>
          <table:table-cell office:value-type="float" office:value="32.388" calcext:value-type="float">
            <text:p>32.388</text:p>
          </table:table-cell>
          <table:table-cell office:value-type="float" office:value="30.378" calcext:value-type="float">
            <text:p>30.378</text:p>
          </table:table-cell>
          <table:table-cell office:value-type="float" office:value="30.641" calcext:value-type="float">
            <text:p>30.641</text:p>
          </table:table-cell>
          <table:table-cell office:value-type="float" office:value="32.337" calcext:value-type="float">
            <text:p>32.337</text:p>
          </table:table-cell>
          <table:table-cell office:value-type="float" office:value="36.405" calcext:value-type="float">
            <text:p>36.405</text:p>
          </table:table-cell>
          <table:table-cell office:value-type="float" office:value="22.499" calcext:value-type="float">
            <text:p>22.499</text:p>
          </table:table-cell>
          <table:table-cell office:value-type="float" office:value="27.961" calcext:value-type="float">
            <text:p>27.961</text:p>
          </table:table-cell>
          <table:table-cell office:value-type="float" office:value="32.378" calcext:value-type="float">
            <text:p>32.378</text:p>
          </table:table-cell>
          <table:table-cell office:value-type="float" office:value="32.582" calcext:value-type="float">
            <text:p>32.582</text:p>
          </table:table-cell>
          <table:table-cell office:value-type="float" office:value="42.703" calcext:value-type="float">
            <text:p>42.703</text:p>
          </table:table-cell>
          <table:table-cell office:value-type="float" office:value="38.584" calcext:value-type="float">
            <text:p>38.584</text:p>
          </table:table-cell>
          <table:table-cell office:value-type="float" office:value="36.503" calcext:value-type="float">
            <text:p>36.5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pá</text:p>
          </table:table-cell>
          <table:table-cell office:value-type="float" office:value="9.691" calcext:value-type="float">
            <text:p>9.691</text:p>
          </table:table-cell>
          <table:table-cell office:value-type="float" office:value="7.378" calcext:value-type="float">
            <text:p>7.378</text:p>
          </table:table-cell>
          <table:table-cell office:value-type="float" office:value="6.97" calcext:value-type="float">
            <text:p>6.970</text:p>
          </table:table-cell>
          <table:table-cell office:value-type="float" office:value="7.612" calcext:value-type="float">
            <text:p>7.612</text:p>
          </table:table-cell>
          <table:table-cell office:value-type="float" office:value="8.442" calcext:value-type="float">
            <text:p>8.442</text:p>
          </table:table-cell>
          <table:table-cell office:value-type="float" office:value="8.835" calcext:value-type="float">
            <text:p>8.835</text:p>
          </table:table-cell>
          <table:table-cell office:value-type="float" office:value="11.251" calcext:value-type="float">
            <text:p>11.251</text:p>
          </table:table-cell>
          <table:table-cell office:value-type="float" office:value="11.342" calcext:value-type="float">
            <text:p>11.342</text:p>
          </table:table-cell>
          <table:table-cell office:value-type="float" office:value="13.11" calcext:value-type="float">
            <text:p>13.110</text:p>
          </table:table-cell>
          <table:table-cell office:value-type="float" office:value="13.195" calcext:value-type="float">
            <text:p>13.195</text:p>
          </table:table-cell>
          <table:table-cell office:value-type="float" office:value="10.053" calcext:value-type="float">
            <text:p>10.053</text:p>
          </table:table-cell>
          <table:table-cell office:value-type="float" office:value="12.274" calcext:value-type="float">
            <text:p>12.274</text:p>
          </table:table-cell>
          <table:table-cell table:style-name="Default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Amazonas</text:p>
          </table:table-cell>
          <table:table-cell office:value-type="float" office:value="42.731" calcext:value-type="float">
            <text:p>42.731</text:p>
          </table:table-cell>
          <table:table-cell office:value-type="float" office:value="36.026" calcext:value-type="float">
            <text:p>36.026</text:p>
          </table:table-cell>
          <table:table-cell office:value-type="float" office:value="34.609" calcext:value-type="float">
            <text:p>34.609</text:p>
          </table:table-cell>
          <table:table-cell office:value-type="float" office:value="40.787" calcext:value-type="float">
            <text:p>40.787</text:p>
          </table:table-cell>
          <table:table-cell office:value-type="float" office:value="39.823" calcext:value-type="float">
            <text:p>39.823</text:p>
          </table:table-cell>
          <table:table-cell office:value-type="float" office:value="39.957" calcext:value-type="float">
            <text:p>39.957</text:p>
          </table:table-cell>
          <table:table-cell office:value-type="float" office:value="52.048" calcext:value-type="float">
            <text:p>52.048</text:p>
          </table:table-cell>
          <table:table-cell office:value-type="float" office:value="53.567" calcext:value-type="float">
            <text:p>53.567</text:p>
          </table:table-cell>
          <table:table-cell office:value-type="float" office:value="46.239" calcext:value-type="float">
            <text:p>46.239</text:p>
          </table:table-cell>
          <table:table-cell office:value-type="float" office:value="51.066" calcext:value-type="float">
            <text:p>51.066</text:p>
          </table:table-cell>
          <table:table-cell office:value-type="float" office:value="51.684" calcext:value-type="float">
            <text:p>51.684</text:p>
          </table:table-cell>
          <table:table-cell office:value-type="float" office:value="44.907" calcext:value-type="float">
            <text:p>44.9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hia</text:p>
          </table:table-cell>
          <table:table-cell office:value-type="float" office:value="291.428" calcext:value-type="float">
            <text:p>291.428</text:p>
          </table:table-cell>
          <table:table-cell office:value-type="float" office:value="249.43" calcext:value-type="float">
            <text:p>249.430</text:p>
          </table:table-cell>
          <table:table-cell office:value-type="float" office:value="241.612" calcext:value-type="float">
            <text:p>241.612</text:p>
          </table:table-cell>
          <table:table-cell office:value-type="float" office:value="252.303" calcext:value-type="float">
            <text:p>252.303</text:p>
          </table:table-cell>
          <table:table-cell office:value-type="float" office:value="281.912" calcext:value-type="float">
            <text:p>281.912</text:p>
          </table:table-cell>
          <table:table-cell office:value-type="float" office:value="200.213" calcext:value-type="float">
            <text:p>200.213</text:p>
          </table:table-cell>
          <table:table-cell office:value-type="float" office:value="270.511" calcext:value-type="float">
            <text:p>270.511</text:p>
          </table:table-cell>
          <table:table-cell office:value-type="float" office:value="281.466" calcext:value-type="float">
            <text:p>281.466</text:p>
          </table:table-cell>
          <table:table-cell office:value-type="float" office:value="285.535" calcext:value-type="float">
            <text:p>285.535</text:p>
          </table:table-cell>
          <table:table-cell office:value-type="float" office:value="328.259" calcext:value-type="float">
            <text:p>328.259</text:p>
          </table:table-cell>
          <table:table-cell office:value-type="float" office:value="298.078" calcext:value-type="float">
            <text:p>298.078</text:p>
          </table:table-cell>
          <table:table-cell office:value-type="float" office:value="264.838" calcext:value-type="float">
            <text:p>264.838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Ceara</text:p>
          </table:table-cell>
          <table:table-cell office:value-type="float" office:value="151.601" calcext:value-type="float">
            <text:p>151.601</text:p>
          </table:table-cell>
          <table:table-cell office:value-type="float" office:value="129.537" calcext:value-type="float">
            <text:p>129.537</text:p>
          </table:table-cell>
          <table:table-cell office:value-type="float" office:value="105.236" calcext:value-type="float">
            <text:p>105.236</text:p>
          </table:table-cell>
          <table:table-cell office:value-type="float" office:value="110.835" calcext:value-type="float">
            <text:p>110.835</text:p>
          </table:table-cell>
          <table:table-cell office:value-type="float" office:value="127.925" calcext:value-type="float">
            <text:p>127.925</text:p>
          </table:table-cell>
          <table:table-cell office:value-type="float" office:value="127.138" calcext:value-type="float">
            <text:p>127.138</text:p>
          </table:table-cell>
          <table:table-cell office:value-type="float" office:value="157.128" calcext:value-type="float">
            <text:p>157.128</text:p>
          </table:table-cell>
          <table:table-cell office:value-type="float" office:value="164.44" calcext:value-type="float">
            <text:p>164.440</text:p>
          </table:table-cell>
          <table:table-cell office:value-type="float" office:value="140.298" calcext:value-type="float">
            <text:p>140.298</text:p>
          </table:table-cell>
          <table:table-cell office:value-type="float" office:value="168.407" calcext:value-type="float">
            <text:p>168.407</text:p>
          </table:table-cell>
          <table:table-cell office:value-type="float" office:value="163.615" calcext:value-type="float">
            <text:p>163.615</text:p>
          </table:table-cell>
          <table:table-cell office:value-type="float" office:value="155.07" calcext:value-type="float">
            <text:p>155.070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Distrito Federal</text:p>
          </table:table-cell>
          <table:table-cell office:value-type="float" office:value="48.99" calcext:value-type="float">
            <text:p>48.990</text:p>
          </table:table-cell>
          <table:table-cell office:value-type="float" office:value="44.726" calcext:value-type="float">
            <text:p>44.726</text:p>
          </table:table-cell>
          <table:table-cell office:value-type="float" office:value="44.491" calcext:value-type="float">
            <text:p>44.491</text:p>
          </table:table-cell>
          <table:table-cell office:value-type="float" office:value="43.901" calcext:value-type="float">
            <text:p>43.901</text:p>
          </table:table-cell>
          <table:table-cell office:value-type="float" office:value="55.019" calcext:value-type="float">
            <text:p>55.019</text:p>
          </table:table-cell>
          <table:table-cell office:value-type="float" office:value="50.942" calcext:value-type="float">
            <text:p>50.942</text:p>
          </table:table-cell>
          <table:table-cell office:value-type="float" office:value="63.992" calcext:value-type="float">
            <text:p>63.992</text:p>
          </table:table-cell>
          <table:table-cell office:value-type="float" office:value="64.127" calcext:value-type="float">
            <text:p>64.127</text:p>
          </table:table-cell>
          <table:table-cell office:value-type="float" office:value="60.822" calcext:value-type="float">
            <text:p>60.822</text:p>
          </table:table-cell>
          <table:table-cell office:value-type="float" office:value="65.182" calcext:value-type="float">
            <text:p>65.182</text:p>
          </table:table-cell>
          <table:table-cell office:value-type="float" office:value="51.282" calcext:value-type="float">
            <text:p>51.282</text:p>
          </table:table-cell>
          <table:table-cell office:value-type="float" office:value="43.554" calcext:value-type="float">
            <text:p>43.554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Espirito Santo</text:p>
          </table:table-cell>
          <table:table-cell office:value-type="float" office:value="111.377" calcext:value-type="float">
            <text:p>111.377</text:p>
          </table:table-cell>
          <table:table-cell office:value-type="float" office:value="98.614" calcext:value-type="float">
            <text:p>98.614</text:p>
          </table:table-cell>
          <table:table-cell office:value-type="float" office:value="94.022" calcext:value-type="float">
            <text:p>94.022</text:p>
          </table:table-cell>
          <table:table-cell office:value-type="float" office:value="91.546" calcext:value-type="float">
            <text:p>91.546</text:p>
          </table:table-cell>
          <table:table-cell office:value-type="float" office:value="95.674" calcext:value-type="float">
            <text:p>95.674</text:p>
          </table:table-cell>
          <table:table-cell office:value-type="float" office:value="88.927" calcext:value-type="float">
            <text:p>88.927</text:p>
          </table:table-cell>
          <table:table-cell office:value-type="float" office:value="105.688" calcext:value-type="float">
            <text:p>105.688</text:p>
          </table:table-cell>
          <table:table-cell office:value-type="float" office:value="104.711" calcext:value-type="float">
            <text:p>104.711</text:p>
          </table:table-cell>
          <table:table-cell office:value-type="float" office:value="97.53" calcext:value-type="float">
            <text:p>97.530</text:p>
          </table:table-cell>
          <table:table-cell office:value-type="float" office:value="99.651" calcext:value-type="float">
            <text:p>99.651</text:p>
          </table:table-cell>
          <table:table-cell office:value-type="float" office:value="76.71" calcext:value-type="float">
            <text:p>76.710</text:p>
          </table:table-cell>
          <table:table-cell office:value-type="float" office:value="75.456" calcext:value-type="float">
            <text:p>75.4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oiais</text:p>
          </table:table-cell>
          <table:table-cell office:value-type="float" office:value="178.918" calcext:value-type="float">
            <text:p>178.918</text:p>
          </table:table-cell>
          <table:table-cell office:value-type="float" office:value="161.936" calcext:value-type="float">
            <text:p>161.936</text:p>
          </table:table-cell>
          <table:table-cell office:value-type="float" office:value="173.792" calcext:value-type="float">
            <text:p>173.792</text:p>
          </table:table-cell>
          <table:table-cell office:value-type="float" office:value="176.627" calcext:value-type="float">
            <text:p>176.627</text:p>
          </table:table-cell>
          <table:table-cell office:value-type="float" office:value="207.991" calcext:value-type="float">
            <text:p>207.991</text:p>
          </table:table-cell>
          <table:table-cell office:value-type="float" office:value="185.784" calcext:value-type="float">
            <text:p>185.784</text:p>
          </table:table-cell>
          <table:table-cell office:value-type="float" office:value="234.176" calcext:value-type="float">
            <text:p>234.176</text:p>
          </table:table-cell>
          <table:table-cell office:value-type="float" office:value="226.996" calcext:value-type="float">
            <text:p>226.996</text:p>
          </table:table-cell>
          <table:table-cell office:value-type="float" office:value="218.141" calcext:value-type="float">
            <text:p>218.141</text:p>
          </table:table-cell>
          <table:table-cell office:value-type="float" office:value="234.939" calcext:value-type="float">
            <text:p>234.939</text:p>
          </table:table-cell>
          <table:table-cell office:value-type="float" office:value="199.619" calcext:value-type="float">
            <text:p>199.619</text:p>
          </table:table-cell>
          <table:table-cell office:value-type="float" office:value="168.797" calcext:value-type="float">
            <text:p>168.79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anhão</text:p>
          </table:table-cell>
          <table:table-cell office:value-type="float" office:value="70.66" calcext:value-type="float">
            <text:p>70.660</text:p>
          </table:table-cell>
          <table:table-cell office:value-type="float" office:value="50.796" calcext:value-type="float">
            <text:p>50.796</text:p>
          </table:table-cell>
          <table:table-cell office:value-type="float" office:value="47.834" calcext:value-type="float">
            <text:p>47.834</text:p>
          </table:table-cell>
          <table:table-cell office:value-type="float" office:value="45.327" calcext:value-type="float">
            <text:p>45.327</text:p>
          </table:table-cell>
          <table:table-cell office:value-type="float" office:value="54.032" calcext:value-type="float">
            <text:p>54.032</text:p>
          </table:table-cell>
          <table:table-cell office:value-type="float" office:value="60.657" calcext:value-type="float">
            <text:p>60.657</text:p>
          </table:table-cell>
          <table:table-cell office:value-type="float" office:value="67.25" calcext:value-type="float">
            <text:p>67.250</text:p>
          </table:table-cell>
          <table:table-cell office:value-type="float" office:value="70.773" calcext:value-type="float">
            <text:p>70.773</text:p>
          </table:table-cell>
          <table:table-cell office:value-type="float" office:value="67.01" calcext:value-type="float">
            <text:p>67.010</text:p>
          </table:table-cell>
          <table:table-cell office:value-type="float" office:value="81.128" calcext:value-type="float">
            <text:p>81.128</text:p>
          </table:table-cell>
          <table:table-cell office:value-type="float" office:value="81.737" calcext:value-type="float">
            <text:p>81.737</text:p>
          </table:table-cell>
          <table:table-cell office:value-type="float" office:value="76.841" calcext:value-type="float">
            <text:p>76.84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to Grosso</text:p>
          </table:table-cell>
          <table:table-cell office:value-type="float" office:value="102.685" calcext:value-type="float">
            <text:p>102.685</text:p>
          </table:table-cell>
          <table:table-cell office:value-type="float" office:value="96.144" calcext:value-type="float">
            <text:p>96.144</text:p>
          </table:table-cell>
          <table:table-cell office:value-type="float" office:value="102.197" calcext:value-type="float">
            <text:p>102.197</text:p>
          </table:table-cell>
          <table:table-cell office:value-type="float" office:value="106.712" calcext:value-type="float">
            <text:p>106.712</text:p>
          </table:table-cell>
          <table:table-cell office:value-type="float" office:value="124.057" calcext:value-type="float">
            <text:p>124.057</text:p>
          </table:table-cell>
          <table:table-cell office:value-type="float" office:value="124.625" calcext:value-type="float">
            <text:p>124.625</text:p>
          </table:table-cell>
          <table:table-cell office:value-type="float" office:value="133.116" calcext:value-type="float">
            <text:p>133.116</text:p>
          </table:table-cell>
          <table:table-cell office:value-type="float" office:value="144.31" calcext:value-type="float">
            <text:p>144.310</text:p>
          </table:table-cell>
          <table:table-cell office:value-type="float" office:value="140.357" calcext:value-type="float">
            <text:p>140.357</text:p>
          </table:table-cell>
          <table:table-cell office:value-type="float" office:value="152.769" calcext:value-type="float">
            <text:p>152.769</text:p>
          </table:table-cell>
          <table:table-cell office:value-type="float" office:value="124.038" calcext:value-type="float">
            <text:p>124.038</text:p>
          </table:table-cell>
          <table:table-cell office:value-type="float" office:value="95.054" calcext:value-type="float">
            <text:p>95.0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to Grosso do Sul</text:p>
          </table:table-cell>
          <table:table-cell office:value-type="float" office:value="77.048" calcext:value-type="float">
            <text:p>77.048</text:p>
          </table:table-cell>
          <table:table-cell office:value-type="float" office:value="65.66" calcext:value-type="float">
            <text:p>65.660</text:p>
          </table:table-cell>
          <table:table-cell office:value-type="float" office:value="65.445" calcext:value-type="float">
            <text:p>65.445</text:p>
          </table:table-cell>
          <table:table-cell office:value-type="float" office:value="78.095" calcext:value-type="float">
            <text:p>78.095</text:p>
          </table:table-cell>
          <table:table-cell office:value-type="float" office:value="80.998" calcext:value-type="float">
            <text:p>80.998</text:p>
          </table:table-cell>
          <table:table-cell office:value-type="float" office:value="69.415" calcext:value-type="float">
            <text:p>69.415</text:p>
          </table:table-cell>
          <table:table-cell office:value-type="float" office:value="87.346" calcext:value-type="float">
            <text:p>87.346</text:p>
          </table:table-cell>
          <table:table-cell office:value-type="float" office:value="82.888" calcext:value-type="float">
            <text:p>82.888</text:p>
          </table:table-cell>
          <table:table-cell office:value-type="float" office:value="79.287" calcext:value-type="float">
            <text:p>79.287</text:p>
          </table:table-cell>
          <table:table-cell office:value-type="float" office:value="81.855" calcext:value-type="float">
            <text:p>81.855</text:p>
          </table:table-cell>
          <table:table-cell office:value-type="float" office:value="77.495" calcext:value-type="float">
            <text:p>77.495</text:p>
          </table:table-cell>
          <table:table-cell office:value-type="float" office:value="56.612" calcext:value-type="float">
            <text:p>56.61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as Gerais</text:p>
          </table:table-cell>
          <table:table-cell office:value-type="float" office:value="501.489" calcext:value-type="float">
            <text:p>501.489</text:p>
          </table:table-cell>
          <table:table-cell office:value-type="float" office:value="460.699" calcext:value-type="float">
            <text:p>460.699</text:p>
          </table:table-cell>
          <table:table-cell office:value-type="float" office:value="445.583" calcext:value-type="float">
            <text:p>445.583</text:p>
          </table:table-cell>
          <table:table-cell office:value-type="float" office:value="509.271" calcext:value-type="float">
            <text:p>509.271</text:p>
          </table:table-cell>
          <table:table-cell office:value-type="float" office:value="532.602" calcext:value-type="float">
            <text:p>532.602</text:p>
          </table:table-cell>
          <table:table-cell office:value-type="float" office:value="500.905" calcext:value-type="float">
            <text:p>500.905</text:p>
          </table:table-cell>
          <table:table-cell office:value-type="float" office:value="588.495" calcext:value-type="float">
            <text:p>588.495</text:p>
          </table:table-cell>
          <table:table-cell office:value-type="float" office:value="589.349" calcext:value-type="float">
            <text:p>589.349</text:p>
          </table:table-cell>
          <table:table-cell office:value-type="float" office:value="543.982" calcext:value-type="float">
            <text:p>543.982</text:p>
          </table:table-cell>
          <table:table-cell office:value-type="float" office:value="614.074" calcext:value-type="float">
            <text:p>614.074</text:p>
          </table:table-cell>
          <table:table-cell office:value-type="float" office:value="557.419" calcext:value-type="float">
            <text:p>557.419</text:p>
          </table:table-cell>
          <table:table-cell office:value-type="float" office:value="412.582" calcext:value-type="float">
            <text:p>412.58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á</text:p>
          </table:table-cell>
          <table:table-cell office:value-type="float" office:value="110.704" calcext:value-type="float">
            <text:p>110.704</text:p>
          </table:table-cell>
          <table:table-cell office:value-type="float" office:value="91.638" calcext:value-type="float">
            <text:p>91.638</text:p>
          </table:table-cell>
          <table:table-cell office:value-type="float" office:value="90.744" calcext:value-type="float">
            <text:p>90.744</text:p>
          </table:table-cell>
          <table:table-cell office:value-type="float" office:value="82.108" calcext:value-type="float">
            <text:p>82.108</text:p>
          </table:table-cell>
          <table:table-cell office:value-type="float" office:value="97.49" calcext:value-type="float">
            <text:p>97.490</text:p>
          </table:table-cell>
          <table:table-cell office:value-type="float" office:value="96.803" calcext:value-type="float">
            <text:p>96.803</text:p>
          </table:table-cell>
          <table:table-cell office:value-type="float" office:value="118.687" calcext:value-type="float">
            <text:p>118.687</text:p>
          </table:table-cell>
          <table:table-cell office:value-type="float" office:value="109.761" calcext:value-type="float">
            <text:p>109.761</text:p>
          </table:table-cell>
          <table:table-cell office:value-type="float" office:value="120.188" calcext:value-type="float">
            <text:p>120.188</text:p>
          </table:table-cell>
          <table:table-cell office:value-type="float" office:value="131.62" calcext:value-type="float">
            <text:p>131.620</text:p>
          </table:table-cell>
          <table:table-cell office:value-type="float" office:value="125.374" calcext:value-type="float">
            <text:p>125.374</text:p>
          </table:table-cell>
          <table:table-cell office:value-type="float" office:value="115.811" calcext:value-type="float">
            <text:p>115.8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aíba</text:p>
          </table:table-cell>
          <table:table-cell office:value-type="float" office:value="68.053" calcext:value-type="float">
            <text:p>68.053</text:p>
          </table:table-cell>
          <table:table-cell office:value-type="float" office:value="55.231" calcext:value-type="float">
            <text:p>55.231</text:p>
          </table:table-cell>
          <table:table-cell office:value-type="float" office:value="53.723" calcext:value-type="float">
            <text:p>53.723</text:p>
          </table:table-cell>
          <table:table-cell office:value-type="float" office:value="57.457" calcext:value-type="float">
            <text:p>57.457</text:p>
          </table:table-cell>
          <table:table-cell office:value-type="float" office:value="62.755" calcext:value-type="float">
            <text:p>62.755</text:p>
          </table:table-cell>
          <table:table-cell office:value-type="float" office:value="48.148" calcext:value-type="float">
            <text:p>48.148</text:p>
          </table:table-cell>
          <table:table-cell office:value-type="float" office:value="62.19" calcext:value-type="float">
            <text:p>62.190</text:p>
          </table:table-cell>
          <table:table-cell office:value-type="float" office:value="62.219" calcext:value-type="float">
            <text:p>62.219</text:p>
          </table:table-cell>
          <table:table-cell office:value-type="float" office:value="61.329" calcext:value-type="float">
            <text:p>61.329</text:p>
          </table:table-cell>
          <table:table-cell office:value-type="float" office:value="81.988" calcext:value-type="float">
            <text:p>81.988</text:p>
          </table:table-cell>
          <table:table-cell office:value-type="float" office:value="79.341" calcext:value-type="float">
            <text:p>79.341</text:p>
          </table:table-cell>
          <table:table-cell office:value-type="float" office:value="76.646" calcext:value-type="float">
            <text:p>76.64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aná</text:p>
          </table:table-cell>
          <table:table-cell office:value-type="float" office:value="323.005" calcext:value-type="float">
            <text:p>323.005</text:p>
          </table:table-cell>
          <table:table-cell office:value-type="float" office:value="291.453" calcext:value-type="float">
            <text:p>291.453</text:p>
          </table:table-cell>
          <table:table-cell office:value-type="float" office:value="300.203" calcext:value-type="float">
            <text:p>300.203</text:p>
          </table:table-cell>
          <table:table-cell office:value-type="float" office:value="317.058" calcext:value-type="float">
            <text:p>317.058</text:p>
          </table:table-cell>
          <table:table-cell office:value-type="float" office:value="314.142" calcext:value-type="float">
            <text:p>314.142</text:p>
          </table:table-cell>
          <table:table-cell office:value-type="float" office:value="301.878" calcext:value-type="float">
            <text:p>301.878</text:p>
          </table:table-cell>
          <table:table-cell office:value-type="float" office:value="358.797" calcext:value-type="float">
            <text:p>358.797</text:p>
          </table:table-cell>
          <table:table-cell office:value-type="float" office:value="356.169" calcext:value-type="float">
            <text:p>356.169</text:p>
          </table:table-cell>
          <table:table-cell office:value-type="float" office:value="316.188" calcext:value-type="float">
            <text:p>316.188</text:p>
          </table:table-cell>
          <table:table-cell office:value-type="float" office:value="346.214" calcext:value-type="float">
            <text:p>346.214</text:p>
          </table:table-cell>
          <table:table-cell office:value-type="float" office:value="323.401" calcext:value-type="float">
            <text:p>323.401</text:p>
          </table:table-cell>
          <table:table-cell office:value-type="float" office:value="238.466" calcext:value-type="float">
            <text:p>238.46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ernambuco</text:p>
          </table:table-cell>
          <table:table-cell office:value-type="float" office:value="149.983" calcext:value-type="float">
            <text:p>149.983</text:p>
          </table:table-cell>
          <table:table-cell office:value-type="float" office:value="123.483" calcext:value-type="float">
            <text:p>123.483</text:p>
          </table:table-cell>
          <table:table-cell office:value-type="float" office:value="125.104" calcext:value-type="float">
            <text:p>125.104</text:p>
          </table:table-cell>
          <table:table-cell office:value-type="float" office:value="129.633" calcext:value-type="float">
            <text:p>129.633</text:p>
          </table:table-cell>
          <table:table-cell office:value-type="float" office:value="138.233" calcext:value-type="float">
            <text:p>138.233</text:p>
          </table:table-cell>
          <table:table-cell office:value-type="float" office:value="109.657" calcext:value-type="float">
            <text:p>109.657</text:p>
          </table:table-cell>
          <table:table-cell office:value-type="float" office:value="128.809" calcext:value-type="float">
            <text:p>128.809</text:p>
          </table:table-cell>
          <table:table-cell office:value-type="float" office:value="140.408" calcext:value-type="float">
            <text:p>140.408</text:p>
          </table:table-cell>
          <table:table-cell office:value-type="float" office:value="134.634" calcext:value-type="float">
            <text:p>134.634</text:p>
          </table:table-cell>
          <table:table-cell office:value-type="float" office:value="189.04" calcext:value-type="float">
            <text:p>189.040</text:p>
          </table:table-cell>
          <table:table-cell office:value-type="float" office:value="166.406" calcext:value-type="float">
            <text:p>166.406</text:p>
          </table:table-cell>
          <table:table-cell office:value-type="float" office:value="155.456" calcext:value-type="float">
            <text:p>155.4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auí</text:p>
          </table:table-cell>
          <table:table-cell office:value-type="float" office:value="57.142" calcext:value-type="float">
            <text:p>57.142</text:p>
          </table:table-cell>
          <table:table-cell office:value-type="float" office:value="46.283" calcext:value-type="float">
            <text:p>46.283</text:p>
          </table:table-cell>
          <table:table-cell office:value-type="float" office:value="43.39" calcext:value-type="float">
            <text:p>43.390</text:p>
          </table:table-cell>
          <table:table-cell office:value-type="float" office:value="40.824" calcext:value-type="float">
            <text:p>40.824</text:p>
          </table:table-cell>
          <table:table-cell office:value-type="float" office:value="55.063" calcext:value-type="float">
            <text:p>55.063</text:p>
          </table:table-cell>
          <table:table-cell office:value-type="float" office:value="56.474" calcext:value-type="float">
            <text:p>56.474</text:p>
          </table:table-cell>
          <table:table-cell office:value-type="float" office:value="68.133" calcext:value-type="float">
            <text:p>68.133</text:p>
          </table:table-cell>
          <table:table-cell office:value-type="float" office:value="68.642" calcext:value-type="float">
            <text:p>68.642</text:p>
          </table:table-cell>
          <table:table-cell office:value-type="float" office:value="64.741" calcext:value-type="float">
            <text:p>64.741</text:p>
          </table:table-cell>
          <table:table-cell office:value-type="float" office:value="71.269" calcext:value-type="float">
            <text:p>71.269</text:p>
          </table:table-cell>
          <table:table-cell office:value-type="float" office:value="67.631" calcext:value-type="float">
            <text:p>67.631</text:p>
          </table:table-cell>
          <table:table-cell office:value-type="float" office:value="62.845" calcext:value-type="float">
            <text:p>62.8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Grande do Sul</text:p>
          </table:table-cell>
          <table:table-cell office:value-type="float" office:value="226.547" calcext:value-type="float">
            <text:p>226.547</text:p>
          </table:table-cell>
          <table:table-cell office:value-type="float" office:value="228.5" calcext:value-type="float">
            <text:p>228.500</text:p>
          </table:table-cell>
          <table:table-cell office:value-type="float" office:value="223.896" calcext:value-type="float">
            <text:p>223.896</text:p>
          </table:table-cell>
          <table:table-cell office:value-type="float" office:value="234.132" calcext:value-type="float">
            <text:p>234.132</text:p>
          </table:table-cell>
          <table:table-cell office:value-type="float" office:value="207.586" calcext:value-type="float">
            <text:p>207.586</text:p>
          </table:table-cell>
          <table:table-cell office:value-type="float" office:value="228.583" calcext:value-type="float">
            <text:p>228.583</text:p>
          </table:table-cell>
          <table:table-cell office:value-type="float" office:value="234.565" calcext:value-type="float">
            <text:p>234.565</text:p>
          </table:table-cell>
          <table:table-cell office:value-type="float" office:value="249.519" calcext:value-type="float">
            <text:p>249.519</text:p>
          </table:table-cell>
          <table:table-cell office:value-type="float" office:value="230.086" calcext:value-type="float">
            <text:p>230.086</text:p>
          </table:table-cell>
          <table:table-cell office:value-type="float" office:value="233.136" calcext:value-type="float">
            <text:p>233.136</text:p>
          </table:table-cell>
          <table:table-cell office:value-type="float" office:value="233.8" calcext:value-type="float">
            <text:p>233.800</text:p>
          </table:table-cell>
          <table:table-cell office:value-type="float" office:value="223.214" calcext:value-type="float">
            <text:p>223.2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de Janeiro</text:p>
          </table:table-cell>
          <table:table-cell office:value-type="float" office:value="232.609" calcext:value-type="float">
            <text:p>232.609</text:p>
          </table:table-cell>
          <table:table-cell office:value-type="float" office:value="195.364" calcext:value-type="float">
            <text:p>195.364</text:p>
          </table:table-cell>
          <table:table-cell office:value-type="float" office:value="205.69" calcext:value-type="float">
            <text:p>205.690</text:p>
          </table:table-cell>
          <table:table-cell office:value-type="float" office:value="231.354" calcext:value-type="float">
            <text:p>231.354</text:p>
          </table:table-cell>
          <table:table-cell office:value-type="float" office:value="236.711" calcext:value-type="float">
            <text:p>236.711</text:p>
          </table:table-cell>
          <table:table-cell office:value-type="float" office:value="215.36" calcext:value-type="float">
            <text:p>215.360</text:p>
          </table:table-cell>
          <table:table-cell office:value-type="float" office:value="258.015" calcext:value-type="float">
            <text:p>258.015</text:p>
          </table:table-cell>
          <table:table-cell office:value-type="float" office:value="244.87" calcext:value-type="float">
            <text:p>244.870</text:p>
          </table:table-cell>
          <table:table-cell office:value-type="float" office:value="225.41" calcext:value-type="float">
            <text:p>225.410</text:p>
          </table:table-cell>
          <table:table-cell office:value-type="float" office:value="252.849" calcext:value-type="float">
            <text:p>252.849</text:p>
          </table:table-cell>
          <table:table-cell office:value-type="float" office:value="226.618" calcext:value-type="float">
            <text:p>226.618</text:p>
          </table:table-cell>
          <table:table-cell office:value-type="float" office:value="190.993" calcext:value-type="float">
            <text:p>190.9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Grande do Norte</text:p>
          </table:table-cell>
          <table:table-cell office:value-type="float" office:value="46.081" calcext:value-type="float">
            <text:p>46.081</text:p>
          </table:table-cell>
          <table:table-cell office:value-type="float" office:value="38.703" calcext:value-type="float">
            <text:p>38.703</text:p>
          </table:table-cell>
          <table:table-cell office:value-type="float" office:value="36.037" calcext:value-type="float">
            <text:p>36.037</text:p>
          </table:table-cell>
          <table:table-cell office:value-type="float" office:value="38.43" calcext:value-type="float">
            <text:p>38.430</text:p>
          </table:table-cell>
          <table:table-cell office:value-type="float" office:value="44.471" calcext:value-type="float">
            <text:p>44.471</text:p>
          </table:table-cell>
          <table:table-cell office:value-type="float" office:value="37.884" calcext:value-type="float">
            <text:p>37.884</text:p>
          </table:table-cell>
          <table:table-cell office:value-type="float" office:value="51.585" calcext:value-type="float">
            <text:p>51.585</text:p>
          </table:table-cell>
          <table:table-cell office:value-type="float" office:value="54.306" calcext:value-type="float">
            <text:p>54.306</text:p>
          </table:table-cell>
          <table:table-cell office:value-type="float" office:value="52.511" calcext:value-type="float">
            <text:p>52.511</text:p>
          </table:table-cell>
          <table:table-cell office:value-type="float" office:value="59.472" calcext:value-type="float">
            <text:p>59.472</text:p>
          </table:table-cell>
          <table:table-cell office:value-type="float" office:value="54.022" calcext:value-type="float">
            <text:p>54.022</text:p>
          </table:table-cell>
          <table:table-cell office:value-type="float" office:value="49.791" calcext:value-type="float">
            <text:p>49.79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ndônia</text:p>
          </table:table-cell>
          <table:table-cell office:value-type="float" office:value="32.559" calcext:value-type="float">
            <text:p>32.559</text:p>
          </table:table-cell>
          <table:table-cell office:value-type="float" office:value="24.91" calcext:value-type="float">
            <text:p>24.910</text:p>
          </table:table-cell>
          <table:table-cell office:value-type="float" office:value="28.713" calcext:value-type="float">
            <text:p>28.713</text:p>
          </table:table-cell>
          <table:table-cell office:value-type="float" office:value="32.66" calcext:value-type="float">
            <text:p>32.660</text:p>
          </table:table-cell>
          <table:table-cell office:value-type="float" office:value="31.635" calcext:value-type="float">
            <text:p>31.635</text:p>
          </table:table-cell>
          <table:table-cell office:value-type="float" office:value="35.142" calcext:value-type="float">
            <text:p>35.142</text:p>
          </table:table-cell>
          <table:table-cell office:value-type="float" office:value="36.419" calcext:value-type="float">
            <text:p>36.419</text:p>
          </table:table-cell>
          <table:table-cell office:value-type="float" office:value="40.3" calcext:value-type="float">
            <text:p>40.300</text:p>
          </table:table-cell>
          <table:table-cell office:value-type="float" office:value="35.493" calcext:value-type="float">
            <text:p>35.493</text:p>
          </table:table-cell>
          <table:table-cell office:value-type="float" office:value="38.489" calcext:value-type="float">
            <text:p>38.489</text:p>
          </table:table-cell>
          <table:table-cell office:value-type="float" office:value="35.591" calcext:value-type="float">
            <text:p>35.591</text:p>
          </table:table-cell>
          <table:table-cell office:value-type="float" office:value="27.53" calcext:value-type="float">
            <text:p>27.53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raima</text:p>
          </table:table-cell>
          <table:table-cell office:value-type="float" office:value="9.908" calcext:value-type="float">
            <text:p>9.908</text:p>
          </table:table-cell>
          <table:table-cell office:value-type="float" office:value="10.723" calcext:value-type="float">
            <text:p>10.723</text:p>
          </table:table-cell>
          <table:table-cell office:value-type="float" office:value="10.625" calcext:value-type="float">
            <text:p>10.625</text:p>
          </table:table-cell>
          <table:table-cell office:value-type="float" office:value="10.593" calcext:value-type="float">
            <text:p>10.593</text:p>
          </table:table-cell>
          <table:table-cell office:value-type="float" office:value="10.681" calcext:value-type="float">
            <text:p>10.681</text:p>
          </table:table-cell>
          <table:table-cell office:value-type="float" office:value="7.887" calcext:value-type="float">
            <text:p>7.887</text:p>
          </table:table-cell>
          <table:table-cell office:value-type="float" office:value="9.751" calcext:value-type="float">
            <text:p>9.751</text:p>
          </table:table-cell>
          <table:table-cell office:value-type="float" office:value="9.654" calcext:value-type="float">
            <text:p>9.654</text:p>
          </table:table-cell>
          <table:table-cell office:value-type="float" office:value="9.422" calcext:value-type="float">
            <text:p>9.422</text:p>
          </table:table-cell>
          <table:table-cell office:value-type="float" office:value="11.16" calcext:value-type="float">
            <text:p>11.160</text:p>
          </table:table-cell>
          <table:table-cell office:value-type="float" office:value="10.491" calcext:value-type="float">
            <text:p>10.491</text:p>
          </table:table-cell>
          <table:table-cell office:value-type="float" office:value="10.225" calcext:value-type="float">
            <text:p>10.2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anta Catarina</text:p>
          </table:table-cell>
          <table:table-cell office:value-type="float" office:value="252.7" calcext:value-type="float">
            <text:p>252.700</text:p>
          </table:table-cell>
          <table:table-cell office:value-type="float" office:value="246.146" calcext:value-type="float">
            <text:p>246.146</text:p>
          </table:table-cell>
          <table:table-cell office:value-type="float" office:value="255.873" calcext:value-type="float">
            <text:p>255.873</text:p>
          </table:table-cell>
          <table:table-cell office:value-type="float" office:value="273.299" calcext:value-type="float">
            <text:p>273.299</text:p>
          </table:table-cell>
          <table:table-cell office:value-type="float" office:value="270.918" calcext:value-type="float">
            <text:p>270.918</text:p>
          </table:table-cell>
          <table:table-cell office:value-type="float" office:value="256.605" calcext:value-type="float">
            <text:p>256.605</text:p>
          </table:table-cell>
          <table:table-cell office:value-type="float" office:value="303.526" calcext:value-type="float">
            <text:p>303.526</text:p>
          </table:table-cell>
          <table:table-cell office:value-type="float" office:value="299.284" calcext:value-type="float">
            <text:p>299.284</text:p>
          </table:table-cell>
          <table:table-cell office:value-type="float" office:value="284.55" calcext:value-type="float">
            <text:p>284.550</text:p>
          </table:table-cell>
          <table:table-cell office:value-type="float" office:value="307.576" calcext:value-type="float">
            <text:p>307.576</text:p>
          </table:table-cell>
          <table:table-cell office:value-type="float" office:value="281.317" calcext:value-type="float">
            <text:p>281.317</text:p>
          </table:table-cell>
          <table:table-cell office:value-type="float" office:value="226.233" calcext:value-type="float">
            <text:p>226.2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ão Paulo</text:p>
          </table:table-cell>
          <table:table-cell office:value-type="float" office:value="860.232" calcext:value-type="float">
            <text:p>860.232</text:p>
          </table:table-cell>
          <table:table-cell office:value-type="float" office:value="773.607" calcext:value-type="float">
            <text:p>773.607</text:p>
          </table:table-cell>
          <table:table-cell office:value-type="float" office:value="790.146" calcext:value-type="float">
            <text:p>790.146</text:p>
          </table:table-cell>
          <table:table-cell office:value-type="float" office:value="886.929" calcext:value-type="float">
            <text:p>886.929</text:p>
          </table:table-cell>
          <table:table-cell office:value-type="float" office:value="941.6" calcext:value-type="float">
            <text:p>941.600</text:p>
          </table:table-cell>
          <table:table-cell office:value-type="float" office:value="817.301" calcext:value-type="float">
            <text:p>817.301</text:p>
          </table:table-cell>
          <table:table-cell office:value-type="float" office:value="957.289" calcext:value-type="float">
            <text:p>957.289</text:p>
          </table:table-cell>
          <table:table-cell office:value-type="float" office:value="978.99" calcext:value-type="float">
            <text:p>978.990</text:p>
          </table:table-cell>
          <table:table-cell office:value-type="float" office:value="906.956" calcext:value-type="float">
            <text:p>906.956</text:p>
          </table:table-cell>
          <table:table-cell office:value-type="float" office:value="980.948" calcext:value-type="float">
            <text:p>980.948</text:p>
          </table:table-cell>
          <table:table-cell office:value-type="float" office:value="872.046" calcext:value-type="float">
            <text:p>872.046</text:p>
          </table:table-cell>
          <table:table-cell office:value-type="float" office:value="692.232" calcext:value-type="float">
            <text:p>692.2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rgipe</text:p>
          </table:table-cell>
          <table:table-cell office:value-type="float" office:value="36.567" calcext:value-type="float">
            <text:p>36.567</text:p>
          </table:table-cell>
          <table:table-cell office:value-type="float" office:value="30.849" calcext:value-type="float">
            <text:p>30.849</text:p>
          </table:table-cell>
          <table:table-cell office:value-type="float" office:value="31.021" calcext:value-type="float">
            <text:p>31.021</text:p>
          </table:table-cell>
          <table:table-cell office:value-type="float" office:value="31.437" calcext:value-type="float">
            <text:p>31.437</text:p>
          </table:table-cell>
          <table:table-cell office:value-type="float" office:value="31.533" calcext:value-type="float">
            <text:p>31.533</text:p>
          </table:table-cell>
          <table:table-cell office:value-type="float" office:value="26.431" calcext:value-type="float">
            <text:p>26.431</text:p>
          </table:table-cell>
          <table:table-cell office:value-type="float" office:value="25.978" calcext:value-type="float">
            <text:p>25.978</text:p>
          </table:table-cell>
          <table:table-cell office:value-type="float" office:value="29.86" calcext:value-type="float">
            <text:p>29.860</text:p>
          </table:table-cell>
          <table:table-cell office:value-type="float" office:value="39.045" calcext:value-type="float">
            <text:p>39.045</text:p>
          </table:table-cell>
          <table:table-cell office:value-type="float" office:value="45.213" calcext:value-type="float">
            <text:p>45.213</text:p>
          </table:table-cell>
          <table:table-cell office:value-type="float" office:value="42.237" calcext:value-type="float">
            <text:p>42.237</text:p>
          </table:table-cell>
          <table:table-cell office:value-type="float" office:value="39.732" calcext:value-type="float">
            <text:p>39.7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ocantins</text:p>
          </table:table-cell>
          <table:table-cell office:value-type="float" office:value="31.615" calcext:value-type="float">
            <text:p>31.615</text:p>
          </table:table-cell>
          <table:table-cell office:value-type="float" office:value="30.275" calcext:value-type="float">
            <text:p>30.275</text:p>
          </table:table-cell>
          <table:table-cell office:value-type="float" office:value="29.568" calcext:value-type="float">
            <text:p>29.568</text:p>
          </table:table-cell>
          <table:table-cell office:value-type="float" office:value="26.94" calcext:value-type="float">
            <text:p>26.940</text:p>
          </table:table-cell>
          <table:table-cell office:value-type="float" office:value="35.91" calcext:value-type="float">
            <text:p>35.910</text:p>
          </table:table-cell>
          <table:table-cell office:value-type="float" office:value="33.954" calcext:value-type="float">
            <text:p>33.954</text:p>
          </table:table-cell>
          <table:table-cell office:value-type="float" office:value="37.983" calcext:value-type="float">
            <text:p>37.983</text:p>
          </table:table-cell>
          <table:table-cell office:value-type="float" office:value="40.046" calcext:value-type="float">
            <text:p>40.046</text:p>
          </table:table-cell>
          <table:table-cell office:value-type="float" office:value="32.647" calcext:value-type="float">
            <text:p>32.647</text:p>
          </table:table-cell>
          <table:table-cell office:value-type="float" office:value="39.065" calcext:value-type="float">
            <text:p>39.065</text:p>
          </table:table-cell>
          <table:table-cell office:value-type="float" office:value="36.18" calcext:value-type="float">
            <text:p>36.180</text:p>
          </table:table-cell>
          <table:table-cell office:value-type="float" office:value="28.749" calcext:value-type="float">
            <text:p>28.749</text:p>
          </table:table-cell>
          <table:table-cell table:number-columns-repeated="6"/>
        </table:table-row>
        <table:table-row table:style-name="ro2" table:number-rows-repeated="7">
          <table:table-cell table:style-name="Default"/>
          <table:table-cell table:number-columns-repeated="18"/>
        </table:table-row>
        <table:table-row table:style-name="ro2" table:number-rows-repeated="2">
          <table:table-cell table:style-name="Default"/>
          <table:table-cell table:number-columns-repeated="12"/>
          <table:table-cell table:style-name="Default" table:number-columns-repeated="6"/>
        </table:table-row>
        <table:table-row table:style-name="ro2">
          <table:table-cell table:style-name="Default"/>
          <table:table-cell table:number-columns-repeated="12"/>
          <table:table-cell table:style-name="Default" table:number-columns-repeated="6"/>
        </table:table-row>
      </table:table>
      <table:table table:name="Previsto" table:style-name="ta1">
        <table:table-column table:style-name="co3" table:default-cell-style-name="ce13"/>
        <table:table-column table:style-name="co2" table:number-columns-repeated="12" table:default-cell-style-name="ce11"/>
        <table:table-column table:style-name="co2" table:number-columns-repeated="18" table:default-cell-style-name="Default"/>
        <table:table-row table:style-name="ro1">
          <table:table-cell table:style-name="ce5" office:value-type="string" calcext:value-type="string">
            <text:p>Previsto (mil ton.)</text:p>
          </table:table-cell>
          <table:table-cell table:style-name="ce16" office:value-type="string" calcext:value-type="string">
            <text:p>2019-01</text:p>
          </table:table-cell>
          <table:table-cell table:style-name="ce16" office:value-type="string" calcext:value-type="string">
            <text:p>2019-02</text:p>
          </table:table-cell>
          <table:table-cell table:style-name="ce16" office:value-type="string" calcext:value-type="string">
            <text:p>2019-03</text:p>
          </table:table-cell>
          <table:table-cell table:style-name="ce16" office:value-type="string" calcext:value-type="string">
            <text:p>2019-04</text:p>
          </table:table-cell>
          <table:table-cell table:style-name="ce16" office:value-type="string" calcext:value-type="string">
            <text:p>2019-05</text:p>
          </table:table-cell>
          <table:table-cell table:style-name="ce16" office:value-type="string" calcext:value-type="string">
            <text:p>2019-06</text:p>
          </table:table-cell>
          <table:table-cell table:style-name="ce16" office:value-type="string" calcext:value-type="string">
            <text:p>2019-07</text:p>
          </table:table-cell>
          <table:table-cell table:style-name="ce16" office:value-type="string" calcext:value-type="string">
            <text:p>2019-08</text:p>
          </table:table-cell>
          <table:table-cell table:style-name="ce16" office:value-type="string" calcext:value-type="string">
            <text:p>2019-09</text:p>
          </table:table-cell>
          <table:table-cell table:style-name="ce16" office:value-type="string" calcext:value-type="string">
            <text:p>2019-10</text:p>
          </table:table-cell>
          <table:table-cell table:style-name="ce16" office:value-type="string" calcext:value-type="string">
            <text:p>2019-11</text:p>
          </table:table-cell>
          <table:table-cell table:style-name="ce16" office:value-type="string" calcext:value-type="string">
            <text:p>2019-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cre</text:p>
          </table:table-cell>
          <table:table-cell office:value-type="float" office:value="11.600504" calcext:value-type="float">
            <text:p>11,600504</text:p>
          </table:table-cell>
          <table:table-cell office:value-type="float" office:value="11.751648" calcext:value-type="float">
            <text:p>11,751648</text:p>
          </table:table-cell>
          <table:table-cell office:value-type="float" office:value="12.151968" calcext:value-type="float">
            <text:p>12,151968</text:p>
          </table:table-cell>
          <table:table-cell office:value-type="float" office:value="12.83948" calcext:value-type="float">
            <text:p>12,83948</text:p>
          </table:table-cell>
          <table:table-cell office:value-type="float" office:value="13.646561" calcext:value-type="float">
            <text:p>13,646561</text:p>
          </table:table-cell>
          <table:table-cell office:value-type="float" office:value="13.859261" calcext:value-type="float">
            <text:p>13,859261</text:p>
          </table:table-cell>
          <table:table-cell office:value-type="float" office:value="14.152263" calcext:value-type="float">
            <text:p>14,152263</text:p>
          </table:table-cell>
          <table:table-cell office:value-type="float" office:value="14.439592" calcext:value-type="float">
            <text:p>14,439592</text:p>
          </table:table-cell>
          <table:table-cell office:value-type="float" office:value="14.252661" calcext:value-type="float">
            <text:p>14,252661</text:p>
          </table:table-cell>
          <table:table-cell office:value-type="float" office:value="13.831381" calcext:value-type="float">
            <text:p>13,831381</text:p>
          </table:table-cell>
          <table:table-cell office:value-type="float" office:value="13.584169" calcext:value-type="float">
            <text:p>13,584169</text:p>
          </table:table-cell>
          <table:table-cell office:value-type="float" office:value="13.608988" calcext:value-type="float">
            <text:p>13,608988</text:p>
          </table:table-cell>
          <table:table-cell table:style-name="ce17" table:number-columns-repeated="3"/>
          <table:table-cell table:number-columns-repeated="15"/>
        </table:table-row>
        <table:table-row table:style-name="ro2">
          <table:table-cell office:value-type="string" calcext:value-type="string">
            <text:p>Alagoas</text:p>
          </table:table-cell>
          <table:table-cell office:value-type="float" office:value="29.71734" calcext:value-type="float">
            <text:p>29,71734</text:p>
          </table:table-cell>
          <table:table-cell office:value-type="float" office:value="30.790043" calcext:value-type="float">
            <text:p>30,790043</text:p>
          </table:table-cell>
          <table:table-cell office:value-type="float" office:value="31.285877" calcext:value-type="float">
            <text:p>31,285877</text:p>
          </table:table-cell>
          <table:table-cell office:value-type="float" office:value="31.341537" calcext:value-type="float">
            <text:p>31,341537</text:p>
          </table:table-cell>
          <table:table-cell office:value-type="float" office:value="31.578241" calcext:value-type="float">
            <text:p>31,578241</text:p>
          </table:table-cell>
          <table:table-cell office:value-type="float" office:value="32.23246" calcext:value-type="float">
            <text:p>32,23246</text:p>
          </table:table-cell>
          <table:table-cell office:value-type="float" office:value="31.394968" calcext:value-type="float">
            <text:p>31,394968</text:p>
          </table:table-cell>
          <table:table-cell office:value-type="float" office:value="32.157215" calcext:value-type="float">
            <text:p>32,157215</text:p>
          </table:table-cell>
          <table:table-cell office:value-type="float" office:value="33.261837" calcext:value-type="float">
            <text:p>33,261837</text:p>
          </table:table-cell>
          <table:table-cell office:value-type="float" office:value="32.925438" calcext:value-type="float">
            <text:p>32,925438</text:p>
          </table:table-cell>
          <table:table-cell office:value-type="float" office:value="32.551971" calcext:value-type="float">
            <text:p>32,551971</text:p>
          </table:table-cell>
          <table:table-cell office:value-type="float" office:value="32.006081" calcext:value-type="float">
            <text:p>32,00608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mapá</text:p>
          </table:table-cell>
          <table:table-cell office:value-type="float" office:value="11.221207" calcext:value-type="float">
            <text:p>11,221207</text:p>
          </table:table-cell>
          <table:table-cell office:value-type="float" office:value="11.058695" calcext:value-type="float">
            <text:p>11,058695</text:p>
          </table:table-cell>
          <table:table-cell office:value-type="float" office:value="10.99603" calcext:value-type="float">
            <text:p>10,99603</text:p>
          </table:table-cell>
          <table:table-cell office:value-type="float" office:value="10.98031" calcext:value-type="float">
            <text:p>10,98031</text:p>
          </table:table-cell>
          <table:table-cell office:value-type="float" office:value="11.062098" calcext:value-type="float">
            <text:p>11,062098</text:p>
          </table:table-cell>
          <table:table-cell office:value-type="float" office:value="11.118855" calcext:value-type="float">
            <text:p>11,118855</text:p>
          </table:table-cell>
          <table:table-cell office:value-type="float" office:value="11.294769" calcext:value-type="float">
            <text:p>11,294769</text:p>
          </table:table-cell>
          <table:table-cell office:value-type="float" office:value="11.476632" calcext:value-type="float">
            <text:p>11,476632</text:p>
          </table:table-cell>
          <table:table-cell office:value-type="float" office:value="11.527362" calcext:value-type="float">
            <text:p>11,527362</text:p>
          </table:table-cell>
          <table:table-cell office:value-type="float" office:value="11.628198" calcext:value-type="float">
            <text:p>11,628198</text:p>
          </table:table-cell>
          <table:table-cell office:value-type="float" office:value="11.722578" calcext:value-type="float">
            <text:p>11,722578</text:p>
          </table:table-cell>
          <table:table-cell office:value-type="float" office:value="11.762112" calcext:value-type="float">
            <text:p>11,7621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mazonas</text:p>
          </table:table-cell>
          <table:table-cell office:value-type="float" office:value="45.087658" calcext:value-type="float">
            <text:p>45,087658</text:p>
          </table:table-cell>
          <table:table-cell office:value-type="float" office:value="42.223373" calcext:value-type="float">
            <text:p>42,223373</text:p>
          </table:table-cell>
          <table:table-cell office:value-type="float" office:value="46.275936" calcext:value-type="float">
            <text:p>46,275936</text:p>
          </table:table-cell>
          <table:table-cell office:value-type="float" office:value="42.552906" calcext:value-type="float">
            <text:p>42,552906</text:p>
          </table:table-cell>
          <table:table-cell office:value-type="float" office:value="46.378456" calcext:value-type="float">
            <text:p>46,378456</text:p>
          </table:table-cell>
          <table:table-cell office:value-type="float" office:value="43.022514" calcext:value-type="float">
            <text:p>43,022514</text:p>
          </table:table-cell>
          <table:table-cell office:value-type="float" office:value="45.80545" calcext:value-type="float">
            <text:p>45,80545</text:p>
          </table:table-cell>
          <table:table-cell office:value-type="float" office:value="44.377563" calcext:value-type="float">
            <text:p>44,377563</text:p>
          </table:table-cell>
          <table:table-cell office:value-type="float" office:value="47.279137" calcext:value-type="float">
            <text:p>47,279137</text:p>
          </table:table-cell>
          <table:table-cell office:value-type="float" office:value="46.058571" calcext:value-type="float">
            <text:p>46,058571</text:p>
          </table:table-cell>
          <table:table-cell office:value-type="float" office:value="48.282455" calcext:value-type="float">
            <text:p>48,282455</text:p>
          </table:table-cell>
          <table:table-cell office:value-type="float" office:value="46.087963" calcext:value-type="float">
            <text:p>46,08796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ahia</text:p>
          </table:table-cell>
          <table:table-cell office:value-type="float" office:value="247.232513" calcext:value-type="float">
            <text:p>247,232513</text:p>
          </table:table-cell>
          <table:table-cell office:value-type="float" office:value="240.201019" calcext:value-type="float">
            <text:p>240,201019</text:p>
          </table:table-cell>
          <table:table-cell office:value-type="float" office:value="248.494553" calcext:value-type="float">
            <text:p>248,494553</text:p>
          </table:table-cell>
          <table:table-cell office:value-type="float" office:value="239.684845" calcext:value-type="float">
            <text:p>239,684845</text:p>
          </table:table-cell>
          <table:table-cell office:value-type="float" office:value="249.889847" calcext:value-type="float">
            <text:p>249,889847</text:p>
          </table:table-cell>
          <table:table-cell office:value-type="float" office:value="252.394196" calcext:value-type="float">
            <text:p>252,394196</text:p>
          </table:table-cell>
          <table:table-cell office:value-type="float" office:value="226.865524" calcext:value-type="float">
            <text:p>226,865524</text:p>
          </table:table-cell>
          <table:table-cell office:value-type="float" office:value="248.820847" calcext:value-type="float">
            <text:p>248,820847</text:p>
          </table:table-cell>
          <table:table-cell office:value-type="float" office:value="249.677246" calcext:value-type="float">
            <text:p>249,677246</text:p>
          </table:table-cell>
          <table:table-cell office:value-type="float" office:value="238.57666" calcext:value-type="float">
            <text:p>238,57666</text:p>
          </table:table-cell>
          <table:table-cell office:value-type="float" office:value="243.059937" calcext:value-type="float">
            <text:p>243,059937</text:p>
          </table:table-cell>
          <table:table-cell office:value-type="float" office:value="236.575638" calcext:value-type="float">
            <text:p>236,57563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Ceara</text:p>
          </table:table-cell>
          <table:table-cell office:value-type="float" office:value="153.220657" calcext:value-type="float">
            <text:p>153,220657</text:p>
          </table:table-cell>
          <table:table-cell office:value-type="float" office:value="153.829376" calcext:value-type="float">
            <text:p>153,829376</text:p>
          </table:table-cell>
          <table:table-cell office:value-type="float" office:value="154.371979" calcext:value-type="float">
            <text:p>154,371979</text:p>
          </table:table-cell>
          <table:table-cell office:value-type="float" office:value="155.016617" calcext:value-type="float">
            <text:p>155,016617</text:p>
          </table:table-cell>
          <table:table-cell office:value-type="float" office:value="155.40451" calcext:value-type="float">
            <text:p>155,40451</text:p>
          </table:table-cell>
          <table:table-cell office:value-type="float" office:value="155.548798" calcext:value-type="float">
            <text:p>155,548798</text:p>
          </table:table-cell>
          <table:table-cell office:value-type="float" office:value="155.410965" calcext:value-type="float">
            <text:p>155,410965</text:p>
          </table:table-cell>
          <table:table-cell office:value-type="float" office:value="155.412277" calcext:value-type="float">
            <text:p>155,412277</text:p>
          </table:table-cell>
          <table:table-cell office:value-type="float" office:value="155.52536" calcext:value-type="float">
            <text:p>155,52536</text:p>
          </table:table-cell>
          <table:table-cell office:value-type="float" office:value="155.762726" calcext:value-type="float">
            <text:p>155,762726</text:p>
          </table:table-cell>
          <table:table-cell office:value-type="float" office:value="155.51918" calcext:value-type="float">
            <text:p>155,51918</text:p>
          </table:table-cell>
          <table:table-cell office:value-type="float" office:value="155.504944" calcext:value-type="float">
            <text:p>155,50494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istrito Federal</text:p>
          </table:table-cell>
          <table:table-cell office:value-type="float" office:value="48.204628" calcext:value-type="float">
            <text:p>48,204628</text:p>
          </table:table-cell>
          <table:table-cell office:value-type="float" office:value="49.959034" calcext:value-type="float">
            <text:p>49,959034</text:p>
          </table:table-cell>
          <table:table-cell office:value-type="float" office:value="50.695339" calcext:value-type="float">
            <text:p>50,695339</text:p>
          </table:table-cell>
          <table:table-cell office:value-type="float" office:value="50.879974" calcext:value-type="float">
            <text:p>50,879974</text:p>
          </table:table-cell>
          <table:table-cell office:value-type="float" office:value="52.087044" calcext:value-type="float">
            <text:p>52,087044</text:p>
          </table:table-cell>
          <table:table-cell office:value-type="float" office:value="53.794441" calcext:value-type="float">
            <text:p>53,794441</text:p>
          </table:table-cell>
          <table:table-cell office:value-type="float" office:value="53.624947" calcext:value-type="float">
            <text:p>53,624947</text:p>
          </table:table-cell>
          <table:table-cell office:value-type="float" office:value="55.604603" calcext:value-type="float">
            <text:p>55,604603</text:p>
          </table:table-cell>
          <table:table-cell office:value-type="float" office:value="58.279102" calcext:value-type="float">
            <text:p>58,279102</text:p>
          </table:table-cell>
          <table:table-cell office:value-type="float" office:value="59.921253" calcext:value-type="float">
            <text:p>59,921253</text:p>
          </table:table-cell>
          <table:table-cell office:value-type="float" office:value="60.83437" calcext:value-type="float">
            <text:p>60,83437</text:p>
          </table:table-cell>
          <table:table-cell office:value-type="float" office:value="60.996178" calcext:value-type="float">
            <text:p>60,99617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spirito Santo</text:p>
          </table:table-cell>
          <table:table-cell office:value-type="float" office:value="96.325592" calcext:value-type="float">
            <text:p>96,325592</text:p>
          </table:table-cell>
          <table:table-cell office:value-type="float" office:value="96.846024" calcext:value-type="float">
            <text:p>96,846024</text:p>
          </table:table-cell>
          <table:table-cell office:value-type="float" office:value="95.923683" calcext:value-type="float">
            <text:p>95,923683</text:p>
          </table:table-cell>
          <table:table-cell office:value-type="float" office:value="95.599258" calcext:value-type="float">
            <text:p>95,599258</text:p>
          </table:table-cell>
          <table:table-cell office:value-type="float" office:value="96.225479" calcext:value-type="float">
            <text:p>96,225479</text:p>
          </table:table-cell>
          <table:table-cell office:value-type="float" office:value="96.9356" calcext:value-type="float">
            <text:p>96,9356</text:p>
          </table:table-cell>
          <table:table-cell office:value-type="float" office:value="96.118698" calcext:value-type="float">
            <text:p>96,118698</text:p>
          </table:table-cell>
          <table:table-cell office:value-type="float" office:value="93.588684" calcext:value-type="float">
            <text:p>93,588684</text:p>
          </table:table-cell>
          <table:table-cell office:value-type="float" office:value="93.571915" calcext:value-type="float">
            <text:p>93,571915</text:p>
          </table:table-cell>
          <table:table-cell office:value-type="float" office:value="92.796181" calcext:value-type="float">
            <text:p>92,796181</text:p>
          </table:table-cell>
          <table:table-cell office:value-type="float" office:value="92.612732" calcext:value-type="float">
            <text:p>92,612732</text:p>
          </table:table-cell>
          <table:table-cell office:value-type="float" office:value="92.745468" calcext:value-type="float">
            <text:p>92,74546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Goiais</text:p>
          </table:table-cell>
          <table:table-cell office:value-type="float" office:value="173.909943" calcext:value-type="float">
            <text:p>173,909943</text:p>
          </table:table-cell>
          <table:table-cell office:value-type="float" office:value="170.821457" calcext:value-type="float">
            <text:p>170,821457</text:p>
          </table:table-cell>
          <table:table-cell office:value-type="float" office:value="171.106476" calcext:value-type="float">
            <text:p>171,106476</text:p>
          </table:table-cell>
          <table:table-cell office:value-type="float" office:value="174.612274" calcext:value-type="float">
            <text:p>174,612274</text:p>
          </table:table-cell>
          <table:table-cell office:value-type="float" office:value="180.690964" calcext:value-type="float">
            <text:p>180,690964</text:p>
          </table:table-cell>
          <table:table-cell office:value-type="float" office:value="185.375885" calcext:value-type="float">
            <text:p>185,375885</text:p>
          </table:table-cell>
          <table:table-cell office:value-type="float" office:value="188.797394" calcext:value-type="float">
            <text:p>188,797394</text:p>
          </table:table-cell>
          <table:table-cell office:value-type="float" office:value="192.854401" calcext:value-type="float">
            <text:p>192,854401</text:p>
          </table:table-cell>
          <table:table-cell office:value-type="float" office:value="192.794922" calcext:value-type="float">
            <text:p>192,794922</text:p>
          </table:table-cell>
          <table:table-cell office:value-type="float" office:value="195.206177" calcext:value-type="float">
            <text:p>195,206177</text:p>
          </table:table-cell>
          <table:table-cell office:value-type="float" office:value="190.589645" calcext:value-type="float">
            <text:p>190,589645</text:p>
          </table:table-cell>
          <table:table-cell office:value-type="float" office:value="190.64798" calcext:value-type="float">
            <text:p>190,6479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aranhão</text:p>
          </table:table-cell>
          <table:table-cell office:value-type="float" office:value="65.824936" calcext:value-type="float">
            <text:p>65,824936</text:p>
          </table:table-cell>
          <table:table-cell office:value-type="float" office:value="69.412689" calcext:value-type="float">
            <text:p>69,412689</text:p>
          </table:table-cell>
          <table:table-cell office:value-type="float" office:value="71.540741" calcext:value-type="float">
            <text:p>71,540741</text:p>
          </table:table-cell>
          <table:table-cell office:value-type="float" office:value="74.28553" calcext:value-type="float">
            <text:p>74,28553</text:p>
          </table:table-cell>
          <table:table-cell office:value-type="float" office:value="75.787811" calcext:value-type="float">
            <text:p>75,787811</text:p>
          </table:table-cell>
          <table:table-cell office:value-type="float" office:value="77.230865" calcext:value-type="float">
            <text:p>77,230865</text:p>
          </table:table-cell>
          <table:table-cell office:value-type="float" office:value="75.782158" calcext:value-type="float">
            <text:p>75,782158</text:p>
          </table:table-cell>
          <table:table-cell office:value-type="float" office:value="81.154274" calcext:value-type="float">
            <text:p>81,154274</text:p>
          </table:table-cell>
          <table:table-cell office:value-type="float" office:value="82.140671" calcext:value-type="float">
            <text:p>82,140671</text:p>
          </table:table-cell>
          <table:table-cell office:value-type="float" office:value="83.379723" calcext:value-type="float">
            <text:p>83,379723</text:p>
          </table:table-cell>
          <table:table-cell office:value-type="float" office:value="84.009895" calcext:value-type="float">
            <text:p>84,009895</text:p>
          </table:table-cell>
          <table:table-cell office:value-type="float" office:value="83.930321" calcext:value-type="float">
            <text:p>83,93032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ato Grosso</text:p>
          </table:table-cell>
          <table:table-cell office:value-type="float" office:value="97.113823" calcext:value-type="float">
            <text:p>97,113823</text:p>
          </table:table-cell>
          <table:table-cell office:value-type="float" office:value="94.449959" calcext:value-type="float">
            <text:p>94,449959</text:p>
          </table:table-cell>
          <table:table-cell office:value-type="float" office:value="97.644699" calcext:value-type="float">
            <text:p>97,644699</text:p>
          </table:table-cell>
          <table:table-cell office:value-type="float" office:value="102.029678" calcext:value-type="float">
            <text:p>102,029678</text:p>
          </table:table-cell>
          <table:table-cell office:value-type="float" office:value="105.43634" calcext:value-type="float">
            <text:p>105,43634</text:p>
          </table:table-cell>
          <table:table-cell office:value-type="float" office:value="106.733215" calcext:value-type="float">
            <text:p>106,733215</text:p>
          </table:table-cell>
          <table:table-cell office:value-type="float" office:value="107.759109" calcext:value-type="float">
            <text:p>107,759109</text:p>
          </table:table-cell>
          <table:table-cell office:value-type="float" office:value="106.722961" calcext:value-type="float">
            <text:p>106,722961</text:p>
          </table:table-cell>
          <table:table-cell office:value-type="float" office:value="104.713547" calcext:value-type="float">
            <text:p>104,713547</text:p>
          </table:table-cell>
          <table:table-cell office:value-type="float" office:value="102.295921" calcext:value-type="float">
            <text:p>102,295921</text:p>
          </table:table-cell>
          <table:table-cell office:value-type="float" office:value="99.277878" calcext:value-type="float">
            <text:p>99,277878</text:p>
          </table:table-cell>
          <table:table-cell office:value-type="float" office:value="97.091026" calcext:value-type="float">
            <text:p>97,09102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ato Grosso do Sul</text:p>
          </table:table-cell>
          <table:table-cell office:value-type="float" office:value="71.616821" calcext:value-type="float">
            <text:p>71,616821</text:p>
          </table:table-cell>
          <table:table-cell office:value-type="float" office:value="72.316521" calcext:value-type="float">
            <text:p>72,316521</text:p>
          </table:table-cell>
          <table:table-cell office:value-type="float" office:value="74.325638" calcext:value-type="float">
            <text:p>74,325638</text:p>
          </table:table-cell>
          <table:table-cell office:value-type="float" office:value="77.796371" calcext:value-type="float">
            <text:p>77,796371</text:p>
          </table:table-cell>
          <table:table-cell office:value-type="float" office:value="82.109924" calcext:value-type="float">
            <text:p>82,109924</text:p>
          </table:table-cell>
          <table:table-cell office:value-type="float" office:value="85.99527" calcext:value-type="float">
            <text:p>85,99527</text:p>
          </table:table-cell>
          <table:table-cell office:value-type="float" office:value="86.92141" calcext:value-type="float">
            <text:p>86,92141</text:p>
          </table:table-cell>
          <table:table-cell office:value-type="float" office:value="87.51268" calcext:value-type="float">
            <text:p>87,51268</text:p>
          </table:table-cell>
          <table:table-cell office:value-type="float" office:value="88.551758" calcext:value-type="float">
            <text:p>88,551758</text:p>
          </table:table-cell>
          <table:table-cell office:value-type="float" office:value="89.222" calcext:value-type="float">
            <text:p>89,222</text:p>
          </table:table-cell>
          <table:table-cell office:value-type="float" office:value="88.788895" calcext:value-type="float">
            <text:p>88,788895</text:p>
          </table:table-cell>
          <table:table-cell office:value-type="float" office:value="88.209419" calcext:value-type="float">
            <text:p>88,2094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inas Gerais</text:p>
          </table:table-cell>
          <table:table-cell office:value-type="float" office:value="463.388092" calcext:value-type="float">
            <text:p>463,388092</text:p>
          </table:table-cell>
          <table:table-cell office:value-type="float" office:value="475.658875" calcext:value-type="float">
            <text:p>475,658875</text:p>
          </table:table-cell>
          <table:table-cell office:value-type="float" office:value="478.311279" calcext:value-type="float">
            <text:p>478,311279</text:p>
          </table:table-cell>
          <table:table-cell office:value-type="float" office:value="480.025726" calcext:value-type="float">
            <text:p>480,025726</text:p>
          </table:table-cell>
          <table:table-cell office:value-type="float" office:value="483.019623" calcext:value-type="float">
            <text:p>483,019623</text:p>
          </table:table-cell>
          <table:table-cell office:value-type="float" office:value="487.029205" calcext:value-type="float">
            <text:p>487,029205</text:p>
          </table:table-cell>
          <table:table-cell office:value-type="float" office:value="437.75177" calcext:value-type="float">
            <text:p>437,75177</text:p>
          </table:table-cell>
          <table:table-cell office:value-type="float" office:value="496.397766" calcext:value-type="float">
            <text:p>496,397766</text:p>
          </table:table-cell>
          <table:table-cell office:value-type="float" office:value="501.659851" calcext:value-type="float">
            <text:p>501,659851</text:p>
          </table:table-cell>
          <table:table-cell office:value-type="float" office:value="506.355286" calcext:value-type="float">
            <text:p>506,355286</text:p>
          </table:table-cell>
          <table:table-cell office:value-type="float" office:value="516.804688" calcext:value-type="float">
            <text:p>516,804688</text:p>
          </table:table-cell>
          <table:table-cell office:value-type="float" office:value="457.306244" calcext:value-type="float">
            <text:p>457,306244</text:p>
          </table:table-cell>
          <table:table-cell table:style-name="ce11" table:number-columns-repeated="18"/>
        </table:table-row>
        <table:table-row table:style-name="ro2">
          <table:table-cell office:value-type="string" calcext:value-type="string">
            <text:p>Pará</text:p>
          </table:table-cell>
          <table:table-cell office:value-type="float" office:value="121.665024" calcext:value-type="float">
            <text:p>121,665024</text:p>
          </table:table-cell>
          <table:table-cell office:value-type="float" office:value="125.634117" calcext:value-type="float">
            <text:p>125,634117</text:p>
          </table:table-cell>
          <table:table-cell office:value-type="float" office:value="125.141136" calcext:value-type="float">
            <text:p>125,141136</text:p>
          </table:table-cell>
          <table:table-cell office:value-type="float" office:value="125.037247" calcext:value-type="float">
            <text:p>125,037247</text:p>
          </table:table-cell>
          <table:table-cell office:value-type="float" office:value="126.445412" calcext:value-type="float">
            <text:p>126,445412</text:p>
          </table:table-cell>
          <table:table-cell office:value-type="float" office:value="128.286148" calcext:value-type="float">
            <text:p>128,286148</text:p>
          </table:table-cell>
          <table:table-cell office:value-type="float" office:value="124.499413" calcext:value-type="float">
            <text:p>124,499413</text:p>
          </table:table-cell>
          <table:table-cell office:value-type="float" office:value="126.398033" calcext:value-type="float">
            <text:p>126,398033</text:p>
          </table:table-cell>
          <table:table-cell office:value-type="float" office:value="129.998184" calcext:value-type="float">
            <text:p>129,998184</text:p>
          </table:table-cell>
          <table:table-cell office:value-type="float" office:value="127.214462" calcext:value-type="float">
            <text:p>127,214462</text:p>
          </table:table-cell>
          <table:table-cell office:value-type="float" office:value="125.325073" calcext:value-type="float">
            <text:p>125,325073</text:p>
          </table:table-cell>
          <table:table-cell office:value-type="float" office:value="122.694801" calcext:value-type="float">
            <text:p>122,69480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araíba</text:p>
          </table:table-cell>
          <table:table-cell office:value-type="float" office:value="60.993019" calcext:value-type="float">
            <text:p>60,993019</text:p>
          </table:table-cell>
          <table:table-cell office:value-type="float" office:value="61.432884" calcext:value-type="float">
            <text:p>61,432884</text:p>
          </table:table-cell>
          <table:table-cell office:value-type="float" office:value="62.043068" calcext:value-type="float">
            <text:p>62,043068</text:p>
          </table:table-cell>
          <table:table-cell office:value-type="float" office:value="62.343788" calcext:value-type="float">
            <text:p>62,343788</text:p>
          </table:table-cell>
          <table:table-cell office:value-type="float" office:value="63.099464" calcext:value-type="float">
            <text:p>63,099464</text:p>
          </table:table-cell>
          <table:table-cell office:value-type="float" office:value="64.089684" calcext:value-type="float">
            <text:p>64,089684</text:p>
          </table:table-cell>
          <table:table-cell office:value-type="float" office:value="65.193291" calcext:value-type="float">
            <text:p>65,193291</text:p>
          </table:table-cell>
          <table:table-cell office:value-type="float" office:value="66.563271" calcext:value-type="float">
            <text:p>66,563271</text:p>
          </table:table-cell>
          <table:table-cell office:value-type="float" office:value="68.489441" calcext:value-type="float">
            <text:p>68,489441</text:p>
          </table:table-cell>
          <table:table-cell office:value-type="float" office:value="69.72319" calcext:value-type="float">
            <text:p>69,72319</text:p>
          </table:table-cell>
          <table:table-cell office:value-type="float" office:value="71.712349" calcext:value-type="float">
            <text:p>71,712349</text:p>
          </table:table-cell>
          <table:table-cell office:value-type="float" office:value="73.871574" calcext:value-type="float">
            <text:p>73,871574</text:p>
          </table:table-cell>
          <table:table-cell table:style-name="ce11" table:number-columns-repeated="18"/>
        </table:table-row>
        <table:table-row table:style-name="ro2">
          <table:table-cell office:value-type="string" calcext:value-type="string">
            <text:p>Paraná</text:p>
          </table:table-cell>
          <table:table-cell office:value-type="float" office:value="311.457367" calcext:value-type="float">
            <text:p>311,457367</text:p>
          </table:table-cell>
          <table:table-cell office:value-type="float" office:value="318.633545" calcext:value-type="float">
            <text:p>318,633545</text:p>
          </table:table-cell>
          <table:table-cell office:value-type="float" office:value="316.892365" calcext:value-type="float">
            <text:p>316,892365</text:p>
          </table:table-cell>
          <table:table-cell office:value-type="float" office:value="318.26825" calcext:value-type="float">
            <text:p>318,26825</text:p>
          </table:table-cell>
          <table:table-cell office:value-type="float" office:value="319.344666" calcext:value-type="float">
            <text:p>319,344666</text:p>
          </table:table-cell>
          <table:table-cell office:value-type="float" office:value="320.551208" calcext:value-type="float">
            <text:p>320,551208</text:p>
          </table:table-cell>
          <table:table-cell office:value-type="float" office:value="309.598053" calcext:value-type="float">
            <text:p>309,598053</text:p>
          </table:table-cell>
          <table:table-cell office:value-type="float" office:value="332.85022" calcext:value-type="float">
            <text:p>332,85022</text:p>
          </table:table-cell>
          <table:table-cell office:value-type="float" office:value="329.959564" calcext:value-type="float">
            <text:p>329,959564</text:p>
          </table:table-cell>
          <table:table-cell office:value-type="float" office:value="323.080017" calcext:value-type="float">
            <text:p>323,080017</text:p>
          </table:table-cell>
          <table:table-cell office:value-type="float" office:value="325.149719" calcext:value-type="float">
            <text:p>325,149719</text:p>
          </table:table-cell>
          <table:table-cell office:value-type="float" office:value="318.453064" calcext:value-type="float">
            <text:p>318,45306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ernambuco</text:p>
          </table:table-cell>
          <table:table-cell office:value-type="float" office:value="135.425552" calcext:value-type="float">
            <text:p>135,425552</text:p>
          </table:table-cell>
          <table:table-cell office:value-type="float" office:value="133.304733" calcext:value-type="float">
            <text:p>133,304733</text:p>
          </table:table-cell>
          <table:table-cell office:value-type="float" office:value="133.970078" calcext:value-type="float">
            <text:p>133,970078</text:p>
          </table:table-cell>
          <table:table-cell office:value-type="float" office:value="133.803223" calcext:value-type="float">
            <text:p>133,803223</text:p>
          </table:table-cell>
          <table:table-cell office:value-type="float" office:value="134.518219" calcext:value-type="float">
            <text:p>134,518219</text:p>
          </table:table-cell>
          <table:table-cell office:value-type="float" office:value="133.735245" calcext:value-type="float">
            <text:p>133,735245</text:p>
          </table:table-cell>
          <table:table-cell office:value-type="float" office:value="134.03244" calcext:value-type="float">
            <text:p>134,03244</text:p>
          </table:table-cell>
          <table:table-cell office:value-type="float" office:value="136.022797" calcext:value-type="float">
            <text:p>136,022797</text:p>
          </table:table-cell>
          <table:table-cell office:value-type="float" office:value="137.167938" calcext:value-type="float">
            <text:p>137,167938</text:p>
          </table:table-cell>
          <table:table-cell office:value-type="float" office:value="138.427338" calcext:value-type="float">
            <text:p>138,427338</text:p>
          </table:table-cell>
          <table:table-cell office:value-type="float" office:value="138.30484" calcext:value-type="float">
            <text:p>138,30484</text:p>
          </table:table-cell>
          <table:table-cell office:value-type="float" office:value="138.232834" calcext:value-type="float">
            <text:p>138,23283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iauí</text:p>
          </table:table-cell>
          <table:table-cell office:value-type="float" office:value="61.33947" calcext:value-type="float">
            <text:p>61,33947</text:p>
          </table:table-cell>
          <table:table-cell office:value-type="float" office:value="60.160614" calcext:value-type="float">
            <text:p>60,160614</text:p>
          </table:table-cell>
          <table:table-cell office:value-type="float" office:value="59.585686" calcext:value-type="float">
            <text:p>59,585686</text:p>
          </table:table-cell>
          <table:table-cell office:value-type="float" office:value="60.362049" calcext:value-type="float">
            <text:p>60,362049</text:p>
          </table:table-cell>
          <table:table-cell office:value-type="float" office:value="61.198357" calcext:value-type="float">
            <text:p>61,198357</text:p>
          </table:table-cell>
          <table:table-cell office:value-type="float" office:value="61.31308" calcext:value-type="float">
            <text:p>61,31308</text:p>
          </table:table-cell>
          <table:table-cell office:value-type="float" office:value="58.974072" calcext:value-type="float">
            <text:p>58,974072</text:p>
          </table:table-cell>
          <table:table-cell office:value-type="float" office:value="62.842762" calcext:value-type="float">
            <text:p>62,842762</text:p>
          </table:table-cell>
          <table:table-cell office:value-type="float" office:value="61.57058" calcext:value-type="float">
            <text:p>61,57058</text:p>
          </table:table-cell>
          <table:table-cell office:value-type="float" office:value="61.36866" calcext:value-type="float">
            <text:p>61,36866</text:p>
          </table:table-cell>
          <table:table-cell office:value-type="float" office:value="59.89613" calcext:value-type="float">
            <text:p>59,89613</text:p>
          </table:table-cell>
          <table:table-cell office:value-type="float" office:value="59.565815" calcext:value-type="float">
            <text:p>59,56581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io Grande do Sul</text:p>
          </table:table-cell>
          <table:table-cell office:value-type="float" office:value="223.429413" calcext:value-type="float">
            <text:p>223,429413</text:p>
          </table:table-cell>
          <table:table-cell office:value-type="float" office:value="225.057251" calcext:value-type="float">
            <text:p>225,057251</text:p>
          </table:table-cell>
          <table:table-cell office:value-type="float" office:value="230.11702" calcext:value-type="float">
            <text:p>230,11702</text:p>
          </table:table-cell>
          <table:table-cell office:value-type="float" office:value="230.510666" calcext:value-type="float">
            <text:p>230,510666</text:p>
          </table:table-cell>
          <table:table-cell office:value-type="float" office:value="230.596878" calcext:value-type="float">
            <text:p>230,596878</text:p>
          </table:table-cell>
          <table:table-cell office:value-type="float" office:value="230.855881" calcext:value-type="float">
            <text:p>230,855881</text:p>
          </table:table-cell>
          <table:table-cell office:value-type="float" office:value="229.873825" calcext:value-type="float">
            <text:p>229,873825</text:p>
          </table:table-cell>
          <table:table-cell office:value-type="float" office:value="228.411545" calcext:value-type="float">
            <text:p>228,411545</text:p>
          </table:table-cell>
          <table:table-cell office:value-type="float" office:value="232.600189" calcext:value-type="float">
            <text:p>232,600189</text:p>
          </table:table-cell>
          <table:table-cell office:value-type="float" office:value="236.112183" calcext:value-type="float">
            <text:p>236,112183</text:p>
          </table:table-cell>
          <table:table-cell office:value-type="float" office:value="236.657227" calcext:value-type="float">
            <text:p>236,657227</text:p>
          </table:table-cell>
          <table:table-cell office:value-type="float" office:value="230.489471" calcext:value-type="float">
            <text:p>230,48947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io de Janeiro</text:p>
          </table:table-cell>
          <table:table-cell office:value-type="float" office:value="207.831299" calcext:value-type="float">
            <text:p>207,831299</text:p>
          </table:table-cell>
          <table:table-cell office:value-type="float" office:value="205.015594" calcext:value-type="float">
            <text:p>205,015594</text:p>
          </table:table-cell>
          <table:table-cell office:value-type="float" office:value="204.49585" calcext:value-type="float">
            <text:p>204,49585</text:p>
          </table:table-cell>
          <table:table-cell office:value-type="float" office:value="204.843185" calcext:value-type="float">
            <text:p>204,843185</text:p>
          </table:table-cell>
          <table:table-cell office:value-type="float" office:value="205.784088" calcext:value-type="float">
            <text:p>205,784088</text:p>
          </table:table-cell>
          <table:table-cell office:value-type="float" office:value="189.044403" calcext:value-type="float">
            <text:p>189,044403</text:p>
          </table:table-cell>
          <table:table-cell office:value-type="float" office:value="189.989349" calcext:value-type="float">
            <text:p>189,989349</text:p>
          </table:table-cell>
          <table:table-cell office:value-type="float" office:value="189.54361" calcext:value-type="float">
            <text:p>189,54361</text:p>
          </table:table-cell>
          <table:table-cell office:value-type="float" office:value="190.659973" calcext:value-type="float">
            <text:p>190,659973</text:p>
          </table:table-cell>
          <table:table-cell office:value-type="float" office:value="190.934174" calcext:value-type="float">
            <text:p>190,934174</text:p>
          </table:table-cell>
          <table:table-cell office:value-type="float" office:value="192.481384" calcext:value-type="float">
            <text:p>192,481384</text:p>
          </table:table-cell>
          <table:table-cell office:value-type="float" office:value="193.132401" calcext:value-type="float">
            <text:p>193,13240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io Grande do Norte</text:p>
          </table:table-cell>
          <table:table-cell office:value-type="float" office:value="48.457928" calcext:value-type="float">
            <text:p>48,457928</text:p>
          </table:table-cell>
          <table:table-cell office:value-type="float" office:value="49.945183" calcext:value-type="float">
            <text:p>49,945183</text:p>
          </table:table-cell>
          <table:table-cell office:value-type="float" office:value="50.881908" calcext:value-type="float">
            <text:p>50,881908</text:p>
          </table:table-cell>
          <table:table-cell office:value-type="float" office:value="50.939217" calcext:value-type="float">
            <text:p>50,939217</text:p>
          </table:table-cell>
          <table:table-cell office:value-type="float" office:value="50.833763" calcext:value-type="float">
            <text:p>50,833763</text:p>
          </table:table-cell>
          <table:table-cell office:value-type="float" office:value="51.323463" calcext:value-type="float">
            <text:p>51,323463</text:p>
          </table:table-cell>
          <table:table-cell office:value-type="float" office:value="50.461178" calcext:value-type="float">
            <text:p>50,461178</text:p>
          </table:table-cell>
          <table:table-cell office:value-type="float" office:value="51.10009" calcext:value-type="float">
            <text:p>51,10009</text:p>
          </table:table-cell>
          <table:table-cell office:value-type="float" office:value="52.18618" calcext:value-type="float">
            <text:p>52,18618</text:p>
          </table:table-cell>
          <table:table-cell office:value-type="float" office:value="52.2472" calcext:value-type="float">
            <text:p>52,2472</text:p>
          </table:table-cell>
          <table:table-cell office:value-type="float" office:value="51.563957" calcext:value-type="float">
            <text:p>51,563957</text:p>
          </table:table-cell>
          <table:table-cell office:value-type="float" office:value="50.719185" calcext:value-type="float">
            <text:p>50,71918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ondônia</text:p>
          </table:table-cell>
          <table:table-cell office:value-type="float" office:value="33.005653" calcext:value-type="float">
            <text:p>33,005653</text:p>
          </table:table-cell>
          <table:table-cell office:value-type="float" office:value="32.539772" calcext:value-type="float">
            <text:p>32,539772</text:p>
          </table:table-cell>
          <table:table-cell office:value-type="float" office:value="31.842428" calcext:value-type="float">
            <text:p>31,842428</text:p>
          </table:table-cell>
          <table:table-cell office:value-type="float" office:value="31.732412" calcext:value-type="float">
            <text:p>31,732412</text:p>
          </table:table-cell>
          <table:table-cell office:value-type="float" office:value="31.495205" calcext:value-type="float">
            <text:p>31,495205</text:p>
          </table:table-cell>
          <table:table-cell office:value-type="float" office:value="31.10677" calcext:value-type="float">
            <text:p>31,10677</text:p>
          </table:table-cell>
          <table:table-cell office:value-type="float" office:value="30.978979" calcext:value-type="float">
            <text:p>30,978979</text:p>
          </table:table-cell>
          <table:table-cell office:value-type="float" office:value="31.674988" calcext:value-type="float">
            <text:p>31,674988</text:p>
          </table:table-cell>
          <table:table-cell office:value-type="float" office:value="30.827982" calcext:value-type="float">
            <text:p>30,827982</text:p>
          </table:table-cell>
          <table:table-cell office:value-type="float" office:value="30.681976" calcext:value-type="float">
            <text:p>30,681976</text:p>
          </table:table-cell>
          <table:table-cell office:value-type="float" office:value="31.241756" calcext:value-type="float">
            <text:p>31,241756</text:p>
          </table:table-cell>
          <table:table-cell office:value-type="float" office:value="31.316656" calcext:value-type="float">
            <text:p>31,31665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oraima</text:p>
          </table:table-cell>
          <table:table-cell office:value-type="float" office:value="7.445918" calcext:value-type="float">
            <text:p>7,445918</text:p>
          </table:table-cell>
          <table:table-cell office:value-type="float" office:value="7.522638" calcext:value-type="float">
            <text:p>7,522638</text:p>
          </table:table-cell>
          <table:table-cell office:value-type="float" office:value="7.585096" calcext:value-type="float">
            <text:p>7,585096</text:p>
          </table:table-cell>
          <table:table-cell office:value-type="float" office:value="7.637464" calcext:value-type="float">
            <text:p>7,637464</text:p>
          </table:table-cell>
          <table:table-cell office:value-type="float" office:value="7.668759" calcext:value-type="float">
            <text:p>7,668759</text:p>
          </table:table-cell>
          <table:table-cell office:value-type="float" office:value="7.661864" calcext:value-type="float">
            <text:p>7,661864</text:p>
          </table:table-cell>
          <table:table-cell office:value-type="float" office:value="7.647221" calcext:value-type="float">
            <text:p>7,647221</text:p>
          </table:table-cell>
          <table:table-cell office:value-type="float" office:value="7.672256" calcext:value-type="float">
            <text:p>7,672256</text:p>
          </table:table-cell>
          <table:table-cell office:value-type="float" office:value="7.703093" calcext:value-type="float">
            <text:p>7,703093</text:p>
          </table:table-cell>
          <table:table-cell office:value-type="float" office:value="7.74969" calcext:value-type="float">
            <text:p>7,74969</text:p>
          </table:table-cell>
          <table:table-cell office:value-type="float" office:value="7.82033" calcext:value-type="float">
            <text:p>7,82033</text:p>
          </table:table-cell>
          <table:table-cell office:value-type="float" office:value="7.899413" calcext:value-type="float">
            <text:p>7,89941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anta Catarina</text:p>
          </table:table-cell>
          <table:table-cell office:value-type="float" office:value="253.353317" calcext:value-type="float">
            <text:p>253,353317</text:p>
          </table:table-cell>
          <table:table-cell office:value-type="float" office:value="256.912781" calcext:value-type="float">
            <text:p>256,912781</text:p>
          </table:table-cell>
          <table:table-cell office:value-type="float" office:value="252.835281" calcext:value-type="float">
            <text:p>252,835281</text:p>
          </table:table-cell>
          <table:table-cell office:value-type="float" office:value="253.951004" calcext:value-type="float">
            <text:p>253,951004</text:p>
          </table:table-cell>
          <table:table-cell office:value-type="float" office:value="229.180222" calcext:value-type="float">
            <text:p>229,180222</text:p>
          </table:table-cell>
          <table:table-cell office:value-type="float" office:value="229.509476" calcext:value-type="float">
            <text:p>229,509476</text:p>
          </table:table-cell>
          <table:table-cell office:value-type="float" office:value="224.681152" calcext:value-type="float">
            <text:p>224,681152</text:p>
          </table:table-cell>
          <table:table-cell office:value-type="float" office:value="231.159302" calcext:value-type="float">
            <text:p>231,159302</text:p>
          </table:table-cell>
          <table:table-cell office:value-type="float" office:value="230.94722" calcext:value-type="float">
            <text:p>230,94722</text:p>
          </table:table-cell>
          <table:table-cell office:value-type="float" office:value="227.810349" calcext:value-type="float">
            <text:p>227,810349</text:p>
          </table:table-cell>
          <table:table-cell office:value-type="float" office:value="226.826218" calcext:value-type="float">
            <text:p>226,826218</text:p>
          </table:table-cell>
          <table:table-cell office:value-type="float" office:value="230.695312" calcext:value-type="float">
            <text:p>230,6953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ão Paulo</text:p>
          </table:table-cell>
          <table:table-cell office:value-type="float" office:value="820.398865" calcext:value-type="float">
            <text:p>820,398865</text:p>
          </table:table-cell>
          <table:table-cell office:value-type="float" office:value="845.005554" calcext:value-type="float">
            <text:p>845,005554</text:p>
          </table:table-cell>
          <table:table-cell office:value-type="float" office:value="833.453491" calcext:value-type="float">
            <text:p>833,453491</text:p>
          </table:table-cell>
          <table:table-cell office:value-type="float" office:value="838.528076" calcext:value-type="float">
            <text:p>838,528076</text:p>
          </table:table-cell>
          <table:table-cell office:value-type="float" office:value="841.658325" calcext:value-type="float">
            <text:p>841,658325</text:p>
          </table:table-cell>
          <table:table-cell office:value-type="float" office:value="842.437561" calcext:value-type="float">
            <text:p>842,437561</text:p>
          </table:table-cell>
          <table:table-cell office:value-type="float" office:value="843.074524" calcext:value-type="float">
            <text:p>843,074524</text:p>
          </table:table-cell>
          <table:table-cell office:value-type="float" office:value="829.204285" calcext:value-type="float">
            <text:p>829,204285</text:p>
          </table:table-cell>
          <table:table-cell office:value-type="float" office:value="829.648865" calcext:value-type="float">
            <text:p>829,648865</text:p>
          </table:table-cell>
          <table:table-cell office:value-type="float" office:value="837.332825" calcext:value-type="float">
            <text:p>837,332825</text:p>
          </table:table-cell>
          <table:table-cell office:value-type="float" office:value="844.367188" calcext:value-type="float">
            <text:p>844,367188</text:p>
          </table:table-cell>
          <table:table-cell office:value-type="float" office:value="848.12677" calcext:value-type="float">
            <text:p>848,12677</text:p>
          </table:table-cell>
          <table:table-cell table:number-columns-repeated="8"/>
          <table:table-cell table:style-name="ce17"/>
          <table:table-cell table:number-columns-repeated="9"/>
        </table:table-row>
        <table:table-row table:style-name="ro2">
          <table:table-cell office:value-type="string" calcext:value-type="string">
            <text:p>Sergipe</text:p>
          </table:table-cell>
          <table:table-cell office:value-type="float" office:value="30.656488" calcext:value-type="float">
            <text:p>30,656488</text:p>
          </table:table-cell>
          <table:table-cell office:value-type="float" office:value="31.58276" calcext:value-type="float">
            <text:p>31,58276</text:p>
          </table:table-cell>
          <table:table-cell office:value-type="float" office:value="32.015732" calcext:value-type="float">
            <text:p>32,015732</text:p>
          </table:table-cell>
          <table:table-cell office:value-type="float" office:value="32.134586" calcext:value-type="float">
            <text:p>32,134586</text:p>
          </table:table-cell>
          <table:table-cell office:value-type="float" office:value="32.381744" calcext:value-type="float">
            <text:p>32,381744</text:p>
          </table:table-cell>
          <table:table-cell office:value-type="float" office:value="33.571915" calcext:value-type="float">
            <text:p>33,571915</text:p>
          </table:table-cell>
          <table:table-cell office:value-type="float" office:value="32.205311" calcext:value-type="float">
            <text:p>32,205311</text:p>
          </table:table-cell>
          <table:table-cell office:value-type="float" office:value="33.262463" calcext:value-type="float">
            <text:p>33,262463</text:p>
          </table:table-cell>
          <table:table-cell office:value-type="float" office:value="34.192162" calcext:value-type="float">
            <text:p>34,192162</text:p>
          </table:table-cell>
          <table:table-cell office:value-type="float" office:value="33.426807" calcext:value-type="float">
            <text:p>33,426807</text:p>
          </table:table-cell>
          <table:table-cell office:value-type="float" office:value="32.436539" calcext:value-type="float">
            <text:p>32,436539</text:p>
          </table:table-cell>
          <table:table-cell office:value-type="float" office:value="31.34936" calcext:value-type="float">
            <text:p>31,3493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Tocantins</text:p>
          </table:table-cell>
          <table:table-cell office:value-type="float" office:value="30.756824" calcext:value-type="float">
            <text:p>30,756824</text:p>
          </table:table-cell>
          <table:table-cell office:value-type="float" office:value="31.492544" calcext:value-type="float">
            <text:p>31,492544</text:p>
          </table:table-cell>
          <table:table-cell office:value-type="float" office:value="32.956749" calcext:value-type="float">
            <text:p>32,956749</text:p>
          </table:table-cell>
          <table:table-cell office:value-type="float" office:value="34.822922" calcext:value-type="float">
            <text:p>34,822922</text:p>
          </table:table-cell>
          <table:table-cell office:value-type="float" office:value="37.372169" calcext:value-type="float">
            <text:p>37,372169</text:p>
          </table:table-cell>
          <table:table-cell office:value-type="float" office:value="39.588867" calcext:value-type="float">
            <text:p>39,588867</text:p>
          </table:table-cell>
          <table:table-cell office:value-type="float" office:value="39.937222" calcext:value-type="float">
            <text:p>39,937222</text:p>
          </table:table-cell>
          <table:table-cell office:value-type="float" office:value="40.089756" calcext:value-type="float">
            <text:p>40,089756</text:p>
          </table:table-cell>
          <table:table-cell office:value-type="float" office:value="40.500793" calcext:value-type="float">
            <text:p>40,500793</text:p>
          </table:table-cell>
          <table:table-cell office:value-type="float" office:value="40.549477" calcext:value-type="float">
            <text:p>40,549477</text:p>
          </table:table-cell>
          <table:table-cell office:value-type="float" office:value="39.690262" calcext:value-type="float">
            <text:p>39,690262</text:p>
          </table:table-cell>
          <table:table-cell office:value-type="float" office:value="38.237206" calcext:value-type="float">
            <text:p>38,237206</text:p>
          </table:table-cell>
          <table:table-cell table:number-columns-repeated="18"/>
        </table:table-row>
        <table:table-row table:style-name="ro2" table:number-rows-repeated="9">
          <table:table-cell table:style-name="Default"/>
          <table:table-cell table:style-name="ce17" table:number-columns-repeated="12"/>
          <table:table-cell table:number-columns-repeated="18"/>
        </table:table-row>
        <table:table-row table:style-name="ro2">
          <table:table-cell table:style-name="Default"/>
          <table:table-cell table:style-name="ce17" table:number-columns-repeated="12"/>
          <table:table-cell table:number-columns-repeated="18"/>
        </table:table-row>
      </table:table>
      <table:table table:name="Porcentagem" table:style-name="ta1">
        <table:table-column table:style-name="co4" table:default-cell-style-name="ce13"/>
        <table:table-column table:style-name="co2" table:number-columns-repeated="12" table:default-cell-style-name="ce24"/>
        <table:table-column table:style-name="co2" table:default-cell-style-name="ce47"/>
        <table:table-column table:style-name="co5" table:default-cell-style-name="ce21"/>
        <table:table-column table:style-name="co6" table:default-cell-style-name="ce24"/>
        <table:table-column table:style-name="co2" table:default-cell-style-name="ce15"/>
        <table:table-column table:style-name="co2" table:number-columns-repeated="972" table:default-cell-style-name="ce84"/>
        <table:table-row table:style-name="ro1">
          <table:table-cell table:style-name="ce5" office:value-type="string" calcext:value-type="string">
            <text:p>% do Erro Absoluto</text:p>
          </table:table-cell>
          <table:table-cell table:style-name="ce16" office:value-type="string" calcext:value-type="string">
            <text:p>2019-01</text:p>
          </table:table-cell>
          <table:table-cell table:style-name="ce16" office:value-type="string" calcext:value-type="string">
            <text:p>2019-02</text:p>
          </table:table-cell>
          <table:table-cell table:style-name="ce16" office:value-type="string" calcext:value-type="string">
            <text:p>2019-03</text:p>
          </table:table-cell>
          <table:table-cell table:style-name="ce16" office:value-type="string" calcext:value-type="string">
            <text:p>2019-04</text:p>
          </table:table-cell>
          <table:table-cell table:style-name="ce16" office:value-type="string" calcext:value-type="string">
            <text:p>2019-05</text:p>
          </table:table-cell>
          <table:table-cell table:style-name="ce16" office:value-type="string" calcext:value-type="string">
            <text:p>2019-06</text:p>
          </table:table-cell>
          <table:table-cell table:style-name="ce16" office:value-type="string" calcext:value-type="string">
            <text:p>2019-07</text:p>
          </table:table-cell>
          <table:table-cell table:style-name="ce16" office:value-type="string" calcext:value-type="string">
            <text:p>2019-08</text:p>
          </table:table-cell>
          <table:table-cell table:style-name="ce16" office:value-type="string" calcext:value-type="string">
            <text:p>2019-09</text:p>
          </table:table-cell>
          <table:table-cell table:style-name="ce16" office:value-type="string" calcext:value-type="string">
            <text:p>2019-10</text:p>
          </table:table-cell>
          <table:table-cell table:style-name="ce16" office:value-type="string" calcext:value-type="string">
            <text:p>2019-11</text:p>
          </table:table-cell>
          <table:table-cell table:style-name="ce16" office:value-type="string" calcext:value-type="string">
            <text:p>2019-12</text:p>
          </table:table-cell>
          <table:table-cell table:style-name="ce26" office:value-type="string" calcext:value-type="string">
            <text:p>MAPE</text:p>
          </table:table-cell>
          <table:table-cell table:style-name="ce26" office:value-type="string" calcext:value-type="string">
            <text:p>Desv. Padrão </text:p>
          </table:table-cell>
          <table:table-cell table:style-name="ce26" office:value-type="string" calcext:value-type="string">
            <text:p>Erro Cim. Total</text:p>
          </table:table-cell>
          <table:table-cell table:style-name="ce26" office:value-type="string" calcext:value-type="string">
            <text:p>&lt; 5%</text:p>
          </table:table-cell>
          <table:table-cell table:style-name="Default" table:number-columns-repeated="972"/>
        </table:table-row>
        <table:table-row table:style-name="ro2">
          <table:table-cell office:value-type="string" calcext:value-type="string">
            <text:p>Acre</text:p>
          </table:table-cell>
          <table:table-cell table:formula="of:=(ABS([$Registrado.B2] - [$Previsto.B2])/[$Registrado.B2])" office:value-type="percentage" office:value="0.0368702180908116" calcext:value-type="percentage">
            <text:p>3,687%</text:p>
          </table:table-cell>
          <table:table-cell table:formula="of:=(ABS([$Registrado.C2] - [$Previsto.C2])/[$Registrado.C2])" office:value-type="percentage" office:value="0.132034293420672" calcext:value-type="percentage">
            <text:p>13,203%</text:p>
          </table:table-cell>
          <table:table-cell table:formula="of:=(ABS([$Registrado.D2] - [$Previsto.D2])/[$Registrado.D2])" office:value-type="percentage" office:value="0.503956435643564" calcext:value-type="percentage">
            <text:p>50,396%</text:p>
          </table:table-cell>
          <table:table-cell table:formula="of:=(ABS([$Registrado.E2] - [$Previsto.E2])/[$Registrado.E2])" office:value-type="percentage" office:value="0.1511099157253" calcext:value-type="percentage">
            <text:p>15,111%</text:p>
          </table:table-cell>
          <table:table-cell table:formula="of:=(ABS([$Registrado.F2] - [$Previsto.F2])/[$Registrado.F2])" office:value-type="percentage" office:value="0.0910266229613049" calcext:value-type="percentage">
            <text:p>9,103%</text:p>
          </table:table-cell>
          <table:table-cell table:formula="of:=(ABS([$Registrado.G2] - [$Previsto.G2])/[$Registrado.G2])" office:value-type="percentage" office:value="0.142937572158997" calcext:value-type="percentage">
            <text:p>14,294%</text:p>
          </table:table-cell>
          <table:table-cell table:formula="of:=(ABS([$Registrado.H2] - [$Previsto.H2])/[$Registrado.H2])" office:value-type="percentage" office:value="0.0237125413907285" calcext:value-type="percentage">
            <text:p>2,371%</text:p>
          </table:table-cell>
          <table:table-cell table:formula="of:=(ABS([$Registrado.I2] - [$Previsto.I2])/[$Registrado.I2])" office:value-type="percentage" office:value="0.136542964779047" calcext:value-type="percentage">
            <text:p>13,654%</text:p>
          </table:table-cell>
          <table:table-cell table:formula="of:=(ABS([$Registrado.J2] - [$Previsto.J2])/[$Registrado.J2])" office:value-type="percentage" office:value="0.0655830984068708" calcext:value-type="percentage">
            <text:p>6,558%</text:p>
          </table:table-cell>
          <table:table-cell table:formula="of:=(ABS([$Registrado.K2] - [$Previsto.K2])/[$Registrado.K2])" office:value-type="percentage" office:value="0.163306454539955" calcext:value-type="percentage">
            <text:p>16,331%</text:p>
          </table:table-cell>
          <table:table-cell table:formula="of:=(ABS([$Registrado.L2] - [$Previsto.L2])/[$Registrado.L2])" office:value-type="percentage" office:value="0.10665730632645" calcext:value-type="percentage">
            <text:p>10,666%</text:p>
          </table:table-cell>
          <table:table-cell table:formula="of:=(ABS([$Registrado.M2] - [$Previsto.M2])/[$Registrado.M2])" office:value-type="percentage" office:value="0.339467322834646" calcext:value-type="percentage">
            <text:p>33,947%</text:p>
          </table:table-cell>
          <table:table-cell table:style-name="ce49" table:formula="of:=AVERAGE([.B2:.M2])" office:value-type="percentage" office:value="0.157767062189862" calcext:value-type="percentage">
            <text:p>15,777%</text:p>
          </table:table-cell>
          <table:table-cell table:formula="of:=STDEV([.B2:.M2])" office:value-type="percentage" office:value="0.135653522208299" calcext:value-type="percentage">
            <text:p>13,57%</text:p>
          </table:table-cell>
          <table:table-cell table:formula="of:=ABS(SUM([$Registrado.B2:.M2]) -SUM([$Previsto.B2:.M2]))/SUM([$Registrado.B2:.M2])" office:value-type="percentage" office:value="0.0384411271341822" calcext:value-type="percentage">
            <text:p>3,844%</text:p>
          </table:table-cell>
          <table:table-cell table:formula="of:=COUNTIF([.B2:.M2]; &quot;&lt;0,05&quot;)" office:value-type="float" office:value="2" calcext:value-type="float">
            <text:p>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lagoas</text:p>
          </table:table-cell>
          <table:table-cell table:formula="of:=(ABS([$Registrado.B3] - [$Previsto.B3])/[$Registrado.B3])" office:value-type="percentage" office:value="0.0824583178955168" calcext:value-type="percentage">
            <text:p>8,246%</text:p>
          </table:table-cell>
          <table:table-cell table:formula="of:=(ABS([$Registrado.C3] - [$Previsto.C3])/[$Registrado.C3])" office:value-type="percentage" office:value="0.0135638620053987" calcext:value-type="percentage">
            <text:p>1,356%</text:p>
          </table:table-cell>
          <table:table-cell table:formula="of:=(ABS([$Registrado.D3] - [$Previsto.D3])/[$Registrado.D3])" office:value-type="percentage" office:value="0.0210462125909729" calcext:value-type="percentage">
            <text:p>2,105%</text:p>
          </table:table-cell>
          <table:table-cell table:formula="of:=(ABS([$Registrado.E3] - [$Previsto.E3])/[$Registrado.E3])" office:value-type="percentage" office:value="0.030784024492068" calcext:value-type="percentage">
            <text:p>3,078%</text:p>
          </table:table-cell>
          <table:table-cell table:formula="of:=(ABS([$Registrado.F3] - [$Previsto.F3])/[$Registrado.F3])" office:value-type="percentage" office:value="0.132585056997665" calcext:value-type="percentage">
            <text:p>13,259%</text:p>
          </table:table-cell>
          <table:table-cell table:formula="of:=(ABS([$Registrado.G3] - [$Previsto.G3])/[$Registrado.G3])" office:value-type="percentage" office:value="0.43261744966443" calcext:value-type="percentage">
            <text:p>43,262%</text:p>
          </table:table-cell>
          <table:table-cell table:formula="of:=(ABS([$Registrado.H3] - [$Previsto.H3])/[$Registrado.H3])" office:value-type="percentage" office:value="0.122812774936519" calcext:value-type="percentage">
            <text:p>12,281%</text:p>
          </table:table-cell>
          <table:table-cell table:formula="of:=(ABS([$Registrado.I3] - [$Previsto.I3])/[$Registrado.I3])" office:value-type="percentage" office:value="0.00681898202483166" calcext:value-type="percentage">
            <text:p>0,682%</text:p>
          </table:table-cell>
          <table:table-cell table:formula="of:=(ABS([$Registrado.J3] - [$Previsto.J3])/[$Registrado.J3])" office:value-type="percentage" office:value="0.0208654164876312" calcext:value-type="percentage">
            <text:p>2,087%</text:p>
          </table:table-cell>
          <table:table-cell table:formula="of:=(ABS([$Registrado.K3] - [$Previsto.K3])/[$Registrado.K3])" office:value-type="percentage" office:value="0.228966629979158" calcext:value-type="percentage">
            <text:p>22,897%</text:p>
          </table:table-cell>
          <table:table-cell table:formula="of:=(ABS([$Registrado.L3] - [$Previsto.L3])/[$Registrado.L3])" office:value-type="percentage" office:value="0.156334983412814" calcext:value-type="percentage">
            <text:p>15,633%</text:p>
          </table:table-cell>
          <table:table-cell table:formula="of:=(ABS([$Registrado.M3] - [$Previsto.M3])/[$Registrado.M3])" office:value-type="percentage" office:value="0.123193134810837" calcext:value-type="percentage">
            <text:p>12,319%</text:p>
          </table:table-cell>
          <table:table-cell table:style-name="ce49" table:formula="of:=AVERAGE([.B3:.M3])" office:value-type="percentage" office:value="0.114337237108154" calcext:value-type="percentage">
            <text:p>11,434%</text:p>
          </table:table-cell>
          <table:table-cell table:formula="of:=STDEV([.B3:.M3])" office:value-type="percentage" office:value="0.122044066685995" calcext:value-type="percentage">
            <text:p>12,20%</text:p>
          </table:table-cell>
          <table:table-cell table:formula="of:=ABS(SUM([$Registrado.B3:.M3]) -SUM([$Previsto.B3:.M3]))/SUM([$Registrado.B3:.M3])" office:value-type="percentage" office:value="0.0357042384263415" calcext:value-type="percentage">
            <text:p>3,570%</text:p>
          </table:table-cell>
          <table:table-cell table:formula="of:=COUNTIF([.B3:.M3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mapá</text:p>
          </table:table-cell>
          <table:table-cell table:formula="of:=(ABS([$Registrado.B4] - [$Previsto.B4])/[$Registrado.B4])" office:value-type="percentage" office:value="0.157899803941802" calcext:value-type="percentage">
            <text:p>15,790%</text:p>
          </table:table-cell>
          <table:table-cell table:formula="of:=(ABS([$Registrado.C4] - [$Previsto.C4])/[$Registrado.C4])" office:value-type="percentage" office:value="0.498874356194091" calcext:value-type="percentage">
            <text:p>49,887%</text:p>
          </table:table-cell>
          <table:table-cell table:formula="of:=(ABS([$Registrado.D4] - [$Previsto.D4])/[$Registrado.D4])" office:value-type="percentage" office:value="0.577622668579627" calcext:value-type="percentage">
            <text:p>57,762%</text:p>
          </table:table-cell>
          <table:table-cell table:formula="of:=(ABS([$Registrado.E4] - [$Previsto.E4])/[$Registrado.E4])" office:value-type="percentage" office:value="0.4425" calcext:value-type="percentage">
            <text:p>44,250%</text:p>
          </table:table-cell>
          <table:table-cell table:formula="of:=(ABS([$Registrado.F4] - [$Previsto.F4])/[$Registrado.F4])" office:value-type="percentage" office:value="0.31036460554371" calcext:value-type="percentage">
            <text:p>31,036%</text:p>
          </table:table-cell>
          <table:table-cell table:formula="of:=(ABS([$Registrado.G4] - [$Previsto.G4])/[$Registrado.G4])" office:value-type="percentage" office:value="0.258500848896434" calcext:value-type="percentage">
            <text:p>25,850%</text:p>
          </table:table-cell>
          <table:table-cell table:formula="of:=(ABS([$Registrado.H4] - [$Previsto.H4])/[$Registrado.H4])" office:value-type="percentage" office:value="0.0038902319793797" calcext:value-type="percentage">
            <text:p>0,389%</text:p>
          </table:table-cell>
          <table:table-cell table:formula="of:=(ABS([$Registrado.I4] - [$Previsto.I4])/[$Registrado.I4])" office:value-type="percentage" office:value="0.0118702168929642" calcext:value-type="percentage">
            <text:p>1,187%</text:p>
          </table:table-cell>
          <table:table-cell table:formula="of:=(ABS([$Registrado.J4] - [$Previsto.J4])/[$Registrado.J4])" office:value-type="percentage" office:value="0.120719908466819" calcext:value-type="percentage">
            <text:p>12,072%</text:p>
          </table:table-cell>
          <table:table-cell table:formula="of:=(ABS([$Registrado.K4] - [$Previsto.K4])/[$Registrado.K4])" office:value-type="percentage" office:value="0.11874209928003" calcext:value-type="percentage">
            <text:p>11,874%</text:p>
          </table:table-cell>
          <table:table-cell table:formula="of:=(ABS([$Registrado.L4] - [$Previsto.L4])/[$Registrado.L4])" office:value-type="percentage" office:value="0.166077588779469" calcext:value-type="percentage">
            <text:p>16,608%</text:p>
          </table:table-cell>
          <table:table-cell table:formula="of:=(ABS([$Registrado.M4] - [$Previsto.M4])/[$Registrado.M4])" office:value-type="percentage" office:value="0.0417050676226168" calcext:value-type="percentage">
            <text:p>4,171%</text:p>
          </table:table-cell>
          <table:table-cell table:style-name="ce49" table:formula="of:=AVERAGE([.B4:.M4])" office:value-type="percentage" office:value="0.225730616348079" calcext:value-type="percentage">
            <text:p>22,573%</text:p>
          </table:table-cell>
          <table:table-cell table:formula="of:=STDEV([.B4:.M4])" office:value-type="percentage" office:value="0.193792158706569" calcext:value-type="percentage">
            <text:p>19,38%</text:p>
          </table:table-cell>
          <table:table-cell table:formula="of:=ABS(SUM([$Registrado.B4:.M4]) -SUM([$Previsto.B4:.M4]))/SUM([$Registrado.B4:.M4])" office:value-type="percentage" office:value="0.130632160661823" calcext:value-type="percentage">
            <text:p>13,063%</text:p>
          </table:table-cell>
          <table:table-cell table:formula="of:=COUNTIF([.B4:.M4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mazonas</text:p>
          </table:table-cell>
          <table:table-cell table:formula="of:=(ABS([$Registrado.B5] - [$Previsto.B5])/[$Registrado.B5])" office:value-type="percentage" office:value="0.0551510144859703" calcext:value-type="percentage">
            <text:p>5,515%</text:p>
          </table:table-cell>
          <table:table-cell table:formula="of:=(ABS([$Registrado.C5] - [$Previsto.C5])/[$Registrado.C5])" office:value-type="percentage" office:value="0.172025009715206" calcext:value-type="percentage">
            <text:p>17,203%</text:p>
          </table:table-cell>
          <table:table-cell table:formula="of:=(ABS([$Registrado.D5] - [$Previsto.D5])/[$Registrado.D5])" office:value-type="percentage" office:value="0.337106995290242" calcext:value-type="percentage">
            <text:p>33,711%</text:p>
          </table:table-cell>
          <table:table-cell table:formula="of:=(ABS([$Registrado.E5] - [$Previsto.E5])/[$Registrado.E5])" office:value-type="percentage" office:value="0.0432958050359183" calcext:value-type="percentage">
            <text:p>4,330%</text:p>
          </table:table-cell>
          <table:table-cell table:formula="of:=(ABS([$Registrado.F5] - [$Previsto.F5])/[$Registrado.F5])" office:value-type="percentage" office:value="0.164614820581071" calcext:value-type="percentage">
            <text:p>16,461%</text:p>
          </table:table-cell>
          <table:table-cell table:formula="of:=(ABS([$Registrado.G5] - [$Previsto.G5])/[$Registrado.G5])" office:value-type="percentage" office:value="0.0767203243486748" calcext:value-type="percentage">
            <text:p>7,672%</text:p>
          </table:table-cell>
          <table:table-cell table:formula="of:=(ABS([$Registrado.H5] - [$Previsto.H5])/[$Registrado.H5])" office:value-type="percentage" office:value="0.119938326160467" calcext:value-type="percentage">
            <text:p>11,994%</text:p>
          </table:table-cell>
          <table:table-cell table:formula="of:=(ABS([$Registrado.I5] - [$Previsto.I5])/[$Registrado.I5])" office:value-type="percentage" office:value="0.17155033882801" calcext:value-type="percentage">
            <text:p>17,155%</text:p>
          </table:table-cell>
          <table:table-cell table:formula="of:=(ABS([$Registrado.J5] - [$Previsto.J5])/[$Registrado.J5])" office:value-type="percentage" office:value="0.0224947987629491" calcext:value-type="percentage">
            <text:p>2,249%</text:p>
          </table:table-cell>
          <table:table-cell table:formula="of:=(ABS([$Registrado.K5] - [$Previsto.K5])/[$Registrado.K5])" office:value-type="percentage" office:value="0.0980579837856891" calcext:value-type="percentage">
            <text:p>9,806%</text:p>
          </table:table-cell>
          <table:table-cell table:formula="of:=(ABS([$Registrado.L5] - [$Previsto.L5])/[$Registrado.L5])" office:value-type="percentage" office:value="0.065814275210897" calcext:value-type="percentage">
            <text:p>6,581%</text:p>
          </table:table-cell>
          <table:table-cell table:formula="of:=(ABS([$Registrado.M5] - [$Previsto.M5])/[$Registrado.M5])" office:value-type="percentage" office:value="0.0262979713630393" calcext:value-type="percentage">
            <text:p>2,630%</text:p>
          </table:table-cell>
          <table:table-cell table:style-name="ce49" table:formula="of:=AVERAGE([.B5:.M5])" office:value-type="percentage" office:value="0.112755638630678" calcext:value-type="percentage">
            <text:p>11,276%</text:p>
          </table:table-cell>
          <table:table-cell table:formula="of:=STDEV([.B5:.M5])" office:value-type="percentage" office:value="0.0892020878728635" calcext:value-type="percentage">
            <text:p>8,92%</text:p>
          </table:table-cell>
          <table:table-cell table:formula="of:=ABS(SUM([$Registrado.B5:.M5]) -SUM([$Previsto.B5:.M5]))/SUM([$Registrado.B5:.M5])" office:value-type="percentage" office:value="0.0187235811069205" calcext:value-type="percentage">
            <text:p>1,872%</text:p>
          </table:table-cell>
          <table:table-cell table:formula="of:=COUNTIF([.B5:.M5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Bahia</text:p>
          </table:table-cell>
          <table:table-cell table:formula="of:=(ABS([$Registrado.B6] - [$Previsto.B6])/[$Registrado.B6])" office:value-type="percentage" office:value="0.151651478238193" calcext:value-type="percentage">
            <text:p>15,165%</text:p>
          </table:table-cell>
          <table:table-cell table:formula="of:=(ABS([$Registrado.C6] - [$Previsto.C6])/[$Registrado.C6])" office:value-type="percentage" office:value="0.0370002846489997" calcext:value-type="percentage">
            <text:p>3,700%</text:p>
          </table:table-cell>
          <table:table-cell table:formula="of:=(ABS([$Registrado.D6] - [$Previsto.D6])/[$Registrado.D6])" office:value-type="percentage" office:value="0.0284859733788057" calcext:value-type="percentage">
            <text:p>2,849%</text:p>
          </table:table-cell>
          <table:table-cell table:formula="of:=(ABS([$Registrado.E6] - [$Previsto.E6])/[$Registrado.E6])" office:value-type="percentage" office:value="0.0500119102824778" calcext:value-type="percentage">
            <text:p>5,001%</text:p>
          </table:table-cell>
          <table:table-cell table:formula="of:=(ABS([$Registrado.F6] - [$Previsto.F6])/[$Registrado.F6])" office:value-type="percentage" office:value="0.113589180311587" calcext:value-type="percentage">
            <text:p>11,359%</text:p>
          </table:table-cell>
          <table:table-cell table:formula="of:=(ABS([$Registrado.G6] - [$Previsto.G6])/[$Registrado.G6])" office:value-type="percentage" office:value="0.260628410742559" calcext:value-type="percentage">
            <text:p>26,063%</text:p>
          </table:table-cell>
          <table:table-cell table:formula="of:=(ABS([$Registrado.H6] - [$Previsto.H6])/[$Registrado.H6])" office:value-type="percentage" office:value="0.161344551607883" calcext:value-type="percentage">
            <text:p>16,134%</text:p>
          </table:table-cell>
          <table:table-cell table:formula="of:=(ABS([$Registrado.I6] - [$Previsto.I6])/[$Registrado.I6])" office:value-type="percentage" office:value="0.115982580489295" calcext:value-type="percentage">
            <text:p>11,598%</text:p>
          </table:table-cell>
          <table:table-cell table:formula="of:=(ABS([$Registrado.J6] - [$Previsto.J6])/[$Registrado.J6])" office:value-type="percentage" office:value="0.125580941040503" calcext:value-type="percentage">
            <text:p>12,558%</text:p>
          </table:table-cell>
          <table:table-cell table:formula="of:=(ABS([$Registrado.K6] - [$Previsto.K6])/[$Registrado.K6])" office:value-type="percentage" office:value="0.273206035478083" calcext:value-type="percentage">
            <text:p>27,321%</text:p>
          </table:table-cell>
          <table:table-cell table:formula="of:=(ABS([$Registrado.L6] - [$Previsto.L6])/[$Registrado.L6])" office:value-type="percentage" office:value="0.184576060628426" calcext:value-type="percentage">
            <text:p>18,458%</text:p>
          </table:table-cell>
          <table:table-cell table:formula="of:=(ABS([$Registrado.M6] - [$Previsto.M6])/[$Registrado.M6])" office:value-type="percentage" office:value="0.106715660139406" calcext:value-type="percentage">
            <text:p>10,672%</text:p>
          </table:table-cell>
          <table:table-cell table:formula="of:=AVERAGE([.B6:.M6])" office:value-type="percentage" office:value="0.134064422248851" calcext:value-type="percentage">
            <text:p>13,406%</text:p>
          </table:table-cell>
          <table:table-cell table:formula="of:=STDEV([.B6:.M6])" office:value-type="percentage" office:value="0.0787302417010012" calcext:value-type="percentage">
            <text:p>7,87%</text:p>
          </table:table-cell>
          <table:table-cell table:formula="of:=ABS(SUM([$Registrado.B6:.M6]) -SUM([$Previsto.B6:.M6]))/SUM([$Registrado.B6:.M6])" office:value-type="percentage" office:value="0.0998624824184239" calcext:value-type="percentage">
            <text:p>9,986%</text:p>
          </table:table-cell>
          <table:table-cell table:formula="of:=COUNTIF([.B6:.M6]; &quot;&lt;0,05&quot;)" office:value-type="float" office:value="2" calcext:value-type="float">
            <text:p>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Ceara</text:p>
          </table:table-cell>
          <table:table-cell table:formula="of:=(ABS([$Registrado.B7] - [$Previsto.B7])/[$Registrado.B7])" office:value-type="percentage" office:value="0.0106836828253111" calcext:value-type="percentage">
            <text:p>1,068%</text:p>
          </table:table-cell>
          <table:table-cell table:formula="of:=(ABS([$Registrado.C7] - [$Previsto.C7])/[$Registrado.C7])" office:value-type="percentage" office:value="0.187532334390946" calcext:value-type="percentage">
            <text:p>18,753%</text:p>
          </table:table-cell>
          <table:table-cell table:formula="of:=(ABS([$Registrado.D7] - [$Previsto.D7])/[$Registrado.D7])" office:value-type="percentage" office:value="0.466912263864077" calcext:value-type="percentage">
            <text:p>46,691%</text:p>
          </table:table-cell>
          <table:table-cell table:formula="of:=(ABS([$Registrado.E7] - [$Previsto.E7])/[$Registrado.E7])" office:value-type="percentage" office:value="0.398625136464113" calcext:value-type="percentage">
            <text:p>39,863%</text:p>
          </table:table-cell>
          <table:table-cell table:formula="of:=(ABS([$Registrado.F7] - [$Previsto.F7])/[$Registrado.F7])" office:value-type="percentage" office:value="0.214809536837991" calcext:value-type="percentage">
            <text:p>21,481%</text:p>
          </table:table-cell>
          <table:table-cell table:formula="of:=(ABS([$Registrado.G7] - [$Previsto.G7])/[$Registrado.G7])" office:value-type="percentage" office:value="0.223464251443314" calcext:value-type="percentage">
            <text:p>22,346%</text:p>
          </table:table-cell>
          <table:table-cell table:formula="of:=(ABS([$Registrado.H7] - [$Previsto.H7])/[$Registrado.H7])" office:value-type="percentage" office:value="0.0109276195203909" calcext:value-type="percentage">
            <text:p>1,093%</text:p>
          </table:table-cell>
          <table:table-cell table:formula="of:=(ABS([$Registrado.I7] - [$Previsto.I7])/[$Registrado.I7])" office:value-type="percentage" office:value="0.0548997993189006" calcext:value-type="percentage">
            <text:p>5,490%</text:p>
          </table:table-cell>
          <table:table-cell table:formula="of:=(ABS([$Registrado.J7] - [$Previsto.J7])/[$Registrado.J7])" office:value-type="percentage" office:value="0.108535830874282" calcext:value-type="percentage">
            <text:p>10,854%</text:p>
          </table:table-cell>
          <table:table-cell table:formula="of:=(ABS([$Registrado.K7] - [$Previsto.K7])/[$Registrado.K7])" office:value-type="percentage" office:value="0.0750816414994628" calcext:value-type="percentage">
            <text:p>7,508%</text:p>
          </table:table-cell>
          <table:table-cell table:formula="of:=(ABS([$Registrado.L7] - [$Previsto.L7])/[$Registrado.L7])" office:value-type="percentage" office:value="0.0494809155639764" calcext:value-type="percentage">
            <text:p>4,948%</text:p>
          </table:table-cell>
          <table:table-cell table:formula="of:=(ABS([$Registrado.M7] - [$Previsto.M7])/[$Registrado.M7])" office:value-type="percentage" office:value="0.00280482362803896" calcext:value-type="percentage">
            <text:p>0,280%</text:p>
          </table:table-cell>
          <table:table-cell table:formula="of:=AVERAGE([.B7:.M7])" office:value-type="percentage" office:value="0.150313153019234" calcext:value-type="percentage">
            <text:p>15,031%</text:p>
          </table:table-cell>
          <table:table-cell table:formula="of:=STDEV([.B7:.M7])" office:value-type="percentage" office:value="0.15378537836257" calcext:value-type="percentage">
            <text:p>15,38%</text:p>
          </table:table-cell>
          <table:table-cell table:formula="of:=ABS(SUM([$Registrado.B7:.M7]) -SUM([$Previsto.B7:.M7]))/SUM([$Registrado.B7:.M7])" office:value-type="percentage" office:value="0.0936365976381793" calcext:value-type="percentage">
            <text:p>9,364%</text:p>
          </table:table-cell>
          <table:table-cell table:formula="of:=COUNTIF([.B7:.M7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Distrito Federal</text:p>
          </table:table-cell>
          <table:table-cell table:formula="of:=(ABS([$Registrado.B8] - [$Previsto.B8])/[$Registrado.B8])" office:value-type="percentage" office:value="0.0160312716880997" calcext:value-type="percentage">
            <text:p>1,603%</text:p>
          </table:table-cell>
          <table:table-cell table:formula="of:=(ABS([$Registrado.C8] - [$Previsto.C8])/[$Registrado.C8])" office:value-type="percentage" office:value="0.117002056969101" calcext:value-type="percentage">
            <text:p>11,700%</text:p>
          </table:table-cell>
          <table:table-cell table:formula="of:=(ABS([$Registrado.D8] - [$Previsto.D8])/[$Registrado.D8])" office:value-type="percentage" office:value="0.139451551999281" calcext:value-type="percentage">
            <text:p>13,945%</text:p>
          </table:table-cell>
          <table:table-cell table:formula="of:=(ABS([$Registrado.E8] - [$Previsto.E8])/[$Registrado.E8])" office:value-type="percentage" office:value="0.158970729596137" calcext:value-type="percentage">
            <text:p>15,897%</text:p>
          </table:table-cell>
          <table:table-cell table:formula="of:=(ABS([$Registrado.F8] - [$Previsto.F8])/[$Registrado.F8])" office:value-type="percentage" office:value="0.0532898816772388" calcext:value-type="percentage">
            <text:p>5,329%</text:p>
          </table:table-cell>
          <table:table-cell table:formula="of:=(ABS([$Registrado.G8] - [$Previsto.G8])/[$Registrado.G8])" office:value-type="percentage" office:value="0.0559938950178634" calcext:value-type="percentage">
            <text:p>5,599%</text:p>
          </table:table-cell>
          <table:table-cell table:formula="of:=(ABS([$Registrado.H8] - [$Previsto.H8])/[$Registrado.H8])" office:value-type="percentage" office:value="0.162005453806726" calcext:value-type="percentage">
            <text:p>16,201%</text:p>
          </table:table-cell>
          <table:table-cell table:formula="of:=(ABS([$Registrado.I8] - [$Previsto.I8])/[$Registrado.I8])" office:value-type="percentage" office:value="0.132898732203284" calcext:value-type="percentage">
            <text:p>13,290%</text:p>
          </table:table-cell>
          <table:table-cell table:formula="of:=(ABS([$Registrado.J8] - [$Previsto.J8])/[$Registrado.J8])" office:value-type="percentage" office:value="0.0418088520601098" calcext:value-type="percentage">
            <text:p>4,181%</text:p>
          </table:table-cell>
          <table:table-cell table:formula="of:=(ABS([$Registrado.K8] - [$Previsto.K8])/[$Registrado.K8])" office:value-type="percentage" office:value="0.080708585192231" calcext:value-type="percentage">
            <text:p>8,071%</text:p>
          </table:table-cell>
          <table:table-cell table:formula="of:=(ABS([$Registrado.L8] - [$Previsto.L8])/[$Registrado.L8])" office:value-type="percentage" office:value="0.186271401271401" calcext:value-type="percentage">
            <text:p>18,627%</text:p>
          </table:table-cell>
          <table:table-cell table:formula="of:=(ABS([$Registrado.M8] - [$Previsto.M8])/[$Registrado.M8])" office:value-type="percentage" office:value="0.400472470955595" calcext:value-type="percentage">
            <text:p>40,047%</text:p>
          </table:table-cell>
          <table:table-cell table:formula="of:=AVERAGE([.B8:.M8])" office:value-type="percentage" office:value="0.128742073536422" calcext:value-type="percentage">
            <text:p>12,874%</text:p>
          </table:table-cell>
          <table:table-cell table:formula="of:=STDEV([.B8:.M8])" office:value-type="percentage" office:value="0.101350297959288" calcext:value-type="percentage">
            <text:p>10,14%</text:p>
          </table:table-cell>
          <table:table-cell table:formula="of:=ABS(SUM([$Registrado.B8:.M8]) -SUM([$Previsto.B8:.M8]))/SUM([$Registrado.B8:.M8])" office:value-type="percentage" office:value="0.0280253191382482" calcext:value-type="percentage">
            <text:p>2,803%</text:p>
          </table:table-cell>
          <table:table-cell table:formula="of:=COUNTIF([.B8:.M8]; &quot;&lt;0,05&quot;)" office:value-type="float" office:value="2" calcext:value-type="float">
            <text:p>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Espirito Santo</text:p>
          </table:table-cell>
          <table:table-cell table:formula="of:=(ABS([$Registrado.B9] - [$Previsto.B9])/[$Registrado.B9])" office:value-type="percentage" office:value="0.13513928369412" calcext:value-type="percentage">
            <text:p>13,514%</text:p>
          </table:table-cell>
          <table:table-cell table:formula="of:=(ABS([$Registrado.C9] - [$Previsto.C9])/[$Registrado.C9])" office:value-type="percentage" office:value="0.0179282454823859" calcext:value-type="percentage">
            <text:p>1,793%</text:p>
          </table:table-cell>
          <table:table-cell table:formula="of:=(ABS([$Registrado.D9] - [$Previsto.D9])/[$Registrado.D9])" office:value-type="percentage" office:value="0.0202259364829507" calcext:value-type="percentage">
            <text:p>2,023%</text:p>
          </table:table-cell>
          <table:table-cell table:formula="of:=(ABS([$Registrado.E9] - [$Previsto.E9])/[$Registrado.E9])" office:value-type="percentage" office:value="0.0442756428462194" calcext:value-type="percentage">
            <text:p>4,428%</text:p>
          </table:table-cell>
          <table:table-cell table:formula="of:=(ABS([$Registrado.F9] - [$Previsto.F9])/[$Registrado.F9])" office:value-type="percentage" office:value="0.00576414699918474" calcext:value-type="percentage">
            <text:p>0,576%</text:p>
          </table:table-cell>
          <table:table-cell table:formula="of:=(ABS([$Registrado.G9] - [$Previsto.G9])/[$Registrado.G9])" office:value-type="percentage" office:value="0.0900581375735152" calcext:value-type="percentage">
            <text:p>9,006%</text:p>
          </table:table-cell>
          <table:table-cell table:formula="of:=(ABS([$Registrado.H9] - [$Previsto.H9])/[$Registrado.H9])" office:value-type="percentage" office:value="0.090542937703429" calcext:value-type="percentage">
            <text:p>9,054%</text:p>
          </table:table-cell>
          <table:table-cell table:formula="of:=(ABS([$Registrado.I9] - [$Previsto.I9])/[$Registrado.I9])" office:value-type="percentage" office:value="0.106219174680788" calcext:value-type="percentage">
            <text:p>10,622%</text:p>
          </table:table-cell>
          <table:table-cell table:formula="of:=(ABS([$Registrado.J9] - [$Previsto.J9])/[$Registrado.J9])" office:value-type="percentage" office:value="0.0405832564339177" calcext:value-type="percentage">
            <text:p>4,058%</text:p>
          </table:table-cell>
          <table:table-cell table:formula="of:=(ABS([$Registrado.K9] - [$Previsto.K9])/[$Registrado.K9])" office:value-type="percentage" office:value="0.0687882610309981" calcext:value-type="percentage">
            <text:p>6,879%</text:p>
          </table:table-cell>
          <table:table-cell table:formula="of:=(ABS([$Registrado.L9] - [$Previsto.L9])/[$Registrado.L9])" office:value-type="percentage" office:value="0.207309764046409" calcext:value-type="percentage">
            <text:p>20,731%</text:p>
          </table:table-cell>
          <table:table-cell table:formula="of:=(ABS([$Registrado.M9] - [$Previsto.M9])/[$Registrado.M9])" office:value-type="percentage" office:value="0.229133110687023" calcext:value-type="percentage">
            <text:p>22,913%</text:p>
          </table:table-cell>
          <table:table-cell table:formula="of:=AVERAGE([.B9:.M9])" office:value-type="percentage" office:value="0.0879973248050784" calcext:value-type="percentage">
            <text:p>8,800%</text:p>
          </table:table-cell>
          <table:table-cell table:formula="of:=STDEV([.B9:.M9])" office:value-type="percentage" office:value="0.0723083645214913" calcext:value-type="percentage">
            <text:p>7,23%</text:p>
          </table:table-cell>
          <table:table-cell table:formula="of:=ABS(SUM([$Registrado.B9:.M9]) -SUM([$Previsto.B9:.M9]))/SUM([$Registrado.B9:.M9])" office:value-type="percentage" office:value="0.000540997240123173" calcext:value-type="percentage">
            <text:p>0,054%</text:p>
          </table:table-cell>
          <table:table-cell table:formula="of:=COUNTIF([.B9:.M9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Goiais</text:p>
          </table:table-cell>
          <table:table-cell table:formula="of:=(ABS([$Registrado.B10] - [$Previsto.B10])/[$Registrado.B10])" office:value-type="percentage" office:value="0.0279907946657128" calcext:value-type="percentage">
            <text:p>2,799%</text:p>
          </table:table-cell>
          <table:table-cell table:formula="of:=(ABS([$Registrado.C10] - [$Previsto.C10])/[$Registrado.C10])" office:value-type="percentage" office:value="0.0548701771070053" calcext:value-type="percentage">
            <text:p>5,487%</text:p>
          </table:table-cell>
          <table:table-cell table:formula="of:=(ABS([$Registrado.D10] - [$Previsto.D10])/[$Registrado.D10])" office:value-type="percentage" office:value="0.015452517952495" calcext:value-type="percentage">
            <text:p>1,545%</text:p>
          </table:table-cell>
          <table:table-cell table:formula="of:=(ABS([$Registrado.E10] - [$Previsto.E10])/[$Registrado.E10])" office:value-type="percentage" office:value="0.011406670554332" calcext:value-type="percentage">
            <text:p>1,141%</text:p>
          </table:table-cell>
          <table:table-cell table:formula="of:=(ABS([$Registrado.F10] - [$Previsto.F10])/[$Registrado.F10])" office:value-type="percentage" office:value="0.131255852416691" calcext:value-type="percentage">
            <text:p>13,126%</text:p>
          </table:table-cell>
          <table:table-cell table:formula="of:=(ABS([$Registrado.G10] - [$Previsto.G10])/[$Registrado.G10])" office:value-type="percentage" office:value="0.00219671769366566" calcext:value-type="percentage">
            <text:p>0,220%</text:p>
          </table:table-cell>
          <table:table-cell table:formula="of:=(ABS([$Registrado.H10] - [$Previsto.H10])/[$Registrado.H10])" office:value-type="percentage" office:value="0.193779917668762" calcext:value-type="percentage">
            <text:p>19,378%</text:p>
          </table:table-cell>
          <table:table-cell table:formula="of:=(ABS([$Registrado.I10] - [$Previsto.I10])/[$Registrado.I10])" office:value-type="percentage" office:value="0.150406170152778" calcext:value-type="percentage">
            <text:p>15,041%</text:p>
          </table:table-cell>
          <table:table-cell table:formula="of:=(ABS([$Registrado.J10] - [$Previsto.J10])/[$Registrado.J10])" office:value-type="percentage" office:value="0.116191261615194" calcext:value-type="percentage">
            <text:p>11,619%</text:p>
          </table:table-cell>
          <table:table-cell table:formula="of:=(ABS([$Registrado.K10] - [$Previsto.K10])/[$Registrado.K10])" office:value-type="percentage" office:value="0.169119741720191" calcext:value-type="percentage">
            <text:p>16,912%</text:p>
          </table:table-cell>
          <table:table-cell table:formula="of:=(ABS([$Registrado.L10] - [$Previsto.L10])/[$Registrado.L10])" office:value-type="percentage" office:value="0.0452329437578588" calcext:value-type="percentage">
            <text:p>4,523%</text:p>
          </table:table-cell>
          <table:table-cell table:formula="of:=(ABS([$Registrado.M10] - [$Previsto.M10])/[$Registrado.M10])" office:value-type="percentage" office:value="0.129451234322885" calcext:value-type="percentage">
            <text:p>12,945%</text:p>
          </table:table-cell>
          <table:table-cell table:formula="of:=AVERAGE([.B10:.M10])" office:value-type="percentage" office:value="0.0872794999689642" calcext:value-type="percentage">
            <text:p>8,728%</text:p>
          </table:table-cell>
          <table:table-cell table:formula="of:=STDEV([.B10:.M10])" office:value-type="percentage" office:value="0.0681320338793738" calcext:value-type="percentage">
            <text:p>6,81%</text:p>
          </table:table-cell>
          <table:table-cell table:formula="of:=ABS(SUM([$Registrado.B10:.M10]) -SUM([$Previsto.B10:.M10]))/SUM([$Registrado.B10:.M10])" office:value-type="percentage" office:value="0.0677059588227642" calcext:value-type="percentage">
            <text:p>6,771%</text:p>
          </table:table-cell>
          <table:table-cell table:formula="of:=COUNTIF([.B10:.M10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ranhão</text:p>
          </table:table-cell>
          <table:table-cell table:formula="of:=(ABS([$Registrado.B11] - [$Previsto.B11])/[$Registrado.B11])" office:value-type="percentage" office:value="0.0684271723747524" calcext:value-type="percentage">
            <text:p>6,843%</text:p>
          </table:table-cell>
          <table:table-cell table:formula="of:=(ABS([$Registrado.C11] - [$Previsto.C11])/[$Registrado.C11])" office:value-type="percentage" office:value="0.366499114103473" calcext:value-type="percentage">
            <text:p>36,650%</text:p>
          </table:table-cell>
          <table:table-cell table:formula="of:=(ABS([$Registrado.D11] - [$Previsto.D11])/[$Registrado.D11])" office:value-type="percentage" office:value="0.495604402726094" calcext:value-type="percentage">
            <text:p>49,560%</text:p>
          </table:table-cell>
          <table:table-cell table:formula="of:=(ABS([$Registrado.E11] - [$Previsto.E11])/[$Registrado.E11])" office:value-type="percentage" office:value="0.638880358285349" calcext:value-type="percentage">
            <text:p>63,888%</text:p>
          </table:table-cell>
          <table:table-cell table:formula="of:=(ABS([$Registrado.F11] - [$Previsto.F11])/[$Registrado.F11])" office:value-type="percentage" office:value="0.402646783387622" calcext:value-type="percentage">
            <text:p>40,265%</text:p>
          </table:table-cell>
          <table:table-cell table:formula="of:=(ABS([$Registrado.G11] - [$Previsto.G11])/[$Registrado.G11])" office:value-type="percentage" office:value="0.273239115023822" calcext:value-type="percentage">
            <text:p>27,324%</text:p>
          </table:table-cell>
          <table:table-cell table:formula="of:=(ABS([$Registrado.H11] - [$Previsto.H11])/[$Registrado.H11])" office:value-type="percentage" office:value="0.126872237918216" calcext:value-type="percentage">
            <text:p>12,687%</text:p>
          </table:table-cell>
          <table:table-cell table:formula="of:=(ABS([$Registrado.I11] - [$Previsto.I11])/[$Registrado.I11])" office:value-type="percentage" office:value="0.14668410269453" calcext:value-type="percentage">
            <text:p>14,668%</text:p>
          </table:table-cell>
          <table:table-cell table:formula="of:=(ABS([$Registrado.J11] - [$Previsto.J11])/[$Registrado.J11])" office:value-type="percentage" office:value="0.225797209371735" calcext:value-type="percentage">
            <text:p>22,580%</text:p>
          </table:table-cell>
          <table:table-cell table:formula="of:=(ABS([$Registrado.K11] - [$Previsto.K11])/[$Registrado.K11])" office:value-type="percentage" office:value="0.0277551893304408" calcext:value-type="percentage">
            <text:p>2,776%</text:p>
          </table:table-cell>
          <table:table-cell table:formula="of:=(ABS([$Registrado.L11] - [$Previsto.L11])/[$Registrado.L11])" office:value-type="percentage" office:value="0.0278074189167697" calcext:value-type="percentage">
            <text:p>2,781%</text:p>
          </table:table-cell>
          <table:table-cell table:formula="of:=(ABS([$Registrado.M11] - [$Previsto.M11])/[$Registrado.M11])" office:value-type="percentage" office:value="0.0922596140081469" calcext:value-type="percentage">
            <text:p>9,226%</text:p>
          </table:table-cell>
          <table:table-cell table:style-name="ce49" table:formula="of:=AVERAGE([.B11:.M11])" office:value-type="percentage" office:value="0.241039393178413" calcext:value-type="percentage">
            <text:p>24,104%</text:p>
          </table:table-cell>
          <table:table-cell table:formula="of:=STDEV([.B11:.M11])" office:value-type="percentage" office:value="0.197951440809467" calcext:value-type="percentage">
            <text:p>19,80%</text:p>
          </table:table-cell>
          <table:table-cell table:formula="of:=ABS(SUM([$Registrado.B11:.M11]) -SUM([$Previsto.B11:.M11]))/SUM([$Registrado.B11:.M11])" office:value-type="percentage" office:value="0.19434866706716" calcext:value-type="percentage">
            <text:p>19,435%</text:p>
          </table:table-cell>
          <table:table-cell table:formula="of:=COUNTIF([.B11:.M11]; &quot;&lt;0,05&quot;)" office:value-type="float" office:value="2" calcext:value-type="float">
            <text:p>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to Grosso</text:p>
          </table:table-cell>
          <table:table-cell table:formula="of:=(ABS([$Registrado.B12] - [$Previsto.B12])/[$Registrado.B12])" office:value-type="percentage" office:value="0.0542550226420607" calcext:value-type="percentage">
            <text:p>5,426%</text:p>
          </table:table-cell>
          <table:table-cell table:formula="of:=(ABS([$Registrado.C12] - [$Previsto.C12])/[$Registrado.C12])" office:value-type="percentage" office:value="0.0176198306706607" calcext:value-type="percentage">
            <text:p>1,762%</text:p>
          </table:table-cell>
          <table:table-cell table:formula="of:=(ABS([$Registrado.D12] - [$Previsto.D12])/[$Registrado.D12])" office:value-type="percentage" office:value="0.0445443701869918" calcext:value-type="percentage">
            <text:p>4,454%</text:p>
          </table:table-cell>
          <table:table-cell table:formula="of:=(ABS([$Registrado.E12] - [$Previsto.E12])/[$Registrado.E12])" office:value-type="percentage" office:value="0.0438781205487668" calcext:value-type="percentage">
            <text:p>4,388%</text:p>
          </table:table-cell>
          <table:table-cell table:formula="of:=(ABS([$Registrado.F12] - [$Previsto.F12])/[$Registrado.F12])" office:value-type="percentage" office:value="0.150097616418259" calcext:value-type="percentage">
            <text:p>15,010%</text:p>
          </table:table-cell>
          <table:table-cell table:formula="of:=(ABS([$Registrado.G12] - [$Previsto.G12])/[$Registrado.G12])" office:value-type="percentage" office:value="0.143564974924774" calcext:value-type="percentage">
            <text:p>14,356%</text:p>
          </table:table-cell>
          <table:table-cell table:formula="of:=(ABS([$Registrado.H12] - [$Previsto.H12])/[$Registrado.H12])" office:value-type="percentage" office:value="0.190487176597855" calcext:value-type="percentage">
            <text:p>19,049%</text:p>
          </table:table-cell>
          <table:table-cell table:formula="of:=(ABS([$Registrado.I12] - [$Previsto.I12])/[$Registrado.I12])" office:value-type="percentage" office:value="0.260460390825307" calcext:value-type="percentage">
            <text:p>26,046%</text:p>
          </table:table-cell>
          <table:table-cell table:formula="of:=(ABS([$Registrado.J12] - [$Previsto.J12])/[$Registrado.J12])" office:value-type="percentage" office:value="0.253948524120635" calcext:value-type="percentage">
            <text:p>25,395%</text:p>
          </table:table-cell>
          <table:table-cell table:formula="of:=(ABS([$Registrado.K12] - [$Previsto.K12])/[$Registrado.K12])" office:value-type="percentage" office:value="0.330388226669023" calcext:value-type="percentage">
            <text:p>33,039%</text:p>
          </table:table-cell>
          <table:table-cell table:formula="of:=(ABS([$Registrado.L12] - [$Previsto.L12])/[$Registrado.L12])" office:value-type="percentage" office:value="0.199617230203647" calcext:value-type="percentage">
            <text:p>19,962%</text:p>
          </table:table-cell>
          <table:table-cell table:formula="of:=(ABS([$Registrado.M12] - [$Previsto.M12])/[$Registrado.M12])" office:value-type="percentage" office:value="0.0214301975719065" calcext:value-type="percentage">
            <text:p>2,143%</text:p>
          </table:table-cell>
          <table:table-cell table:style-name="ce48" table:formula="of:=AVERAGE([.B12:.M12])" office:value-type="percentage" office:value="0.142524306781657" calcext:value-type="percentage">
            <text:p>14,252%</text:p>
          </table:table-cell>
          <table:table-cell table:formula="of:=STDEV([.B12:.M12])" office:value-type="percentage" office:value="0.106439535252856" calcext:value-type="percentage">
            <text:p>10,64%</text:p>
          </table:table-cell>
          <table:table-cell table:formula="of:=ABS(SUM([$Registrado.B12:.M12]) -SUM([$Previsto.B12:.M12]))/SUM([$Registrado.B12:.M12])" office:value-type="percentage" office:value="0.155453592648735" calcext:value-type="percentage">
            <text:p>15,545%</text:p>
          </table:table-cell>
          <table:table-cell table:formula="of:=COUNTIF([.B12:.M12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to Grosso do Sul</text:p>
          </table:table-cell>
          <table:table-cell table:formula="of:=(ABS([$Registrado.B13] - [$Previsto.B13])/[$Registrado.B13])" office:value-type="percentage" office:value="0.0704908498598276" calcext:value-type="percentage">
            <text:p>7,049%</text:p>
          </table:table-cell>
          <table:table-cell table:formula="of:=(ABS([$Registrado.C13] - [$Previsto.C13])/[$Registrado.C13])" office:value-type="percentage" office:value="0.101378632348462" calcext:value-type="percentage">
            <text:p>10,138%</text:p>
          </table:table-cell>
          <table:table-cell table:formula="of:=(ABS([$Registrado.D13] - [$Previsto.D13])/[$Registrado.D13])" office:value-type="percentage" office:value="0.135696202918481" calcext:value-type="percentage">
            <text:p>13,570%</text:p>
          </table:table-cell>
          <table:table-cell table:formula="of:=(ABS([$Registrado.E13] - [$Previsto.E13])/[$Registrado.E13])" office:value-type="percentage" office:value="0.00382391958512075" calcext:value-type="percentage">
            <text:p>0,382%</text:p>
          </table:table-cell>
          <table:table-cell table:formula="of:=(ABS([$Registrado.F13] - [$Previsto.F13])/[$Registrado.F13])" office:value-type="percentage" office:value="0.0137277957480432" calcext:value-type="percentage">
            <text:p>1,373%</text:p>
          </table:table-cell>
          <table:table-cell table:formula="of:=(ABS([$Registrado.G13] - [$Previsto.G13])/[$Registrado.G13])" office:value-type="percentage" office:value="0.238857163437297" calcext:value-type="percentage">
            <text:p>23,886%</text:p>
          </table:table-cell>
          <table:table-cell table:formula="of:=(ABS([$Registrado.H13] - [$Previsto.H13])/[$Registrado.H13])" office:value-type="percentage" office:value="0.00486101252490107" calcext:value-type="percentage">
            <text:p>0,486%</text:p>
          </table:table-cell>
          <table:table-cell table:formula="of:=(ABS([$Registrado.I13] - [$Previsto.I13])/[$Registrado.I13])" office:value-type="percentage" office:value="0.0557943248721166" calcext:value-type="percentage">
            <text:p>5,579%</text:p>
          </table:table-cell>
          <table:table-cell table:formula="of:=(ABS([$Registrado.J13] - [$Previsto.J13])/[$Registrado.J13])" office:value-type="percentage" office:value="0.116850908724003" calcext:value-type="percentage">
            <text:p>11,685%</text:p>
          </table:table-cell>
          <table:table-cell table:formula="of:=(ABS([$Registrado.K13] - [$Previsto.K13])/[$Registrado.K13])" office:value-type="percentage" office:value="0.0900006108362347" calcext:value-type="percentage">
            <text:p>9,000%</text:p>
          </table:table-cell>
          <table:table-cell table:formula="of:=(ABS([$Registrado.L13] - [$Previsto.L13])/[$Registrado.L13])" office:value-type="percentage" office:value="0.145737079811601" calcext:value-type="percentage">
            <text:p>14,574%</text:p>
          </table:table-cell>
          <table:table-cell table:formula="of:=(ABS([$Registrado.M13] - [$Previsto.M13])/[$Registrado.M13])" office:value-type="percentage" office:value="0.558139952660213" calcext:value-type="percentage">
            <text:p>55,814%</text:p>
          </table:table-cell>
          <table:table-cell table:formula="of:=AVERAGE([.B13:.M13])" office:value-type="percentage" office:value="0.127946537777192" calcext:value-type="percentage">
            <text:p>12,795%</text:p>
          </table:table-cell>
          <table:table-cell table:formula="of:=STDEV([.B13:.M13])" office:value-type="percentage" office:value="0.151394262995796" calcext:value-type="percentage">
            <text:p>15,14%</text:p>
          </table:table-cell>
          <table:table-cell table:formula="of:=ABS(SUM([$Registrado.B13:.M13]) -SUM([$Previsto.B13:.M13]))/SUM([$Registrado.B13:.M13])" office:value-type="percentage" office:value="0.101117678552426" calcext:value-type="percentage">
            <text:p>10,112%</text:p>
          </table:table-cell>
          <table:table-cell table:formula="of:=COUNTIF([.B13:.M13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inas Gerais</text:p>
          </table:table-cell>
          <table:table-cell table:formula="of:=(ABS([$Registrado.B14] - [$Previsto.B14])/[$Registrado.B14])" office:value-type="percentage" office:value="0.0759755607799972" calcext:value-type="percentage">
            <text:p>7,598%</text:p>
          </table:table-cell>
          <table:table-cell table:formula="of:=(ABS([$Registrado.C14] - [$Previsto.C14])/[$Registrado.C14])" office:value-type="percentage" office:value="0.0324721238813195" calcext:value-type="percentage">
            <text:p>3,247%</text:p>
          </table:table-cell>
          <table:table-cell table:formula="of:=(ABS([$Registrado.D14] - [$Previsto.D14])/[$Registrado.D14])" office:value-type="percentage" office:value="0.0734504660186766" calcext:value-type="percentage">
            <text:p>7,345%</text:p>
          </table:table-cell>
          <table:table-cell table:formula="of:=(ABS([$Registrado.E14] - [$Previsto.E14])/[$Registrado.E14])" office:value-type="percentage" office:value="0.0574257595661249" calcext:value-type="percentage">
            <text:p>5,743%</text:p>
          </table:table-cell>
          <table:table-cell table:formula="of:=(ABS([$Registrado.F14] - [$Previsto.F14])/[$Registrado.F14])" office:value-type="percentage" office:value="0.0930946128628881" calcext:value-type="percentage">
            <text:p>9,309%</text:p>
          </table:table-cell>
          <table:table-cell table:formula="of:=(ABS([$Registrado.G14] - [$Previsto.G14])/[$Registrado.G14])" office:value-type="percentage" office:value="0.0277014503748215" calcext:value-type="percentage">
            <text:p>2,770%</text:p>
          </table:table-cell>
          <table:table-cell table:formula="of:=(ABS([$Registrado.H14] - [$Previsto.H14])/[$Registrado.H14])" office:value-type="percentage" office:value="0.256150400598136" calcext:value-type="percentage">
            <text:p>25,615%</text:p>
          </table:table-cell>
          <table:table-cell table:formula="of:=(ABS([$Registrado.I14] - [$Previsto.I14])/[$Registrado.I14])" office:value-type="percentage" office:value="0.157718489384049" calcext:value-type="percentage">
            <text:p>15,772%</text:p>
          </table:table-cell>
          <table:table-cell table:formula="of:=(ABS([$Registrado.J14] - [$Previsto.J14])/[$Registrado.J14])" office:value-type="percentage" office:value="0.0778006423006643" calcext:value-type="percentage">
            <text:p>7,780%</text:p>
          </table:table-cell>
          <table:table-cell table:formula="of:=(ABS([$Registrado.K14] - [$Previsto.K14])/[$Registrado.K14])" office:value-type="percentage" office:value="0.175416503548432" calcext:value-type="percentage">
            <text:p>17,542%</text:p>
          </table:table-cell>
          <table:table-cell table:formula="of:=(ABS([$Registrado.L14] - [$Previsto.L14])/[$Registrado.L14])" office:value-type="percentage" office:value="0.0728613699927701" calcext:value-type="percentage">
            <text:p>7,286%</text:p>
          </table:table-cell>
          <table:table-cell table:formula="of:=(ABS([$Registrado.M14] - [$Previsto.M14])/[$Registrado.M14])" office:value-type="percentage" office:value="0.108400860919769" calcext:value-type="percentage">
            <text:p>10,840%</text:p>
          </table:table-cell>
          <table:table-cell table:formula="of:=AVERAGE([.B14:.M14])" office:value-type="percentage" office:value="0.100705686685637" calcext:value-type="percentage">
            <text:p>10,071%</text:p>
          </table:table-cell>
          <table:table-cell table:formula="of:=STDEV([.B14:.M14])" office:value-type="percentage" office:value="0.0657995108972234" calcext:value-type="percentage">
            <text:p>6,58%</text:p>
          </table:table-cell>
          <table:table-cell table:formula="of:=ABS(SUM([$Registrado.B14:.M14]) -SUM([$Previsto.B14:.M14]))/SUM([$Registrado.B14:.M14])" office:value-type="percentage" office:value="0.0755606765817675" calcext:value-type="percentage">
            <text:p>7,556%</text:p>
          </table:table-cell>
          <table:table-cell table:formula="of:=COUNTIF([.B14:.M14]; &quot;&lt;0,05&quot;)" office:value-type="float" office:value="2" calcext:value-type="float">
            <text:p>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á</text:p>
          </table:table-cell>
          <table:table-cell table:formula="of:=(ABS([$Registrado.B15] - [$Previsto.B15])/[$Registrado.B15])" office:value-type="percentage" office:value="0.0990119959531725" calcext:value-type="percentage">
            <text:p>9,901%</text:p>
          </table:table-cell>
          <table:table-cell table:formula="of:=(ABS([$Registrado.C15] - [$Previsto.C15])/[$Registrado.C15])" office:value-type="percentage" office:value="0.370982747331893" calcext:value-type="percentage">
            <text:p>37,098%</text:p>
          </table:table-cell>
          <table:table-cell table:formula="of:=(ABS([$Registrado.D15] - [$Previsto.D15])/[$Registrado.D15])" office:value-type="percentage" office:value="0.379056863263687" calcext:value-type="percentage">
            <text:p>37,906%</text:p>
          </table:table-cell>
          <table:table-cell table:formula="of:=(ABS([$Registrado.E15] - [$Previsto.E15])/[$Registrado.E15])" office:value-type="percentage" office:value="0.522838785502022" calcext:value-type="percentage">
            <text:p>52,284%</text:p>
          </table:table-cell>
          <table:table-cell table:formula="of:=(ABS([$Registrado.F15] - [$Previsto.F15])/[$Registrado.F15])" office:value-type="percentage" office:value="0.297009047081752" calcext:value-type="percentage">
            <text:p>29,701%</text:p>
          </table:table-cell>
          <table:table-cell table:formula="of:=(ABS([$Registrado.G15] - [$Previsto.G15])/[$Registrado.G15])" office:value-type="percentage" office:value="0.325229052818611" calcext:value-type="percentage">
            <text:p>32,523%</text:p>
          </table:table-cell>
          <table:table-cell table:formula="of:=(ABS([$Registrado.H15] - [$Previsto.H15])/[$Registrado.H15])" office:value-type="percentage" office:value="0.0489726170515727" calcext:value-type="percentage">
            <text:p>4,897%</text:p>
          </table:table-cell>
          <table:table-cell table:formula="of:=(ABS([$Registrado.I15] - [$Previsto.I15])/[$Registrado.I15])" office:value-type="percentage" office:value="0.151575085868387" calcext:value-type="percentage">
            <text:p>15,158%</text:p>
          </table:table-cell>
          <table:table-cell table:formula="of:=(ABS([$Registrado.J15] - [$Previsto.J15])/[$Registrado.J15])" office:value-type="percentage" office:value="0.0816236562718408" calcext:value-type="percentage">
            <text:p>8,162%</text:p>
          </table:table-cell>
          <table:table-cell table:formula="of:=(ABS([$Registrado.K15] - [$Previsto.K15])/[$Registrado.K15])" office:value-type="percentage" office:value="0.0334716456465583" calcext:value-type="percentage">
            <text:p>3,347%</text:p>
          </table:table-cell>
          <table:table-cell table:formula="of:=(ABS([$Registrado.L15] - [$Previsto.L15])/[$Registrado.L15])" office:value-type="percentage" office:value="0.000390248376856381" calcext:value-type="percentage">
            <text:p>0,039%</text:p>
          </table:table-cell>
          <table:table-cell table:formula="of:=(ABS([$Registrado.M15] - [$Previsto.M15])/[$Registrado.M15])" office:value-type="percentage" office:value="0.0594399582077695" calcext:value-type="percentage">
            <text:p>5,944%</text:p>
          </table:table-cell>
          <table:table-cell table:style-name="ce49" table:formula="of:=AVERAGE([.B15:.M15])" office:value-type="percentage" office:value="0.19746680861451" calcext:value-type="percentage">
            <text:p>19,747%</text:p>
          </table:table-cell>
          <table:table-cell table:formula="of:=STDEV([.B15:.M15])" office:value-type="percentage" office:value="0.17247820871421" calcext:value-type="percentage">
            <text:p>17,25%</text:p>
          </table:table-cell>
          <table:table-cell table:formula="of:=ABS(SUM([$Registrado.B15:.M15]) -SUM([$Previsto.B15:.M15]))/SUM([$Registrado.B15:.M15])" office:value-type="percentage" office:value="0.168414543646121" calcext:value-type="percentage">
            <text:p>16,841%</text:p>
          </table:table-cell>
          <table:table-cell table:formula="of:=COUNTIF([.B15:.M15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aíba</text:p>
          </table:table-cell>
          <table:table-cell table:formula="of:=(ABS([$Registrado.B16] - [$Previsto.B16])/[$Registrado.B16])" office:value-type="percentage" office:value="0.103742391959208" calcext:value-type="percentage">
            <text:p>10,374%</text:p>
          </table:table-cell>
          <table:table-cell table:formula="of:=(ABS([$Registrado.C16] - [$Previsto.C16])/[$Registrado.C16])" office:value-type="percentage" office:value="0.112289909652188" calcext:value-type="percentage">
            <text:p>11,229%</text:p>
          </table:table-cell>
          <table:table-cell table:formula="of:=(ABS([$Registrado.D16] - [$Previsto.D16])/[$Registrado.D16])" office:value-type="percentage" office:value="0.154869757831841" calcext:value-type="percentage">
            <text:p>15,487%</text:p>
          </table:table-cell>
          <table:table-cell table:formula="of:=(ABS([$Registrado.E16] - [$Previsto.E16])/[$Registrado.E16])" office:value-type="percentage" office:value="0.0850512209130307" calcext:value-type="percentage">
            <text:p>8,505%</text:p>
          </table:table-cell>
          <table:table-cell table:formula="of:=(ABS([$Registrado.F16] - [$Previsto.F16])/[$Registrado.F16])" office:value-type="percentage" office:value="0.00548902876264831" calcext:value-type="percentage">
            <text:p>0,549%</text:p>
          </table:table-cell>
          <table:table-cell table:formula="of:=(ABS([$Registrado.G16] - [$Previsto.G16])/[$Registrado.G16])" office:value-type="percentage" office:value="0.331097532607793" calcext:value-type="percentage">
            <text:p>33,110%</text:p>
          </table:table-cell>
          <table:table-cell table:formula="of:=(ABS([$Registrado.H16] - [$Previsto.H16])/[$Registrado.H16])" office:value-type="percentage" office:value="0.0482921852387844" calcext:value-type="percentage">
            <text:p>4,829%</text:p>
          </table:table-cell>
          <table:table-cell table:formula="of:=(ABS([$Registrado.I16] - [$Previsto.I16])/[$Registrado.I16])" office:value-type="percentage" office:value="0.0698222568668735" calcext:value-type="percentage">
            <text:p>6,982%</text:p>
          </table:table-cell>
          <table:table-cell table:formula="of:=(ABS([$Registrado.J16] - [$Previsto.J16])/[$Registrado.J16])" office:value-type="percentage" office:value="0.116754569616332" calcext:value-type="percentage">
            <text:p>11,675%</text:p>
          </table:table-cell>
          <table:table-cell table:formula="of:=(ABS([$Registrado.K16] - [$Previsto.K16])/[$Registrado.K16])" office:value-type="percentage" office:value="0.149592745279797" calcext:value-type="percentage">
            <text:p>14,959%</text:p>
          </table:table-cell>
          <table:table-cell table:formula="of:=(ABS([$Registrado.L16] - [$Previsto.L16])/[$Registrado.L16])" office:value-type="percentage" office:value="0.0961501745629623" calcext:value-type="percentage">
            <text:p>9,615%</text:p>
          </table:table-cell>
          <table:table-cell table:formula="of:=(ABS([$Registrado.M16] - [$Previsto.M16])/[$Registrado.M16])" office:value-type="percentage" office:value="0.036197922918352" calcext:value-type="percentage">
            <text:p>3,620%</text:p>
          </table:table-cell>
          <table:table-cell table:formula="of:=AVERAGE([.B16:.M16])" office:value-type="percentage" office:value="0.109112474684151" calcext:value-type="percentage">
            <text:p>10,911%</text:p>
          </table:table-cell>
          <table:table-cell table:formula="of:=STDEV([.B16:.M16])" office:value-type="percentage" office:value="0.0826554882366285" calcext:value-type="percentage">
            <text:p>8,27%</text:p>
          </table:table-cell>
          <table:table-cell table:formula="of:=ABS(SUM([$Registrado.B16:.M16]) -SUM([$Previsto.B16:.M16]))/SUM([$Registrado.B16:.M16])" office:value-type="percentage" office:value="0.0266227479585998" calcext:value-type="percentage">
            <text:p>2,662%</text:p>
          </table:table-cell>
          <table:table-cell table:formula="of:=COUNTIF([.B16:.M16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aná</text:p>
          </table:table-cell>
          <table:table-cell table:formula="of:=(ABS([$Registrado.B17] - [$Previsto.B17])/[$Registrado.B17])" office:value-type="percentage" office:value="0.0357506323431526" calcext:value-type="percentage">
            <text:p>3,575%</text:p>
          </table:table-cell>
          <table:table-cell table:formula="of:=(ABS([$Registrado.C17] - [$Previsto.C17])/[$Registrado.C17])" office:value-type="percentage" office:value="0.0932587587020894" calcext:value-type="percentage">
            <text:p>9,326%</text:p>
          </table:table-cell>
          <table:table-cell table:formula="of:=(ABS([$Registrado.D17] - [$Previsto.D17])/[$Registrado.D17])" office:value-type="percentage" office:value="0.0555935983317955" calcext:value-type="percentage">
            <text:p>5,559%</text:p>
          </table:table-cell>
          <table:table-cell table:formula="of:=(ABS([$Registrado.E17] - [$Previsto.E17])/[$Registrado.E17])" office:value-type="percentage" office:value="0.00381712494243965" calcext:value-type="percentage">
            <text:p>0,382%</text:p>
          </table:table-cell>
          <table:table-cell table:formula="of:=(ABS([$Registrado.F17] - [$Previsto.F17])/[$Registrado.F17])" office:value-type="percentage" office:value="0.0165615103997556" calcext:value-type="percentage">
            <text:p>1,656%</text:p>
          </table:table-cell>
          <table:table-cell table:formula="of:=(ABS([$Registrado.G17] - [$Previsto.G17])/[$Registrado.G17])" office:value-type="percentage" office:value="0.0618568030793896" calcext:value-type="percentage">
            <text:p>6,186%</text:p>
          </table:table-cell>
          <table:table-cell table:formula="of:=(ABS([$Registrado.H17] - [$Previsto.H17])/[$Registrado.H17])" office:value-type="percentage" office:value="0.137121957541451" calcext:value-type="percentage">
            <text:p>13,712%</text:p>
          </table:table-cell>
          <table:table-cell table:formula="of:=(ABS([$Registrado.I17] - [$Previsto.I17])/[$Registrado.I17])" office:value-type="percentage" office:value="0.0654711106244508" calcext:value-type="percentage">
            <text:p>6,547%</text:p>
          </table:table-cell>
          <table:table-cell table:formula="of:=(ABS([$Registrado.J17] - [$Previsto.J17])/[$Registrado.J17])" office:value-type="percentage" office:value="0.0435549862739889" calcext:value-type="percentage">
            <text:p>4,355%</text:p>
          </table:table-cell>
          <table:table-cell table:formula="of:=(ABS([$Registrado.K17] - [$Previsto.K17])/[$Registrado.K17])" office:value-type="percentage" office:value="0.066819894631644" calcext:value-type="percentage">
            <text:p>6,682%</text:p>
          </table:table-cell>
          <table:table-cell table:formula="of:=(ABS([$Registrado.L17] - [$Previsto.L17])/[$Registrado.L17])" office:value-type="percentage" office:value="0.00540727765220267" calcext:value-type="percentage">
            <text:p>0,541%</text:p>
          </table:table-cell>
          <table:table-cell table:formula="of:=(ABS([$Registrado.M17] - [$Previsto.M17])/[$Registrado.M17])" office:value-type="percentage" office:value="0.335423347563174" calcext:value-type="percentage">
            <text:p>33,542%</text:p>
          </table:table-cell>
          <table:table-cell table:formula="of:=AVERAGE([.B17:.M17])" office:value-type="percentage" office:value="0.0767197501737945" calcext:value-type="percentage">
            <text:p>7,672%</text:p>
          </table:table-cell>
          <table:table-cell table:formula="of:=STDEV([.B17:.M17])" office:value-type="percentage" office:value="0.0897161801437619" calcext:value-type="percentage">
            <text:p>8,97%</text:p>
          </table:table-cell>
          <table:table-cell table:formula="of:=ABS(SUM([$Registrado.B17:.M17]) -SUM([$Previsto.B17:.M17]))/SUM([$Registrado.B17:.M17])" office:value-type="percentage" office:value="0.0151213179704957" calcext:value-type="percentage">
            <text:p>1,512%</text:p>
          </table:table-cell>
          <table:table-cell table:formula="of:=COUNTIF([.B17:.M17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ernambuco</text:p>
          </table:table-cell>
          <table:table-cell table:formula="of:=(ABS([$Registrado.B18] - [$Previsto.B18])/[$Registrado.B18])" office:value-type="percentage" office:value="0.0970606535407346" calcext:value-type="percentage">
            <text:p>9,706%</text:p>
          </table:table-cell>
          <table:table-cell table:formula="of:=(ABS([$Registrado.C18] - [$Previsto.C18])/[$Registrado.C18])" office:value-type="percentage" office:value="0.0795391511382133" calcext:value-type="percentage">
            <text:p>7,954%</text:p>
          </table:table-cell>
          <table:table-cell table:formula="of:=(ABS([$Registrado.D18] - [$Previsto.D18])/[$Registrado.D18])" office:value-type="percentage" office:value="0.0708696604425118" calcext:value-type="percentage">
            <text:p>7,087%</text:p>
          </table:table-cell>
          <table:table-cell table:formula="of:=(ABS([$Registrado.E18] - [$Previsto.E18])/[$Registrado.E18])" office:value-type="percentage" office:value="0.0321694553084476" calcext:value-type="percentage">
            <text:p>3,217%</text:p>
          </table:table-cell>
          <table:table-cell table:formula="of:=(ABS([$Registrado.F18] - [$Previsto.F18])/[$Registrado.F18])" office:value-type="percentage" office:value="0.0268733298127076" calcext:value-type="percentage">
            <text:p>2,687%</text:p>
          </table:table-cell>
          <table:table-cell table:formula="of:=(ABS([$Registrado.G18] - [$Previsto.G18])/[$Registrado.G18])" office:value-type="percentage" office:value="0.219577819929416" calcext:value-type="percentage">
            <text:p>21,958%</text:p>
          </table:table-cell>
          <table:table-cell table:formula="of:=(ABS([$Registrado.H18] - [$Previsto.H18])/[$Registrado.H18])" office:value-type="percentage" office:value="0.0405518247948514" calcext:value-type="percentage">
            <text:p>4,055%</text:p>
          </table:table-cell>
          <table:table-cell table:formula="of:=(ABS([$Registrado.I18] - [$Previsto.I18])/[$Registrado.I18])" office:value-type="percentage" office:value="0.0312318600079767" calcext:value-type="percentage">
            <text:p>3,123%</text:p>
          </table:table-cell>
          <table:table-cell table:formula="of:=(ABS([$Registrado.J18] - [$Previsto.J18])/[$Registrado.J18])" office:value-type="percentage" office:value="0.0188209367618878" calcext:value-type="percentage">
            <text:p>1,882%</text:p>
          </table:table-cell>
          <table:table-cell table:formula="of:=(ABS([$Registrado.K18] - [$Previsto.K18])/[$Registrado.K18])" office:value-type="percentage" office:value="0.267735198899704" calcext:value-type="percentage">
            <text:p>26,774%</text:p>
          </table:table-cell>
          <table:table-cell table:formula="of:=(ABS([$Registrado.L18] - [$Previsto.L18])/[$Registrado.L18])" office:value-type="percentage" office:value="0.168871074360299" calcext:value-type="percentage">
            <text:p>16,887%</text:p>
          </table:table-cell>
          <table:table-cell table:formula="of:=(ABS([$Registrado.M18] - [$Previsto.M18])/[$Registrado.M18])" office:value-type="percentage" office:value="0.110791259263071" calcext:value-type="percentage">
            <text:p>11,079%</text:p>
          </table:table-cell>
          <table:table-cell table:formula="of:=AVERAGE([.B18:.M18])" office:value-type="percentage" office:value="0.0970076853549851" calcext:value-type="percentage">
            <text:p>9,701%</text:p>
          </table:table-cell>
          <table:table-cell table:formula="of:=STDEV([.B18:.M18])" office:value-type="percentage" office:value="0.0816108945209051" calcext:value-type="percentage">
            <text:p>8,16%</text:p>
          </table:table-cell>
          <table:table-cell table:formula="of:=ABS(SUM([$Registrado.B18:.M18]) -SUM([$Previsto.B18:.M18]))/SUM([$Registrado.B18:.M18])" office:value-type="percentage" office:value="0.0377921839126686" calcext:value-type="percentage">
            <text:p>3,779%</text:p>
          </table:table-cell>
          <table:table-cell table:formula="of:=COUNTIF([.B18:.M18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iauí</text:p>
          </table:table-cell>
          <table:table-cell table:formula="of:=(ABS([$Registrado.B19] - [$Previsto.B19])/[$Registrado.B19])" office:value-type="percentage" office:value="0.0734568268524027" calcext:value-type="percentage">
            <text:p>7,346%</text:p>
          </table:table-cell>
          <table:table-cell table:formula="of:=(ABS([$Registrado.C19] - [$Previsto.C19])/[$Registrado.C19])" office:value-type="percentage" office:value="0.299842577188168" calcext:value-type="percentage">
            <text:p>29,984%</text:p>
          </table:table-cell>
          <table:table-cell table:formula="of:=(ABS([$Registrado.D19] - [$Previsto.D19])/[$Registrado.D19])" office:value-type="percentage" office:value="0.373258492740263" calcext:value-type="percentage">
            <text:p>37,326%</text:p>
          </table:table-cell>
          <table:table-cell table:formula="of:=(ABS([$Registrado.E19] - [$Previsto.E19])/[$Registrado.E19])" office:value-type="percentage" office:value="0.47859222516167" calcext:value-type="percentage">
            <text:p>47,859%</text:p>
          </table:table-cell>
          <table:table-cell table:formula="of:=(ABS([$Registrado.F19] - [$Previsto.F19])/[$Registrado.F19])" office:value-type="percentage" office:value="0.111424313967637" calcext:value-type="percentage">
            <text:p>11,142%</text:p>
          </table:table-cell>
          <table:table-cell table:formula="of:=(ABS([$Registrado.G19] - [$Previsto.G19])/[$Registrado.G19])" office:value-type="percentage" office:value="0.0856868647519213" calcext:value-type="percentage">
            <text:p>8,569%</text:p>
          </table:table-cell>
          <table:table-cell table:formula="of:=(ABS([$Registrado.H19] - [$Previsto.H19])/[$Registrado.H19])" office:value-type="percentage" office:value="0.134427193870811" calcext:value-type="percentage">
            <text:p>13,443%</text:p>
          </table:table-cell>
          <table:table-cell table:formula="of:=(ABS([$Registrado.I19] - [$Previsto.I19])/[$Registrado.I19])" office:value-type="percentage" office:value="0.0844852714081757" calcext:value-type="percentage">
            <text:p>8,449%</text:p>
          </table:table-cell>
          <table:table-cell table:formula="of:=(ABS([$Registrado.J19] - [$Previsto.J19])/[$Registrado.J19])" office:value-type="percentage" office:value="0.0489708221992246" calcext:value-type="percentage">
            <text:p>4,897%</text:p>
          </table:table-cell>
          <table:table-cell table:formula="of:=(ABS([$Registrado.K19] - [$Previsto.K19])/[$Registrado.K19])" office:value-type="percentage" office:value="0.138915096325191" calcext:value-type="percentage">
            <text:p>13,892%</text:p>
          </table:table-cell>
          <table:table-cell table:formula="of:=(ABS([$Registrado.L19] - [$Previsto.L19])/[$Registrado.L19])" office:value-type="percentage" office:value="0.114368706658189" calcext:value-type="percentage">
            <text:p>11,437%</text:p>
          </table:table-cell>
          <table:table-cell table:formula="of:=(ABS([$Registrado.M19] - [$Previsto.M19])/[$Registrado.M19])" office:value-type="percentage" office:value="0.0521789322937385" calcext:value-type="percentage">
            <text:p>5,218%</text:p>
          </table:table-cell>
          <table:table-cell table:formula="of:=AVERAGE([.B19:.M19])" office:value-type="percentage" office:value="0.166300610284783" calcext:value-type="percentage">
            <text:p>16,630%</text:p>
          </table:table-cell>
          <table:table-cell table:formula="of:=STDEV([.B19:.M19])" office:value-type="percentage" office:value="0.139566737585825" calcext:value-type="percentage">
            <text:p>13,96%</text:p>
          </table:table-cell>
          <table:table-cell table:formula="of:=ABS(SUM([$Registrado.B19:.M19]) -SUM([$Previsto.B19:.M19]))/SUM([$Registrado.B19:.M19])" office:value-type="percentage" office:value="0.0366442470997399" calcext:value-type="percentage">
            <text:p>3,664%</text:p>
          </table:table-cell>
          <table:table-cell table:formula="of:=COUNTIF([.B19:.M19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Grande do Sul</text:p>
          </table:table-cell>
          <table:table-cell table:formula="of:=(ABS([$Registrado.B20] - [$Previsto.B20])/[$Registrado.B20])" office:value-type="percentage" office:value="0.0137613254644731" calcext:value-type="percentage">
            <text:p>1,376%</text:p>
          </table:table-cell>
          <table:table-cell table:formula="of:=(ABS([$Registrado.C20] - [$Previsto.C20])/[$Registrado.C20])" office:value-type="percentage" office:value="0.0150667352297593" calcext:value-type="percentage">
            <text:p>1,507%</text:p>
          </table:table-cell>
          <table:table-cell table:formula="of:=(ABS([$Registrado.D20] - [$Previsto.D20])/[$Registrado.D20])" office:value-type="percentage" office:value="0.0277853110372673" calcext:value-type="percentage">
            <text:p>2,779%</text:p>
          </table:table-cell>
          <table:table-cell table:formula="of:=(ABS([$Registrado.E20] - [$Previsto.E20])/[$Registrado.E20])" office:value-type="percentage" office:value="0.015467061315839" calcext:value-type="percentage">
            <text:p>1,547%</text:p>
          </table:table-cell>
          <table:table-cell table:formula="of:=(ABS([$Registrado.F20] - [$Previsto.F20])/[$Registrado.F20])" office:value-type="percentage" office:value="0.110849854999855" calcext:value-type="percentage">
            <text:p>11,085%</text:p>
          </table:table-cell>
          <table:table-cell table:formula="of:=(ABS([$Registrado.G20] - [$Previsto.G20])/[$Registrado.G20])" office:value-type="percentage" office:value="0.00994335099285604" calcext:value-type="percentage">
            <text:p>0,994%</text:p>
          </table:table-cell>
          <table:table-cell table:formula="of:=(ABS([$Registrado.H20] - [$Previsto.H20])/[$Registrado.H20])" office:value-type="percentage" office:value="0.019999467098672" calcext:value-type="percentage">
            <text:p>2,000%</text:p>
          </table:table-cell>
          <table:table-cell table:formula="of:=(ABS([$Registrado.I20] - [$Previsto.I20])/[$Registrado.I20])" office:value-type="percentage" office:value="0.0845925761164481" calcext:value-type="percentage">
            <text:p>8,459%</text:p>
          </table:table-cell>
          <table:table-cell table:formula="of:=(ABS([$Registrado.J20] - [$Previsto.J20])/[$Registrado.J20])" office:value-type="percentage" office:value="0.0109271707100823" calcext:value-type="percentage">
            <text:p>1,093%</text:p>
          </table:table-cell>
          <table:table-cell table:formula="of:=(ABS([$Registrado.K20] - [$Previsto.K20])/[$Registrado.K20])" office:value-type="percentage" office:value="0.0127658662754787" calcext:value-type="percentage">
            <text:p>1,277%</text:p>
          </table:table-cell>
          <table:table-cell table:formula="of:=(ABS([$Registrado.L20] - [$Previsto.L20])/[$Registrado.L20])" office:value-type="percentage" office:value="0.0122208169375534" calcext:value-type="percentage">
            <text:p>1,222%</text:p>
          </table:table-cell>
          <table:table-cell table:formula="of:=(ABS([$Registrado.M20] - [$Previsto.M20])/[$Registrado.M20])" office:value-type="percentage" office:value="0.0325941518005143" calcext:value-type="percentage">
            <text:p>3,259%</text:p>
          </table:table-cell>
          <table:table-cell table:formula="of:=AVERAGE([.B20:.M20])" office:value-type="percentage" office:value="0.0304978073315666" calcext:value-type="percentage">
            <text:p>3,050%</text:p>
          </table:table-cell>
          <table:table-cell table:formula="of:=STDEV([.B20:.M20])" office:value-type="percentage" office:value="0.0326173124139746" calcext:value-type="percentage">
            <text:p>3,26%</text:p>
          </table:table-cell>
          <table:table-cell table:formula="of:=ABS(SUM([$Registrado.B20:.M20]) -SUM([$Previsto.B20:.M20]))/SUM([$Registrado.B20:.M20])" office:value-type="percentage" office:value="0.00404840744576856" calcext:value-type="percentage">
            <text:p>0,405%</text:p>
          </table:table-cell>
          <table:table-cell table:formula="of:=COUNTIF([.B20:.M20]; &quot;&lt;0,05&quot;)" office:value-type="float" office:value="10" calcext:value-type="float">
            <text:p>1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de Janeiro</text:p>
          </table:table-cell>
          <table:table-cell table:formula="of:=(ABS([$Registrado.B21] - [$Previsto.B21])/[$Registrado.B21])" office:value-type="percentage" office:value="0.10652081819706" calcext:value-type="percentage">
            <text:p>10,652%</text:p>
          </table:table-cell>
          <table:table-cell table:formula="of:=(ABS([$Registrado.C21] - [$Previsto.C21])/[$Registrado.C21])" office:value-type="percentage" office:value="0.0494031346614524" calcext:value-type="percentage">
            <text:p>4,940%</text:p>
          </table:table-cell>
          <table:table-cell table:formula="of:=(ABS([$Registrado.D21] - [$Previsto.D21])/[$Registrado.D21])" office:value-type="percentage" office:value="0.00580558121444897" calcext:value-type="percentage">
            <text:p>0,581%</text:p>
          </table:table-cell>
          <table:table-cell table:formula="of:=(ABS([$Registrado.E21] - [$Previsto.E21])/[$Registrado.E21])" office:value-type="percentage" office:value="0.114589827709916" calcext:value-type="percentage">
            <text:p>11,459%</text:p>
          </table:table-cell>
          <table:table-cell table:formula="of:=(ABS([$Registrado.F21] - [$Previsto.F21])/[$Registrado.F21])" office:value-type="percentage" office:value="0.130652618593982" calcext:value-type="percentage">
            <text:p>13,065%</text:p>
          </table:table-cell>
          <table:table-cell table:formula="of:=(ABS([$Registrado.G21] - [$Previsto.G21])/[$Registrado.G21])" office:value-type="percentage" office:value="0.122193522473997" calcext:value-type="percentage">
            <text:p>12,219%</text:p>
          </table:table-cell>
          <table:table-cell table:formula="of:=(ABS([$Registrado.H21] - [$Previsto.H21])/[$Registrado.H21])" office:value-type="percentage" office:value="0.263649985465961" calcext:value-type="percentage">
            <text:p>26,365%</text:p>
          </table:table-cell>
          <table:table-cell table:formula="of:=(ABS([$Registrado.I21] - [$Previsto.I21])/[$Registrado.I21])" office:value-type="percentage" office:value="0.22594188753216" calcext:value-type="percentage">
            <text:p>22,594%</text:p>
          </table:table-cell>
          <table:table-cell table:formula="of:=(ABS([$Registrado.J21] - [$Previsto.J21])/[$Registrado.J21])" office:value-type="percentage" office:value="0.154163644026441" calcext:value-type="percentage">
            <text:p>15,416%</text:p>
          </table:table-cell>
          <table:table-cell table:formula="of:=(ABS([$Registrado.K21] - [$Previsto.K21])/[$Registrado.K21])" office:value-type="percentage" office:value="0.244868779390071" calcext:value-type="percentage">
            <text:p>24,487%</text:p>
          </table:table-cell>
          <table:table-cell table:formula="of:=(ABS([$Registrado.L21] - [$Previsto.L21])/[$Registrado.L21])" office:value-type="percentage" office:value="0.150635059880504" calcext:value-type="percentage">
            <text:p>15,064%</text:p>
          </table:table-cell>
          <table:table-cell table:formula="of:=(ABS([$Registrado.M21] - [$Previsto.M21])/[$Registrado.M21])" office:value-type="percentage" office:value="0.0112014628808385" calcext:value-type="percentage">
            <text:p>1,120%</text:p>
          </table:table-cell>
          <table:table-cell table:formula="of:=AVERAGE([.B21:.M21])" office:value-type="percentage" office:value="0.131635526835569" calcext:value-type="percentage">
            <text:p>13,164%</text:p>
          </table:table-cell>
          <table:table-cell table:formula="of:=STDEV([.B21:.M21])" office:value-type="percentage" office:value="0.0842738512564153" calcext:value-type="percentage">
            <text:p>8,43%</text:p>
          </table:table-cell>
          <table:table-cell table:formula="of:=ABS(SUM([$Registrado.B21:.M21]) -SUM([$Previsto.B21:.M21]))/SUM([$Registrado.B21:.M21])" office:value-type="percentage" office:value="0.129642136898193" calcext:value-type="percentage">
            <text:p>12,964%</text:p>
          </table:table-cell>
          <table:table-cell table:formula="of:=COUNTIF([.B21:.M21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Grande do Norte</text:p>
          </table:table-cell>
          <table:table-cell table:formula="of:=(ABS([$Registrado.B22] - [$Previsto.B22])/[$Registrado.B22])" office:value-type="percentage" office:value="0.0515815194982748" calcext:value-type="percentage">
            <text:p>5,158%</text:p>
          </table:table-cell>
          <table:table-cell table:formula="of:=(ABS([$Registrado.C22] - [$Previsto.C22])/[$Registrado.C22])" office:value-type="percentage" office:value="0.290473167454719" calcext:value-type="percentage">
            <text:p>29,047%</text:p>
          </table:table-cell>
          <table:table-cell table:formula="of:=(ABS([$Registrado.D22] - [$Previsto.D22])/[$Registrado.D22])" office:value-type="percentage" office:value="0.411935177733996" calcext:value-type="percentage">
            <text:p>41,194%</text:p>
          </table:table-cell>
          <table:table-cell table:formula="of:=(ABS([$Registrado.E22] - [$Previsto.E22])/[$Registrado.E22])" office:value-type="percentage" office:value="0.325506557377049" calcext:value-type="percentage">
            <text:p>32,551%</text:p>
          </table:table-cell>
          <table:table-cell table:formula="of:=(ABS([$Registrado.F22] - [$Previsto.F22])/[$Registrado.F22])" office:value-type="percentage" office:value="0.143076679184187" calcext:value-type="percentage">
            <text:p>14,308%</text:p>
          </table:table-cell>
          <table:table-cell table:formula="of:=(ABS([$Registrado.G22] - [$Previsto.G22])/[$Registrado.G22])" office:value-type="percentage" office:value="0.354753009185936" calcext:value-type="percentage">
            <text:p>35,475%</text:p>
          </table:table-cell>
          <table:table-cell table:formula="of:=(ABS([$Registrado.H22] - [$Previsto.H22])/[$Registrado.H22])" office:value-type="percentage" office:value="0.0217858292139189" calcext:value-type="percentage">
            <text:p>2,179%</text:p>
          </table:table-cell>
          <table:table-cell table:formula="of:=(ABS([$Registrado.I22] - [$Previsto.I22])/[$Registrado.I22])" office:value-type="percentage" office:value="0.0590341767023901" calcext:value-type="percentage">
            <text:p>5,903%</text:p>
          </table:table-cell>
          <table:table-cell table:formula="of:=(ABS([$Registrado.J22] - [$Previsto.J22])/[$Registrado.J22])" office:value-type="percentage" office:value="0.00618575155681672" calcext:value-type="percentage">
            <text:p>0,619%</text:p>
          </table:table-cell>
          <table:table-cell table:formula="of:=(ABS([$Registrado.K22] - [$Previsto.K22])/[$Registrado.K22])" office:value-type="percentage" office:value="0.121482378262039" calcext:value-type="percentage">
            <text:p>12,148%</text:p>
          </table:table-cell>
          <table:table-cell table:formula="of:=(ABS([$Registrado.L22] - [$Previsto.L22])/[$Registrado.L22])" office:value-type="percentage" office:value="0.0455007774610343" calcext:value-type="percentage">
            <text:p>4,550%</text:p>
          </table:table-cell>
          <table:table-cell table:formula="of:=(ABS([$Registrado.M22] - [$Previsto.M22])/[$Registrado.M22])" office:value-type="percentage" office:value="0.018641621979876" calcext:value-type="percentage">
            <text:p>1,864%</text:p>
          </table:table-cell>
          <table:table-cell table:formula="of:=AVERAGE([.B22:.M22])" office:value-type="percentage" office:value="0.154163053800853" calcext:value-type="percentage">
            <text:p>15,416%</text:p>
          </table:table-cell>
          <table:table-cell table:formula="of:=STDEV([.B22:.M22])" office:value-type="percentage" office:value="0.149234352133911" calcext:value-type="percentage">
            <text:p>14,92%</text:p>
          </table:table-cell>
          <table:table-cell table:formula="of:=ABS(SUM([$Registrado.B22:.M22]) -SUM([$Previsto.B22:.M22]))/SUM([$Registrado.B22:.M22])" office:value-type="percentage" office:value="0.0840881246527119" calcext:value-type="percentage">
            <text:p>8,409%</text:p>
          </table:table-cell>
          <table:table-cell table:formula="of:=COUNTIF([.B22:.M22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ondônia</text:p>
          </table:table-cell>
          <table:table-cell table:formula="of:=(ABS([$Registrado.B23] - [$Previsto.B23])/[$Registrado.B23])" office:value-type="percentage" office:value="0.0137182653029886" calcext:value-type="percentage">
            <text:p>1,372%</text:p>
          </table:table-cell>
          <table:table-cell table:formula="of:=(ABS([$Registrado.C23] - [$Previsto.C23])/[$Registrado.C23])" office:value-type="percentage" office:value="0.306293536732236" calcext:value-type="percentage">
            <text:p>30,629%</text:p>
          </table:table-cell>
          <table:table-cell table:formula="of:=(ABS([$Registrado.D23] - [$Previsto.D23])/[$Registrado.D23])" office:value-type="percentage" office:value="0.108989934872706" calcext:value-type="percentage">
            <text:p>10,899%</text:p>
          </table:table-cell>
          <table:table-cell table:formula="of:=(ABS([$Registrado.E23] - [$Previsto.E23])/[$Registrado.E23])" office:value-type="percentage" office:value="0.028401347213717" calcext:value-type="percentage">
            <text:p>2,840%</text:p>
          </table:table-cell>
          <table:table-cell table:formula="of:=(ABS([$Registrado.F23] - [$Previsto.F23])/[$Registrado.F23])" office:value-type="percentage" office:value="0.00441899794531383" calcext:value-type="percentage">
            <text:p>0,442%</text:p>
          </table:table-cell>
          <table:table-cell table:formula="of:=(ABS([$Registrado.G23] - [$Previsto.G23])/[$Registrado.G23])" office:value-type="percentage" office:value="0.114826418530533" calcext:value-type="percentage">
            <text:p>11,483%</text:p>
          </table:table-cell>
          <table:table-cell table:formula="of:=(ABS([$Registrado.H23] - [$Previsto.H23])/[$Registrado.H23])" office:value-type="percentage" office:value="0.149373156868667" calcext:value-type="percentage">
            <text:p>14,937%</text:p>
          </table:table-cell>
          <table:table-cell table:formula="of:=(ABS([$Registrado.I23] - [$Previsto.I23])/[$Registrado.I23])" office:value-type="percentage" office:value="0.214020148883375" calcext:value-type="percentage">
            <text:p>21,402%</text:p>
          </table:table-cell>
          <table:table-cell table:formula="of:=(ABS([$Registrado.J23] - [$Previsto.J23])/[$Registrado.J23])" office:value-type="percentage" office:value="0.131434874482292" calcext:value-type="percentage">
            <text:p>13,143%</text:p>
          </table:table-cell>
          <table:table-cell table:formula="of:=(ABS([$Registrado.K23] - [$Previsto.K23])/[$Registrado.K23])" office:value-type="percentage" office:value="0.202837797812362" calcext:value-type="percentage">
            <text:p>20,284%</text:p>
          </table:table-cell>
          <table:table-cell table:formula="of:=(ABS([$Registrado.L23] - [$Previsto.L23])/[$Registrado.L23])" office:value-type="percentage" office:value="0.122200668708381" calcext:value-type="percentage">
            <text:p>12,220%</text:p>
          </table:table-cell>
          <table:table-cell table:formula="of:=(ABS([$Registrado.M23] - [$Previsto.M23])/[$Registrado.M23])" office:value-type="percentage" office:value="0.137546531057029" calcext:value-type="percentage">
            <text:p>13,755%</text:p>
          </table:table-cell>
          <table:table-cell table:formula="of:=AVERAGE([.B23:.M23])" office:value-type="percentage" office:value="0.1278384732008" calcext:value-type="percentage">
            <text:p>12,784%</text:p>
          </table:table-cell>
          <table:table-cell table:formula="of:=STDEV([.B23:.M23])" office:value-type="percentage" office:value="0.0874742607631946" calcext:value-type="percentage">
            <text:p>8,75%</text:p>
          </table:table-cell>
          <table:table-cell table:formula="of:=ABS(SUM([$Registrado.B23:.M23]) -SUM([$Previsto.B23:.M23]))/SUM([$Registrado.B23:.M23])" office:value-type="percentage" office:value="0.0525645164116853" calcext:value-type="percentage">
            <text:p>5,256%</text:p>
          </table:table-cell>
          <table:table-cell table:formula="of:=COUNTIF([.B23:.M23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oraima</text:p>
          </table:table-cell>
          <table:table-cell table:formula="of:=(ABS([$Registrado.B24] - [$Previsto.B24])/[$Registrado.B24])" office:value-type="percentage" office:value="0.248494348001615" calcext:value-type="percentage">
            <text:p>24,849%</text:p>
          </table:table-cell>
          <table:table-cell table:formula="of:=(ABS([$Registrado.C24] - [$Previsto.C24])/[$Registrado.C24])" office:value-type="percentage" office:value="0.298457707731046" calcext:value-type="percentage">
            <text:p>29,846%</text:p>
          </table:table-cell>
          <table:table-cell table:formula="of:=(ABS([$Registrado.D24] - [$Previsto.D24])/[$Registrado.D24])" office:value-type="percentage" office:value="0.286108611764706" calcext:value-type="percentage">
            <text:p>28,611%</text:p>
          </table:table-cell>
          <table:table-cell table:formula="of:=(ABS([$Registrado.E24] - [$Previsto.E24])/[$Registrado.E24])" office:value-type="percentage" office:value="0.279008401774757" calcext:value-type="percentage">
            <text:p>27,901%</text:p>
          </table:table-cell>
          <table:table-cell table:formula="of:=(ABS([$Registrado.F24] - [$Previsto.F24])/[$Registrado.F24])" office:value-type="percentage" office:value="0.282018631214306" calcext:value-type="percentage">
            <text:p>28,202%</text:p>
          </table:table-cell>
          <table:table-cell table:formula="of:=(ABS([$Registrado.G24] - [$Previsto.G24])/[$Registrado.G24])" office:value-type="percentage" office:value="0.028545200963611" calcext:value-type="percentage">
            <text:p>2,855%</text:p>
          </table:table-cell>
          <table:table-cell table:formula="of:=(ABS([$Registrado.H24] - [$Previsto.H24])/[$Registrado.H24])" office:value-type="percentage" office:value="0.215750076915188" calcext:value-type="percentage">
            <text:p>21,575%</text:p>
          </table:table-cell>
          <table:table-cell table:formula="of:=(ABS([$Registrado.I24] - [$Previsto.I24])/[$Registrado.I24])" office:value-type="percentage" office:value="0.205276983633727" calcext:value-type="percentage">
            <text:p>20,528%</text:p>
          </table:table-cell>
          <table:table-cell table:formula="of:=(ABS([$Registrado.J24] - [$Previsto.J24])/[$Registrado.J24])" office:value-type="percentage" office:value="0.182435470176183" calcext:value-type="percentage">
            <text:p>18,244%</text:p>
          </table:table-cell>
          <table:table-cell table:formula="of:=(ABS([$Registrado.K24] - [$Previsto.K24])/[$Registrado.K24])" office:value-type="percentage" office:value="0.305583333333333" calcext:value-type="percentage">
            <text:p>30,558%</text:p>
          </table:table-cell>
          <table:table-cell table:formula="of:=(ABS([$Registrado.L24] - [$Previsto.L24])/[$Registrado.L24])" office:value-type="percentage" office:value="0.254567724716424" calcext:value-type="percentage">
            <text:p>25,457%</text:p>
          </table:table-cell>
          <table:table-cell table:formula="of:=(ABS([$Registrado.M24] - [$Previsto.M24])/[$Registrado.M24])" office:value-type="percentage" office:value="0.227441271393643" calcext:value-type="percentage">
            <text:p>22,744%</text:p>
          </table:table-cell>
          <table:table-cell table:formula="of:=AVERAGE([.B24:.M24])" office:value-type="percentage" office:value="0.234473980134878" calcext:value-type="percentage">
            <text:p>23,447%</text:p>
          </table:table-cell>
          <table:table-cell table:formula="of:=STDEV([.B24:.M24])" office:value-type="percentage" office:value="0.0756955068288483" calcext:value-type="percentage">
            <text:p>7,57%</text:p>
          </table:table-cell>
          <table:table-cell table:formula="of:=ABS(SUM([$Registrado.B24:.M24]) -SUM([$Previsto.B24:.M24]))/SUM([$Registrado.B24:.M24])" office:value-type="percentage" office:value="0.240309263540291" calcext:value-type="percentage">
            <text:p>24,031%</text:p>
          </table:table-cell>
          <table:table-cell table:formula="of:=COUNTIF([.B24:.M24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anta Catarina</text:p>
          </table:table-cell>
          <table:table-cell table:formula="of:=(ABS([$Registrado.B25] - [$Previsto.B25])/[$Registrado.B25])" office:value-type="percentage" office:value="0.00258534626038787" calcext:value-type="percentage">
            <text:p>0,259%</text:p>
          </table:table-cell>
          <table:table-cell table:formula="of:=(ABS([$Registrado.C25] - [$Previsto.C25])/[$Registrado.C25])" office:value-type="percentage" office:value="0.0437414420709661" calcext:value-type="percentage">
            <text:p>4,374%</text:p>
          </table:table-cell>
          <table:table-cell table:formula="of:=(ABS([$Registrado.D25] - [$Previsto.D25])/[$Registrado.D25])" office:value-type="percentage" office:value="0.0118719794585594" calcext:value-type="percentage">
            <text:p>1,187%</text:p>
          </table:table-cell>
          <table:table-cell table:formula="of:=(ABS([$Registrado.E25] - [$Previsto.E25])/[$Registrado.E25])" office:value-type="percentage" office:value="0.0707942436671922" calcext:value-type="percentage">
            <text:p>7,079%</text:p>
          </table:table-cell>
          <table:table-cell table:formula="of:=(ABS([$Registrado.F25] - [$Previsto.F25])/[$Registrado.F25])" office:value-type="percentage" office:value="0.154060557068929" calcext:value-type="percentage">
            <text:p>15,406%</text:p>
          </table:table-cell>
          <table:table-cell table:formula="of:=(ABS([$Registrado.G25] - [$Previsto.G25])/[$Registrado.G25])" office:value-type="percentage" office:value="0.105592346213051" calcext:value-type="percentage">
            <text:p>10,559%</text:p>
          </table:table-cell>
          <table:table-cell table:formula="of:=(ABS([$Registrado.H25] - [$Previsto.H25])/[$Registrado.H25])" office:value-type="percentage" office:value="0.259763077957078" calcext:value-type="percentage">
            <text:p>25,976%</text:p>
          </table:table-cell>
          <table:table-cell table:formula="of:=(ABS([$Registrado.I25] - [$Previsto.I25])/[$Registrado.I25])" office:value-type="percentage" office:value="0.227625593082156" calcext:value-type="percentage">
            <text:p>22,763%</text:p>
          </table:table-cell>
          <table:table-cell table:formula="of:=(ABS([$Registrado.J25] - [$Previsto.J25])/[$Registrado.J25])" office:value-type="percentage" office:value="0.188377367773678" calcext:value-type="percentage">
            <text:p>18,838%</text:p>
          </table:table-cell>
          <table:table-cell table:formula="of:=(ABS([$Registrado.K25] - [$Previsto.K25])/[$Registrado.K25])" office:value-type="percentage" office:value="0.259336394907275" calcext:value-type="percentage">
            <text:p>25,934%</text:p>
          </table:table-cell>
          <table:table-cell table:formula="of:=(ABS([$Registrado.L25] - [$Previsto.L25])/[$Registrado.L25])" office:value-type="percentage" office:value="0.193698859293964" calcext:value-type="percentage">
            <text:p>19,370%</text:p>
          </table:table-cell>
          <table:table-cell table:formula="of:=(ABS([$Registrado.M25] - [$Previsto.M25])/[$Registrado.M25])" office:value-type="percentage" office:value="0.0197244080218182" calcext:value-type="percentage">
            <text:p>1,972%</text:p>
          </table:table-cell>
          <table:table-cell table:formula="of:=AVERAGE([.B25:.M25])" office:value-type="percentage" office:value="0.128097634647921" calcext:value-type="percentage">
            <text:p>12,810%</text:p>
          </table:table-cell>
          <table:table-cell table:formula="of:=STDEV([.B25:.M25])" office:value-type="percentage" office:value="0.0976957631299795" calcext:value-type="percentage">
            <text:p>9,77%</text:p>
          </table:table-cell>
          <table:table-cell table:formula="of:=ABS(SUM([$Registrado.B25:.M25]) -SUM([$Previsto.B25:.M25]))/SUM([$Registrado.B25:.M25])" office:value-type="percentage" office:value="0.125893789707697" calcext:value-type="percentage">
            <text:p>12,589%</text:p>
          </table:table-cell>
          <table:table-cell table:formula="of:=COUNTIF([.B25:.M25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ão Paulo</text:p>
          </table:table-cell>
          <table:table-cell table:formula="of:=(ABS([$Registrado.B26] - [$Previsto.B26])/[$Registrado.B26])" office:value-type="percentage" office:value="0.0463051072268876" calcext:value-type="percentage">
            <text:p>4,631%</text:p>
          </table:table-cell>
          <table:table-cell table:formula="of:=(ABS([$Registrado.C26] - [$Previsto.C26])/[$Registrado.C26])" office:value-type="percentage" office:value="0.0922930557763826" calcext:value-type="percentage">
            <text:p>9,229%</text:p>
          </table:table-cell>
          <table:table-cell table:formula="of:=(ABS([$Registrado.D26] - [$Previsto.D26])/[$Registrado.D26])" office:value-type="percentage" office:value="0.0548094795139127" calcext:value-type="percentage">
            <text:p>5,481%</text:p>
          </table:table-cell>
          <table:table-cell table:formula="of:=(ABS([$Registrado.E26] - [$Previsto.E26])/[$Registrado.E26])" office:value-type="percentage" office:value="0.0545713625329648" calcext:value-type="percentage">
            <text:p>5,457%</text:p>
          </table:table-cell>
          <table:table-cell table:formula="of:=(ABS([$Registrado.F26] - [$Previsto.F26])/[$Registrado.F26])" office:value-type="percentage" office:value="0.106140266567545" calcext:value-type="percentage">
            <text:p>10,614%</text:p>
          </table:table-cell>
          <table:table-cell table:formula="of:=(ABS([$Registrado.G26] - [$Previsto.G26])/[$Registrado.G26])" office:value-type="percentage" office:value="0.0307555735279902" calcext:value-type="percentage">
            <text:p>3,076%</text:p>
          </table:table-cell>
          <table:table-cell table:formula="of:=(ABS([$Registrado.H26] - [$Previsto.H26])/[$Registrado.H26])" office:value-type="percentage" office:value="0.119310339928694" calcext:value-type="percentage">
            <text:p>11,931%</text:p>
          </table:table-cell>
          <table:table-cell table:formula="of:=(ABS([$Registrado.I26] - [$Previsto.I26])/[$Registrado.I26])" office:value-type="percentage" office:value="0.153000250257919" calcext:value-type="percentage">
            <text:p>15,300%</text:p>
          </table:table-cell>
          <table:table-cell table:formula="of:=(ABS([$Registrado.J26] - [$Previsto.J26])/[$Registrado.J26])" office:value-type="percentage" office:value="0.0852380214696193" calcext:value-type="percentage">
            <text:p>8,524%</text:p>
          </table:table-cell>
          <table:table-cell table:formula="of:=(ABS([$Registrado.K26] - [$Previsto.K26])/[$Registrado.K26])" office:value-type="percentage" office:value="0.146404473019977" calcext:value-type="percentage">
            <text:p>14,640%</text:p>
          </table:table-cell>
          <table:table-cell table:formula="of:=(ABS([$Registrado.L26] - [$Previsto.L26])/[$Registrado.L26])" office:value-type="percentage" office:value="0.0317400825185827" calcext:value-type="percentage">
            <text:p>3,174%</text:p>
          </table:table-cell>
          <table:table-cell table:formula="of:=(ABS([$Registrado.M26] - [$Previsto.M26])/[$Registrado.M26])" office:value-type="percentage" office:value="0.225205956962406" calcext:value-type="percentage">
            <text:p>22,521%</text:p>
          </table:table-cell>
          <table:table-cell table:formula="of:=AVERAGE([.B26:.M26])" office:value-type="percentage" office:value="0.0954811641085733" calcext:value-type="percentage">
            <text:p>9,548%</text:p>
          </table:table-cell>
          <table:table-cell table:formula="of:=STDEV([.B26:.M26])" office:value-type="percentage" office:value="0.0584069520735096" calcext:value-type="percentage">
            <text:p>5,84%</text:p>
          </table:table-cell>
          <table:table-cell table:formula="of:=ABS(SUM([$Registrado.B26:.M26]) -SUM([$Previsto.B26:.M26]))/SUM([$Registrado.B26:.M26])" office:value-type="percentage" office:value="0.0387291051603534" calcext:value-type="percentage">
            <text:p>3,873%</text:p>
          </table:table-cell>
          <table:table-cell table:formula="of:=COUNTIF([.B26:.M26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ergipe</text:p>
          </table:table-cell>
          <table:table-cell table:formula="of:=(ABS([$Registrado.B27] - [$Previsto.B27])/[$Registrado.B27])" office:value-type="percentage" office:value="0.16163513550469" calcext:value-type="percentage">
            <text:p>16,164%</text:p>
          </table:table-cell>
          <table:table-cell table:formula="of:=(ABS([$Registrado.C27] - [$Previsto.C27])/[$Registrado.C27])" office:value-type="percentage" office:value="0.0237855359979254" calcext:value-type="percentage">
            <text:p>2,379%</text:p>
          </table:table-cell>
          <table:table-cell table:formula="of:=(ABS([$Registrado.D27] - [$Previsto.D27])/[$Registrado.D27])" office:value-type="percentage" office:value="0.0320664066277683" calcext:value-type="percentage">
            <text:p>3,207%</text:p>
          </table:table-cell>
          <table:table-cell table:formula="of:=(ABS([$Registrado.E27] - [$Previsto.E27])/[$Registrado.E27])" office:value-type="percentage" office:value="0.0221899672360593" calcext:value-type="percentage">
            <text:p>2,219%</text:p>
          </table:table-cell>
          <table:table-cell table:formula="of:=(ABS([$Registrado.F27] - [$Previsto.F27])/[$Registrado.F27])" office:value-type="percentage" office:value="0.0269160561950971" calcext:value-type="percentage">
            <text:p>2,692%</text:p>
          </table:table-cell>
          <table:table-cell table:formula="of:=(ABS([$Registrado.G27] - [$Previsto.G27])/[$Registrado.G27])" office:value-type="percentage" office:value="0.270171957171503" calcext:value-type="percentage">
            <text:p>27,017%</text:p>
          </table:table-cell>
          <table:table-cell table:formula="of:=(ABS([$Registrado.H27] - [$Previsto.H27])/[$Registrado.H27])" office:value-type="percentage" office:value="0.239714797136038" calcext:value-type="percentage">
            <text:p>23,971%</text:p>
          </table:table-cell>
          <table:table-cell table:formula="of:=(ABS([$Registrado.I27] - [$Previsto.I27])/[$Registrado.I27])" office:value-type="percentage" office:value="0.11394718687207" calcext:value-type="percentage">
            <text:p>11,395%</text:p>
          </table:table-cell>
          <table:table-cell table:formula="of:=(ABS([$Registrado.J27] - [$Previsto.J27])/[$Registrado.J27])" office:value-type="percentage" office:value="0.12428833397362" calcext:value-type="percentage">
            <text:p>12,429%</text:p>
          </table:table-cell>
          <table:table-cell table:formula="of:=(ABS([$Registrado.K27] - [$Previsto.K27])/[$Registrado.K27])" office:value-type="percentage" office:value="0.26068150753102" calcext:value-type="percentage">
            <text:p>26,068%</text:p>
          </table:table-cell>
          <table:table-cell table:formula="of:=(ABS([$Registrado.L27] - [$Previsto.L27])/[$Registrado.L27])" office:value-type="percentage" office:value="0.232034969339678" calcext:value-type="percentage">
            <text:p>23,203%</text:p>
          </table:table-cell>
          <table:table-cell table:formula="of:=(ABS([$Registrado.M27] - [$Previsto.M27])/[$Registrado.M27])" office:value-type="percentage" office:value="0.210979563072586" calcext:value-type="percentage">
            <text:p>21,098%</text:p>
          </table:table-cell>
          <table:table-cell table:formula="of:=AVERAGE([.B27:.M27])" office:value-type="percentage" office:value="0.143200951388171" calcext:value-type="percentage">
            <text:p>14,320%</text:p>
          </table:table-cell>
          <table:table-cell table:formula="of:=STDEV([.B27:.M27])" office:value-type="percentage" office:value="0.0991113768980547" calcext:value-type="percentage">
            <text:p>9,91%</text:p>
          </table:table-cell>
          <table:table-cell table:formula="of:=ABS(SUM([$Registrado.B27:.M27]) -SUM([$Previsto.B27:.M27]))/SUM([$Registrado.B27:.M27])" office:value-type="percentage" office:value="0.0504683620271138" calcext:value-type="percentage">
            <text:p>5,047%</text:p>
          </table:table-cell>
          <table:table-cell table:formula="of:=COUNTIF([.B27:.M27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Tocantins</text:p>
          </table:table-cell>
          <table:table-cell table:formula="of:=(ABS([$Registrado.B28] - [$Previsto.B28])/[$Registrado.B28])" office:value-type="percentage" office:value="0.0271445832674362" calcext:value-type="percentage">
            <text:p>2,714%</text:p>
          </table:table-cell>
          <table:table-cell table:formula="of:=(ABS([$Registrado.C28] - [$Previsto.C28])/[$Registrado.C28])" office:value-type="percentage" office:value="0.040216151940545" calcext:value-type="percentage">
            <text:p>4,022%</text:p>
          </table:table-cell>
          <table:table-cell table:formula="of:=(ABS([$Registrado.D28] - [$Previsto.D28])/[$Registrado.D28])" office:value-type="percentage" office:value="0.114608664772727" calcext:value-type="percentage">
            <text:p>11,461%</text:p>
          </table:table-cell>
          <table:table-cell table:formula="of:=(ABS([$Registrado.E28] - [$Previsto.E28])/[$Registrado.E28])" office:value-type="percentage" office:value="0.292610319227914" calcext:value-type="percentage">
            <text:p>29,261%</text:p>
          </table:table-cell>
          <table:table-cell table:formula="of:=(ABS([$Registrado.F28] - [$Previsto.F28])/[$Registrado.F28])" office:value-type="percentage" office:value="0.0407175995544417" calcext:value-type="percentage">
            <text:p>4,072%</text:p>
          </table:table-cell>
          <table:table-cell table:formula="of:=(ABS([$Registrado.G28] - [$Previsto.G28])/[$Registrado.G28])" office:value-type="percentage" office:value="0.165955910938328" calcext:value-type="percentage">
            <text:p>16,596%</text:p>
          </table:table-cell>
          <table:table-cell table:formula="of:=(ABS([$Registrado.H28] - [$Previsto.H28])/[$Registrado.H28])" office:value-type="percentage" office:value="0.0514499118026486" calcext:value-type="percentage">
            <text:p>5,145%</text:p>
          </table:table-cell>
          <table:table-cell table:formula="of:=(ABS([$Registrado.I28] - [$Previsto.I28])/[$Registrado.I28])" office:value-type="percentage" office:value="0.00109264346002102" calcext:value-type="percentage">
            <text:p>0,109%</text:p>
          </table:table-cell>
          <table:table-cell table:formula="of:=(ABS([$Registrado.J28] - [$Previsto.J28])/[$Registrado.J28])" office:value-type="percentage" office:value="0.240567065886605" calcext:value-type="percentage">
            <text:p>24,057%</text:p>
          </table:table-cell>
          <table:table-cell table:formula="of:=(ABS([$Registrado.K28] - [$Previsto.K28])/[$Registrado.K28])" office:value-type="percentage" office:value="0.0380001791885321" calcext:value-type="percentage">
            <text:p>3,800%</text:p>
          </table:table-cell>
          <table:table-cell table:formula="of:=(ABS([$Registrado.L28] - [$Previsto.L28])/[$Registrado.L28])" office:value-type="percentage" office:value="0.0970221669430624" calcext:value-type="percentage">
            <text:p>9,702%</text:p>
          </table:table-cell>
          <table:table-cell table:formula="of:=(ABS([$Registrado.M28] - [$Previsto.M28])/[$Registrado.M28])" office:value-type="percentage" office:value="0.330036036036036" calcext:value-type="percentage">
            <text:p>33,004%</text:p>
          </table:table-cell>
          <table:table-cell table:formula="of:=AVERAGE([.B28:.M28])" office:value-type="percentage" office:value="0.119951769418191" calcext:value-type="percentage">
            <text:p>11,995%</text:p>
          </table:table-cell>
          <table:table-cell table:formula="of:=STDEV([.B28:.M28])" office:value-type="percentage" office:value="0.111986271784492" calcext:value-type="percentage">
            <text:p>11,20%</text:p>
          </table:table-cell>
          <table:table-cell table:formula="of:=ABS(SUM([$Registrado.B28:.M28]) -SUM([$Previsto.B28:.M28]))/SUM([$Registrado.B28:.M28])" office:value-type="percentage" office:value="0.106873594055573" calcext:value-type="percentage">
            <text:p>10,687%</text:p>
          </table:table-cell>
          <table:table-cell table:formula="of:=COUNTIF([.B28:.M28]; &quot;&lt;0,05&quot;)" office:value-type="float" office:value="5" calcext:value-type="float">
            <text:p>5</text:p>
          </table:table-cell>
          <table:table-cell/>
          <table:table-cell table:style-name="ce53"/>
          <table:table-cell table:number-columns-repeated="970"/>
        </table:table-row>
        <table:table-row table:style-name="ro2">
          <table:table-cell table:style-name="Default" table:number-columns-repeated="989"/>
        </table:table-row>
        <table:table-row table:style-name="ro2">
          <table:table-cell table:style-name="ce10" table:number-columns-repeated="13"/>
          <table:table-cell table:style-name="ce10" office:value-type="string" calcext:value-type="string">
            <text:p>MAPE Total</text:p>
          </table:table-cell>
          <table:table-cell table:style-name="ce52" office:value-type="string" calcext:value-type="string">
            <text:p>Media Desv. Padrão </text:p>
          </table:table-cell>
          <table:table-cell table:style-name="ce10" office:value-type="string" calcext:value-type="string">
            <text:p>Media Erro Cim. Total</text:p>
          </table:table-cell>
          <table:table-cell table:style-name="ce10" office:value-type="string" calcext:value-type="string">
            <text:p>Erro total ton. Brasil</text:p>
          </table:table-cell>
          <table:table-cell table:style-name="Default" table:number-columns-repeated="972"/>
        </table:table-row>
        <table:table-row table:style-name="ro3">
          <table:table-cell table:style-name="ce12" office:value-type="string" calcext:value-type="string">
            <text:p>Média (Ano)</text:p>
          </table:table-cell>
          <table:table-cell table:style-name="ce20" table:formula="of:=AVERAGE([.B2:.B28])" office:value-type="percentage" office:value="0.0749553118723948" calcext:value-type="percentage">
            <text:p>7,50%</text:p>
          </table:table-cell>
          <table:table-cell table:style-name="ce20" table:formula="of:=AVERAGE([.C2:.C28])" office:value-type="percentage" office:value="0.143127553057233" calcext:value-type="percentage">
            <text:p>14,31%</text:p>
          </table:table-cell>
          <table:table-cell table:style-name="ce20" table:formula="of:=AVERAGE([.D2:.D28])" office:value-type="percentage" office:value="0.183229093231054" calcext:value-type="percentage">
            <text:p>18,32%</text:p>
          </table:table-cell>
          <table:table-cell table:style-name="ce20" table:formula="of:=AVERAGE([.E2:.E28])" office:value-type="percentage" office:value="0.162985033069072" calcext:value-type="percentage">
            <text:p>16,30%</text:p>
          </table:table-cell>
          <table:table-cell table:style-name="ce20" table:formula="of:=AVERAGE([.F2:.F28])" office:value-type="percentage" office:value="0.123447222373756" calcext:value-type="percentage">
            <text:p>12,34%</text:p>
          </table:table-cell>
          <table:table-cell table:style-name="ce20" table:formula="of:=AVERAGE([.G2:.G28])" office:value-type="percentage" office:value="0.164913543499448" calcext:value-type="percentage">
            <text:p>16,49%</text:p>
          </table:table-cell>
          <table:table-cell table:style-name="ce20" table:formula="of:=AVERAGE([.H2:.H28])" office:value-type="percentage" office:value="0.119166207529546" calcext:value-type="percentage">
            <text:p>11,92%</text:p>
          </table:table-cell>
          <table:table-cell table:style-name="ce20" table:formula="of:=AVERAGE([.I2:.I28])" office:value-type="percentage" office:value="0.118331974017112" calcext:value-type="percentage">
            <text:p>11,83%</text:p>
          </table:table-cell>
          <table:table-cell table:style-name="ce20" table:formula="of:=AVERAGE([.J2:.J28])" office:value-type="percentage" office:value="0.102596419253479" calcext:value-type="percentage">
            <text:p>10,26%</text:p>
          </table:table-cell>
          <table:table-cell table:style-name="ce20" table:formula="of:=AVERAGE([.K2:.K28])" office:value-type="percentage" office:value="0.153630861236774" calcext:value-type="percentage">
            <text:p>15,36%</text:p>
          </table:table-cell>
          <table:table-cell table:style-name="ce20" table:formula="of:=AVERAGE([.L2:.L28])" office:value-type="percentage" office:value="0.116243960938229" calcext:value-type="percentage">
            <text:p>11,62%</text:p>
          </table:table-cell>
          <table:table-cell table:style-name="ce20" table:formula="of:=AVERAGE([.M2:.M28])" office:value-type="percentage" office:value="0.147661994258332" calcext:value-type="percentage">
            <text:p>14,77%</text:p>
          </table:table-cell>
          <table:table-cell table:style-name="ce28" table:formula="of:=AVERAGE([.B2:.M28])" office:value-type="percentage" office:value="0.134190764528036" calcext:value-type="percentage">
            <text:p>13,419%</text:p>
          </table:table-cell>
          <table:table-cell table:style-name="ce20" table:formula="of:=AVERAGE([.O2:.O28])" office:value-type="percentage" office:value="0.107374298456908" calcext:value-type="percentage">
            <text:p>10,74%</text:p>
          </table:table-cell>
          <table:table-cell table:style-name="ce20" table:formula="of:=AVERAGE([.P2:.P28])" office:value-type="percentage" office:value="0.0798876080712632" calcext:value-type="percentage">
            <text:p>7,99%</text:p>
          </table:table-cell>
          <table:table-cell table:style-name="ce21" table:formula="of:=ABS(SUM([$Registrado.B2:.M28]) -SUM([$Previsto.B2:.M28]))/SUM([$Registrado.B2:.M28])" office:value-type="percentage" office:value="0.0331826403206786" calcext:value-type="percentage">
            <text:p>3,32%</text:p>
          </table:table-cell>
          <table:table-cell table:style-name="Default" table:number-columns-repeated="972"/>
        </table:table-row>
        <table:table-row table:style-name="ro1">
          <table:table-cell table:style-name="ce14" office:value-type="string" calcext:value-type="string">
            <text:p>Desvio Padrão</text:p>
          </table:table-cell>
          <table:table-cell table:style-name="ce21" table:formula="of:=STDEV([.B2:.B28])" office:value-type="percentage" office:value="0.057855867645363" calcext:value-type="percentage">
            <text:p>5,79%</text:p>
          </table:table-cell>
          <table:table-cell table:style-name="ce21" table:formula="of:=STDEV([.C2:.C28])" office:value-type="percentage" office:value="0.135903807672844" calcext:value-type="percentage">
            <text:p>13,59%</text:p>
          </table:table-cell>
          <table:table-cell table:style-name="ce21" table:formula="of:=STDEV([.D2:.D28])" office:value-type="percentage" office:value="0.186280470344199" calcext:value-type="percentage">
            <text:p>18,63%</text:p>
          </table:table-cell>
          <table:table-cell table:style-name="ce21" table:formula="of:=STDEV([.E2:.E28])" office:value-type="percentage" office:value="0.186998196712128" calcext:value-type="percentage">
            <text:p>18,70%</text:p>
          </table:table-cell>
          <table:table-cell table:style-name="ce21" table:formula="of:=STDEV([.F2:.F28])" office:value-type="percentage" office:value="0.10357225248679" calcext:value-type="percentage">
            <text:p>10,36%</text:p>
          </table:table-cell>
          <table:table-cell table:style-name="ce21" table:formula="of:=STDEV([.G2:.G28])" office:value-type="percentage" office:value="0.119371689246301" calcext:value-type="percentage">
            <text:p>11,94%</text:p>
          </table:table-cell>
          <table:table-cell table:style-name="ce21" table:formula="of:=STDEV([.H2:.H28])" office:value-type="percentage" office:value="0.0848325864741618" calcext:value-type="percentage">
            <text:p>8,48%</text:p>
          </table:table-cell>
          <table:table-cell table:style-name="ce21" table:formula="of:=STDEV([.I2:.I28])" office:value-type="percentage" office:value="0.0716998275771465" calcext:value-type="percentage">
            <text:p>7,17%</text:p>
          </table:table-cell>
          <table:table-cell table:style-name="ce21" table:formula="of:=STDEV([.J2:.J28])" office:value-type="percentage" office:value="0.0709109603052582" calcext:value-type="percentage">
            <text:p>7,09%</text:p>
          </table:table-cell>
          <table:table-cell table:style-name="ce21" table:formula="of:=STDEV([.K2:.K28])" office:value-type="percentage" office:value="0.0921756048263895" calcext:value-type="percentage">
            <text:p>9,22%</text:p>
          </table:table-cell>
          <table:table-cell table:style-name="ce21" table:formula="of:=STDEV([.L2:.L28])" office:value-type="percentage" office:value="0.0743157953408856" calcext:value-type="percentage">
            <text:p>7,43%</text:p>
          </table:table-cell>
          <table:table-cell table:style-name="ce21" table:formula="of:=STDEV([.M2:.M28])" office:value-type="percentage" office:value="0.142300893866256" calcext:value-type="percentage">
            <text:p>14,23%</text:p>
          </table:table-cell>
          <table:table-cell table:style-name="ce27" table:formula="of:=AVERAGE([.D32:.M32])" office:value-type="percentage" office:value="0.113245827717952" calcext:value-type="percentage">
            <text:p>11,325%</text:p>
          </table:table-cell>
          <table:table-cell table:style-name="ce30" table:number-columns-repeated="3"/>
          <table:table-cell table:style-name="Default" table:number-columns-repeated="972"/>
        </table:table-row>
        <table:table-row table:style-name="ro2">
          <table:table-cell table:style-name="ce15" office:value-type="string" calcext:value-type="string">
            <text:p>&lt; 5%</text:p>
          </table:table-cell>
          <table:table-cell table:style-name="ce15" table:formula="of:=COUNTIF([.B2:.B28]; &quot;&lt;0,05&quot;)" office:value-type="float" office:value="10" calcext:value-type="float">
            <text:p>10</text:p>
          </table:table-cell>
          <table:table-cell table:style-name="ce15" table:formula="of:=COUNTIF([.C2:.C28]; &quot;&lt;0,05&quot;)" office:value-type="float" office:value="10" calcext:value-type="float">
            <text:p>10</text:p>
          </table:table-cell>
          <table:table-cell table:style-name="ce15" table:formula="of:=COUNTIF([.D2:.D28]; &quot;&lt;0,05&quot;)" office:value-type="float" office:value="9" calcext:value-type="float">
            <text:p>9</text:p>
          </table:table-cell>
          <table:table-cell table:style-name="ce15" table:formula="of:=COUNTIF([.E2:.E28]; &quot;&lt;0,05&quot;)" office:value-type="float" office:value="11" calcext:value-type="float">
            <text:p>11</text:p>
          </table:table-cell>
          <table:table-cell table:style-name="ce15" table:formula="of:=COUNTIF([.F2:.F28]; &quot;&lt;0,05&quot;)" office:value-type="float" office:value="8" calcext:value-type="float">
            <text:p>8</text:p>
          </table:table-cell>
          <table:table-cell table:style-name="ce15" table:formula="of:=COUNTIF([.G2:.G28]; &quot;&lt;0,05&quot;)" office:value-type="float" office:value="5" calcext:value-type="float">
            <text:p>5</text:p>
          </table:table-cell>
          <table:table-cell table:style-name="ce15" table:formula="of:=COUNTIF([.H2:.H28]; &quot;&lt;0,05&quot;)" office:value-type="float" office:value="9" calcext:value-type="float">
            <text:p>9</text:p>
          </table:table-cell>
          <table:table-cell table:style-name="ce15" table:formula="of:=COUNTIF([.I2:.I28]; &quot;&lt;0,05&quot;)" office:value-type="float" office:value="4" calcext:value-type="float">
            <text:p>4</text:p>
          </table:table-cell>
          <table:table-cell table:style-name="ce15" table:formula="of:=COUNTIF([.J2:.J28]; &quot;&lt;0,05&quot;)" office:value-type="float" office:value="9" calcext:value-type="float">
            <text:p>9</text:p>
          </table:table-cell>
          <table:table-cell table:style-name="ce15" table:formula="of:=COUNTIF([.K2:.K28]; &quot;&lt;0,05&quot;)" office:value-type="float" office:value="4" calcext:value-type="float">
            <text:p>4</text:p>
          </table:table-cell>
          <table:table-cell table:style-name="ce15" table:formula="of:=COUNTIF([.L2:.L28]; &quot;&lt;0,05&quot;)" office:value-type="float" office:value="8" calcext:value-type="float">
            <text:p>8</text:p>
          </table:table-cell>
          <table:table-cell table:style-name="ce15" table:formula="of:=COUNTIF([.M2:.M28]; &quot;&lt;0,05&quot;)" office:value-type="float" office:value="9" calcext:value-type="float">
            <text:p>9</text:p>
          </table:table-cell>
          <table:table-cell table:style-name="ce29" table:formula="of:=CONCATENATE(AVERAGE([.B33:.M33]); &quot;/27&quot;)" office:value-type="string" office:string-value="8/27" calcext:value-type="string">
            <text:p>8/27</text:p>
          </table:table-cell>
          <table:table-cell table:number-columns-repeated="2" table:style-name="ce10" office:value-type="string" calcext:value-type="string">
            <text:p>Total &lt; 5%</text:p>
          </table:table-cell>
          <table:table-cell table:style-name="ce10" office:value-type="string" calcext:value-type="string">
            <text:p>Total % &lt; 5%</text:p>
          </table:table-cell>
          <table:table-cell table:style-name="Default" table:number-columns-repeated="972"/>
        </table:table-row>
        <table:table-row table:style-name="ro3">
          <table:table-cell table:style-name="ce15" office:value-type="string" calcext:value-type="string">
            <text:p>% do Erro Total Brasil</text:p>
          </table:table-cell>
          <table:table-cell table:style-name="ce20" table:formula="of:=(ABS(SUM([$Registrado.B2:.B28]) -SUM([$Previsto.B2:.B28])))/SUM([$Registrado.B2:.B28])" office:value-type="percentage" office:value="0.0509400919246029" calcext:value-type="percentage">
            <text:p>5,09%</text:p>
          </table:table-cell>
          <table:table-cell table:style-name="ce20" table:formula="of:=(ABS(SUM([$Registrado.C2:.C28]) -SUM([$Previsto.C2:.C28])))/SUM([$Registrado.C2:.C28])" office:value-type="percentage" office:value="0.0756953770733039" calcext:value-type="percentage">
            <text:p>7,57%</text:p>
          </table:table-cell>
          <table:table-cell table:style-name="ce20" table:formula="of:=(ABS(SUM([$Registrado.D2:.D28]) -SUM([$Previsto.D2:.D28])))/SUM([$Registrado.D2:.D28])" office:value-type="percentage" office:value="0.080462171798044" calcext:value-type="percentage">
            <text:p>8,05%</text:p>
          </table:table-cell>
          <table:table-cell table:style-name="ce20" table:formula="of:=(ABS(SUM([$Registrado.E2:.E28]) -SUM([$Previsto.E2:.E28])))/SUM([$Registrado.E2:.E28])" office:value-type="percentage" office:value="0.00851359876656716" calcext:value-type="percentage">
            <text:p>0,85%</text:p>
          </table:table-cell>
          <table:table-cell table:style-name="ce20" table:formula="of:=(ABS(SUM([$Registrado.F2:.F28]) -SUM([$Previsto.F2:.F28])))/SUM([$Registrado.F2:.F28])" office:value-type="percentage" office:value="0.043814494322693" calcext:value-type="percentage">
            <text:p>4,38%</text:p>
          </table:table-cell>
          <table:table-cell table:style-name="ce20" table:formula="of:=(ABS(SUM([$Registrado.G2:.G28]) -SUM([$Previsto.G2:.G28])))/SUM([$Registrado.G2:.G28])" office:value-type="percentage" office:value="0.0531905460225868" calcext:value-type="percentage">
            <text:p>5,32%</text:p>
          </table:table-cell>
          <table:table-cell table:style-name="ce20" table:formula="of:=(ABS(SUM([$Registrado.H2:.H28]) -SUM([$Previsto.H2:.H28])))/SUM([$Registrado.H2:.H28])" office:value-type="percentage" office:value="0.13266181468405" calcext:value-type="percentage">
            <text:p>13,27%</text:p>
          </table:table-cell>
          <table:table-cell table:style-name="ce20" table:formula="of:=(ABS(SUM([$Registrado.I2:.I28]) -SUM([$Previsto.I2:.I28])))/SUM([$Registrado.I2:.I28])" office:value-type="percentage" office:value="0.119233806513577" calcext:value-type="percentage">
            <text:p>11,92%</text:p>
          </table:table-cell>
          <table:table-cell table:style-name="ce20" table:formula="of:=(ABS(SUM([$Registrado.J2:.J28]) -SUM([$Previsto.J2:.J28])))/SUM([$Registrado.J2:.J28])" office:value-type="percentage" office:value="0.0572863028307596" calcext:value-type="percentage">
            <text:p>5,73%</text:p>
          </table:table-cell>
          <table:table-cell table:style-name="ce20" table:formula="of:=(ABS(SUM([$Registrado.K2:.K28]) -SUM([$Previsto.K2:.K28])))/SUM([$Registrado.K2:.K28])" office:value-type="percentage" office:value="0.154751244565513" calcext:value-type="percentage">
            <text:p>15,48%</text:p>
          </table:table-cell>
          <table:table-cell table:style-name="ce20" table:formula="of:=(ABS(SUM([$Registrado.L2:.L28]) -SUM([$Previsto.L2:.L28])))/SUM([$Registrado.L2:.L28])" office:value-type="percentage" office:value="0.064852385188286" calcext:value-type="percentage">
            <text:p>6,49%</text:p>
          </table:table-cell>
          <table:table-cell table:style-name="ce20" table:formula="of:=(ABS(SUM([$Registrado.M2:.M28]) -SUM([$Previsto.M2:.M28])))/SUM([$Registrado.M2:.M28])" office:value-type="percentage" office:value="0.0976683719664644" calcext:value-type="percentage">
            <text:p>9,77%</text:p>
          </table:table-cell>
          <table:table-cell table:style-name="ce28" table:formula="of:=AVERAGE([.B34:.M34])" office:value-type="percentage" office:value="0.0782558504713707" calcext:value-type="percentage">
            <text:p>7,826%</text:p>
          </table:table-cell>
          <table:table-cell table:style-name="ce31" table:formula="of:=CONCATENATE(SUM([.B33:.M33]); &quot;/324&quot;)" office:value-type="string" office:string-value="96/324" calcext:value-type="string">
            <text:p>96/324</text:p>
          </table:table-cell>
          <table:table-cell table:style-name="ce31" table:formula="of:=COUNTIF([.P2:.P28]; &quot;&lt;0,05&quot;)" office:value-type="float" office:value="11" calcext:value-type="float">
            <text:p>11</text:p>
          </table:table-cell>
          <table:table-cell table:style-name="ce27" table:formula="of:=SUM([.B33:.M33])/324" office:value-type="percentage" office:value="0.296296296296296" calcext:value-type="percentage">
            <text:p>29,630%</text:p>
          </table:table-cell>
          <table:table-cell table:style-name="Default" table:number-columns-repeated="972"/>
        </table:table-row>
        <table:table-row table:style-name="ro2">
          <table:table-cell table:style-name="ce19" office:value-type="string" calcext:value-type="string">
            <text:p>Trabalho Final de Graduação - MAC0499 - Pedro Fernandes</text:p>
          </table:table-cell>
          <table:table-cell table:style-name="ce22" table:number-columns-repeated="15"/>
          <table:table-cell table:style-name="ce32"/>
          <table:table-cell table:style-name="Default" table:number-columns-repeated="972"/>
        </table:table-row>
        <table:table-row table:style-name="ro2">
          <table:table-cell table:style-name="ce35" office:value-type="string" calcext:value-type="string">
            <text:p>"Métodos de Explicabilidade de Inteligência Artificial Usando Demanda de Cimento como Estudo de Caso."</text:p>
          </table:table-cell>
          <table:table-cell table:style-name="ce23" table:number-columns-repeated="15"/>
          <table:table-cell table:style-name="ce33"/>
          <table:table-cell table:style-name="Default" table:number-columns-repeated="972"/>
        </table:table-row>
        <table:table-row table:style-name="ro2">
          <table:table-cell table:style-name="ce36" office:value-type="string" calcext:value-type="string">
            <text:p><text:span text:style-name="T1">Orientador:</text:span><text:span text:style-name="T2"> Dr. Marcelo Finger</text:span></text:p>
          </table:table-cell>
          <table:table-cell table:style-name="ce25" table:number-columns-repeated="15"/>
          <table:table-cell table:style-name="ce34"/>
          <table:table-cell table:style-name="Default" table:number-columns-repeated="972"/>
        </table:table-row>
        <calcext:conditional-formats>
          <calcext:conditional-format calcext:target-range-address="Porcentagem.B2:Porcentagem.M28 Porcentagem.P2:Porcentagem.P28">
            <calcext:condition calcext:apply-style-name="Untitled1" calcext:value="&lt;=5%" calcext:base-cell-address="Porcentagem.B2"/>
            <calcext:condition calcext:apply-style-name="AlmostThere" calcext:value="&lt;=10%" calcext:base-cell-address="Porcentagem.B2"/>
            <calcext:condition calcext:apply-style-name="Untitled2" calcext:value="&lt;=&lt;15%" calcext:base-cell-address="Porcentagem.B2"/>
            <calcext:condition calcext:apply-style-name="Cold" calcext:value="&gt;15%" calcext:base-cell-address="Porcentagem.B2"/>
          </calcext:conditional-format>
          <calcext:conditional-format calcext:target-range-address="Porcentagem.B2:Porcentagem.M28 Porcentagem.P2:Porcentagem.P28">
            <calcext:condition calcext:apply-style-name="Untitled1" calcext:value="&lt;=5%" calcext:base-cell-address="Porcentagem.B2"/>
            <calcext:condition calcext:apply-style-name="Cold" calcext:value="&gt;15%" calcext:base-cell-address="Porcentagem.B2"/>
            <calcext:condition calcext:apply-style-name="AlmostThere" calcext:value="&lt;=10%" calcext:base-cell-address="Porcentagem.B2"/>
            <calcext:condition calcext:apply-style-name="Untitled2" calcext:value="&lt;=15%" calcext:base-cell-address="Porcentagem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</number:text>
      <number:fill-character> </number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date-style style:name="N146">
      <number:day/>
      <number:text>/</number:text>
      <number:month number:textual="true"/>
      <number:text>/</number:text>
      <number:year/>
    </number:date-style>
    <number:time-style style:name="N145">
      <number:hours/>
      <number:text>:</number:text>
      <number:minutes number:style="long"/>
      <number:text> </number:text>
      <number:am-pm/>
    </number:time-style>
    <number:date-style style:name="N144">
      <number:month number:textual="true"/>
      <number:text>/</number:text>
      <number:year/>
    </number:date-style>
    <number:number-style style:name="N14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37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R$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date-style style:name="N132">
      <number:day/>
      <number:text>/</number:text>
      <number:month/>
      <number:text>/</number:text>
      <number:year number:style="long"/>
    </number:date-style>
    <number:number-style style:name="N13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0">
      <number:minutes number:style="long"/>
      <number:text>:</number:text>
      <number:seconds number:style="long"/>
    </number:time-style>
    <number:date-style style:name="N111">
      <number:day/>
      <number:text>/</number:text>
      <number:month number:textual="true"/>
    </number:dat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13P0" style:volatile="true">
      <number:number number:decimal-places="0" number:min-decimal-places="0" number:min-integer-digits="1" number:grouping="true"/>
      <number:text> </number:text>
    </number:number-style>
    <number:number-style style:name="N11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time-style style:name="N114">
      <number:minutes number:style="long"/>
      <number:text>:</number:text>
      <number:seconds number:style="long" number:decimal-places="1"/>
    </number:time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3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0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date-style style:name="N121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percentage-style style:name="N122">
      <number:number number:decimal-places="3" number:min-decimal-places="3" number:min-integer-digits="1"/>
      <number:text>%</number:text>
    </number:percentag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1" number:language="en" number:country="US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_20__5b_0_5d_" style:display-name="Excel Built-in Comma [0]" style:family="table-cell" style:parent-style-name="Default" style:data-style-name="N110"/>
    <style:style style:name="Untitled1" style:family="table-cell" style:parent-style-name="Default">
      <style:table-cell-properties fo:background-color="#bbe33d"/>
    </style:style>
    <style:style style:name="Untitled2" style:family="table-cell" style:parent-style-name="Default">
      <style:table-cell-properties fo:background-color="#ffde59"/>
    </style:style>
    <style:style style:name="Untitled3" style:family="table-cell" style:parent-style-name="Default">
      <style:table-cell-properties fo:background-color="#bbe33d"/>
    </style:style>
    <style:style style:name="Untitled4" style:family="table-cell" style:parent-style-name="Default">
      <style:table-cell-properties fo:background-color="#ffe659"/>
    </style:style>
    <style:style style:name="Untitled5" style:family="table-cell" style:parent-style-name="Default">
      <style:table-cell-properties fo:background-color="#ff7b59"/>
    </style:style>
    <style:style style:name="FailToAchieve" style:family="table-cell" style:parent-style-name="Default">
      <style:table-cell-properties fo:background-color="#b2b2b2"/>
    </style:style>
    <style:style style:name="Cold" style:family="table-cell" style:parent-style-name="Default">
      <style:table-cell-properties fo:background-color="#b4c7dc"/>
    </style:style>
    <style:style style:name="Untitled6" style:family="table-cell" style:parent-style-name="Default">
      <style:table-cell-properties fo:background-color="#e6ea6b"/>
    </style:style>
    <style:style style:name="AlmostThere" style:family="table-cell" style:parent-style-name="Default">
      <style:table-cell-properties fo:background-color="#eaea6b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8:30:24.512095864</meta:creation-date>
    <dc:date>2023-11-27T18:45:19.740622679</dc:date>
    <meta:editing-duration>P12DT5H33M39S</meta:editing-duration>
    <meta:editing-cycles>800</meta:editing-cycles>
    <meta:generator>LibreOffice/7.3.7.2$Linux_X86_64 LibreOffice_project/30$Build-2</meta:generator>
    <meta:print-date>2023-10-15T10:04:18.195463422</meta:print-date>
    <meta:document-statistic meta:table-count="3" meta:cell-count="1276" meta:object-count="0"/>
  </office:meta>
</office:document-meta>
</file>